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officeooo:paragraph-rsid="0019e40d"/>
    </style:style>
    <style:style style:name="P8" style:family="paragraph" style:parent-style-name="Standard">
      <style:paragraph-properties fo:text-align="start" style:justify-single-word="false"/>
      <style:text-properties officeooo:rsid="014e2d64" officeooo:paragraph-rsid="014ebafc"/>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6pt" fo:font-weight="bold" style:font-size-asian="16pt" style:font-weight-asian="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font-size-asian="16pt"/>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014ca84"/>
    </style:style>
    <style:style style:name="P19" style:family="paragraph" style:parent-style-name="Standard">
      <style:paragraph-properties fo:text-align="start" style:justify-single-word="false"/>
      <style:text-properties officeooo:paragraph-rsid="02cd7b24"/>
    </style:style>
    <style:style style:name="P20" style:family="paragraph" style:parent-style-name="Standard">
      <style:paragraph-properties fo:text-align="start" style:justify-single-word="false"/>
      <style:text-properties officeooo:paragraph-rsid="02d45cb8"/>
    </style:style>
    <style:style style:name="P21" style:family="paragraph" style:parent-style-name="Standard">
      <style:text-properties officeooo:paragraph-rsid="00088062"/>
    </style:style>
    <style:style style:name="P22" style:family="paragraph" style:parent-style-name="Standard">
      <style:paragraph-properties fo:text-align="start" style:justify-single-word="false"/>
      <style:text-properties officeooo:rsid="00848a90" officeooo:paragraph-rsid="00848a90"/>
    </style:style>
    <style:style style:name="P23" style:family="paragraph" style:parent-style-name="Standard">
      <style:paragraph-properties fo:text-align="start" style:justify-single-word="false"/>
      <style:text-properties officeooo:rsid="00848a90" officeooo:paragraph-rsid="01c72a8b"/>
    </style:style>
    <style:style style:name="P24" style:family="paragraph" style:parent-style-name="Standard">
      <style:paragraph-properties fo:text-align="start" style:justify-single-word="false"/>
      <style:text-properties officeooo:rsid="02337c26" officeooo:paragraph-rsid="02337c26"/>
    </style:style>
    <style:style style:name="P25" style:family="paragraph" style:parent-style-name="Standard">
      <style:paragraph-properties fo:text-align="start" style:justify-single-word="false"/>
      <style:text-properties officeooo:rsid="028ff232" officeooo:paragraph-rsid="028ff232"/>
    </style:style>
    <style:style style:name="P26" style:family="paragraph" style:parent-style-name="Standard">
      <style:paragraph-properties fo:text-align="start" style:justify-single-word="false"/>
      <style:text-properties officeooo:rsid="02994a81" officeooo:paragraph-rsid="02994a81"/>
    </style:style>
    <style:style style:name="P27" style:family="paragraph" style:parent-style-name="Standard">
      <style:paragraph-properties fo:margin-top="0.212cm" fo:margin-bottom="0cm" style:contextual-spacing="false" fo:text-align="center" style:justify-single-word="false"/>
    </style:style>
    <style:style style:name="P28"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9"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0"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1" style:family="paragraph" style:parent-style-name="Text_20_body">
      <style:paragraph-properties fo:break-before="page"/>
      <style:text-properties officeooo:paragraph-rsid="017bb863"/>
    </style:style>
    <style:style style:name="P32" style:family="paragraph" style:parent-style-name="Text_20_body">
      <style:paragraph-properties fo:break-before="page"/>
      <style:text-properties officeooo:rsid="01b86415" officeooo:paragraph-rsid="01b86415"/>
    </style:style>
    <style:style style:name="P33" style:family="paragraph" style:parent-style-name="Text_20_body">
      <style:paragraph-properties fo:break-before="page"/>
      <style:text-properties officeooo:rsid="021dac58" officeooo:paragraph-rsid="021ea3c0"/>
    </style:style>
    <style:style style:name="P34" style:family="paragraph" style:parent-style-name="Text_20_body">
      <style:text-properties fo:font-weight="normal" officeooo:rsid="0166eac6" officeooo:paragraph-rsid="01685ee9" style:font-weight-asian="normal" style:font-weight-complex="normal"/>
    </style:style>
    <style:style style:name="P35" style:family="paragraph" style:parent-style-name="Text_20_body">
      <style:text-properties fo:font-weight="normal" officeooo:rsid="01685ee9" officeooo:paragraph-rsid="016b1020" style:font-weight-asian="normal" style:font-weight-complex="normal"/>
    </style:style>
    <style:style style:name="P36" style:family="paragraph" style:parent-style-name="Text_20_body">
      <style:text-properties fo:font-weight="normal" officeooo:rsid="01685ee9" officeooo:paragraph-rsid="016c4815" style:font-weight-asian="normal" style:font-weight-complex="normal"/>
    </style:style>
    <style:style style:name="P37" style:family="paragraph" style:parent-style-name="Text_20_body">
      <style:text-properties officeooo:rsid="0151e968" officeooo:paragraph-rsid="0151e968"/>
    </style:style>
    <style:style style:name="P38" style:family="paragraph" style:parent-style-name="Text_20_body">
      <style:text-properties officeooo:rsid="0162f636" officeooo:paragraph-rsid="0162f636"/>
    </style:style>
    <style:style style:name="P39" style:family="paragraph" style:parent-style-name="Text_20_body">
      <style:text-properties style:font-name="Times1" fo:font-size="12pt" officeooo:rsid="01899e15" officeooo:paragraph-rsid="01899e15" style:font-size-asian="10.5pt" style:font-size-complex="12pt"/>
    </style:style>
    <style:style style:name="P40" style:family="paragraph" style:parent-style-name="Text_20_body">
      <style:text-properties style:font-name="Times1" fo:font-size="12pt" officeooo:rsid="01899e15" officeooo:paragraph-rsid="0195fb58" style:font-size-asian="10.5pt" style:font-size-complex="12pt"/>
    </style:style>
    <style:style style:name="P41" style:family="paragraph" style:parent-style-name="Text_20_body">
      <style:text-properties style:font-name="Times1" fo:font-size="12pt" officeooo:rsid="01841730" officeooo:paragraph-rsid="01892274" style:font-size-asian="10.5pt" style:font-size-complex="12pt"/>
    </style:style>
    <style:style style:name="P42" style:family="paragraph" style:parent-style-name="Text_20_body">
      <style:text-properties fo:font-weight="bold" style:font-weight-asian="bold" style:font-weight-complex="bold"/>
    </style:style>
    <style:style style:name="P43" style:family="paragraph" style:parent-style-name="Text_20_body">
      <style:text-properties fo:font-weight="bold" officeooo:rsid="012d3d04" officeooo:paragraph-rsid="012d3d04" style:font-weight-asian="bold" style:font-weight-complex="bold"/>
    </style:style>
    <style:style style:name="P44" style:family="paragraph" style:parent-style-name="Text_20_body">
      <style:text-properties officeooo:paragraph-rsid="003c47a0"/>
    </style:style>
    <style:style style:name="P45" style:family="paragraph" style:parent-style-name="Text_20_body">
      <style:text-properties officeooo:paragraph-rsid="00c9f872"/>
    </style:style>
    <style:style style:name="P46" style:family="paragraph" style:parent-style-name="Text_20_body">
      <style:text-properties style:font-name="times" fo:font-size="12pt" officeooo:rsid="0207ad56" officeooo:paragraph-rsid="0207ad56" style:font-size-asian="10.5pt" style:font-size-complex="12pt"/>
    </style:style>
    <style:style style:name="P47" style:family="paragraph" style:parent-style-name="Text_20_body">
      <style:text-properties style:font-name="times" fo:font-size="12pt" officeooo:rsid="0208149e" officeooo:paragraph-rsid="0208149e" style:font-size-asian="10.5pt" style:font-size-complex="12pt"/>
    </style:style>
    <style:style style:name="P48" style:family="paragraph" style:parent-style-name="Text_20_body">
      <style:text-properties style:font-name="times" fo:font-size="12pt" officeooo:rsid="02095cf9" officeooo:paragraph-rsid="02095cf9" style:font-size-asian="10.5pt" style:font-size-complex="12pt"/>
    </style:style>
    <style:style style:name="P49" style:family="paragraph" style:parent-style-name="Text_20_body">
      <style:text-properties style:font-name="times" fo:font-size="12pt" officeooo:rsid="020a97fc" officeooo:paragraph-rsid="020a97fc" style:font-size-asian="10.5pt" style:font-size-complex="12pt"/>
    </style:style>
    <style:style style:name="P50" style:family="paragraph" style:parent-style-name="Text_20_body">
      <style:text-properties style:font-name="times" fo:font-size="12pt" officeooo:rsid="020bc250" officeooo:paragraph-rsid="020bc250" style:font-size-asian="10.5pt" style:font-size-complex="12pt"/>
    </style:style>
    <style:style style:name="P51" style:family="paragraph" style:parent-style-name="Text_20_body">
      <style:text-properties officeooo:rsid="01192ac1" officeooo:paragraph-rsid="01192ac1"/>
    </style:style>
    <style:style style:name="P52" style:family="paragraph" style:parent-style-name="Text_20_body">
      <style:text-properties officeooo:rsid="01192ac1" officeooo:paragraph-rsid="013c5761"/>
    </style:style>
    <style:style style:name="P53" style:family="paragraph" style:parent-style-name="Text_20_body">
      <style:text-properties officeooo:rsid="00e27d43" officeooo:paragraph-rsid="012ff3de"/>
    </style:style>
    <style:style style:name="P54" style:family="paragraph" style:parent-style-name="Text_20_body">
      <style:text-properties officeooo:rsid="00e27d43" officeooo:paragraph-rsid="013b7447"/>
    </style:style>
    <style:style style:name="P55" style:family="paragraph" style:parent-style-name="Text_20_body">
      <style:text-properties officeooo:rsid="00e27d43" officeooo:paragraph-rsid="00e27d43"/>
    </style:style>
    <style:style style:name="P56" style:family="paragraph" style:parent-style-name="Text_20_body">
      <style:text-properties officeooo:paragraph-rsid="0082c18d"/>
    </style:style>
    <style:style style:name="P57" style:family="paragraph" style:parent-style-name="Text_20_body">
      <style:text-properties officeooo:paragraph-rsid="01503552"/>
    </style:style>
    <style:style style:name="P58" style:family="paragraph" style:parent-style-name="Text_20_body">
      <style:text-properties officeooo:rsid="01506ea5" officeooo:paragraph-rsid="0151e968"/>
    </style:style>
    <style:style style:name="P59" style:family="paragraph" style:parent-style-name="Text_20_body">
      <style:text-properties officeooo:rsid="0152dd9c" officeooo:paragraph-rsid="0152dd9c"/>
    </style:style>
    <style:style style:name="P60" style:family="paragraph" style:parent-style-name="Text_20_body">
      <style:text-properties officeooo:rsid="01545757" officeooo:paragraph-rsid="0155432e"/>
    </style:style>
    <style:style style:name="P61" style:family="paragraph" style:parent-style-name="Text_20_body">
      <style:text-properties officeooo:paragraph-rsid="015b6aaa"/>
    </style:style>
    <style:style style:name="P62" style:family="paragraph" style:parent-style-name="Text_20_body">
      <style:text-properties officeooo:rsid="0164d05d" officeooo:paragraph-rsid="01650c1e"/>
    </style:style>
    <style:style style:name="P63" style:family="paragraph" style:parent-style-name="Text_20_body">
      <style:text-properties officeooo:paragraph-rsid="016c4815"/>
    </style:style>
    <style:style style:name="P64" style:family="paragraph" style:parent-style-name="Text_20_body">
      <style:text-properties officeooo:paragraph-rsid="016eb7e6"/>
    </style:style>
    <style:style style:name="P65" style:family="paragraph" style:parent-style-name="Text_20_body">
      <style:text-properties officeooo:rsid="016ffa02" officeooo:paragraph-rsid="016ffa02"/>
    </style:style>
    <style:style style:name="P66" style:family="paragraph" style:parent-style-name="Text_20_body">
      <style:text-properties officeooo:paragraph-rsid="016ffa02"/>
    </style:style>
    <style:style style:name="P67" style:family="paragraph" style:parent-style-name="Text_20_body">
      <style:paragraph-properties fo:text-align="start" style:justify-single-word="false"/>
      <style:text-properties officeooo:paragraph-rsid="016ffa02"/>
    </style:style>
    <style:style style:name="P68" style:family="paragraph" style:parent-style-name="Text_20_body">
      <style:text-properties officeooo:paragraph-rsid="01745203"/>
    </style:style>
    <style:style style:name="P69" style:family="paragraph" style:parent-style-name="Text_20_body">
      <style:text-properties officeooo:paragraph-rsid="01768f14"/>
    </style:style>
    <style:style style:name="P70" style:family="paragraph" style:parent-style-name="Text_20_body">
      <style:text-properties officeooo:rsid="017d270f" officeooo:paragraph-rsid="017d270f"/>
    </style:style>
    <style:style style:name="P71" style:family="paragraph" style:parent-style-name="Text_20_body">
      <style:text-properties officeooo:rsid="017d270f" officeooo:paragraph-rsid="017f03c6"/>
    </style:style>
    <style:style style:name="P72" style:family="paragraph" style:parent-style-name="Text_20_body">
      <style:text-properties officeooo:rsid="0180236c" officeooo:paragraph-rsid="0180236c"/>
    </style:style>
    <style:style style:name="P73" style:family="paragraph" style:parent-style-name="Text_20_body">
      <style:text-properties style:font-name="Monospace" fo:font-size="10pt" officeooo:rsid="018332f2" officeooo:paragraph-rsid="018332f2" style:font-size-asian="10pt" style:font-size-complex="10pt"/>
    </style:style>
    <style:style style:name="P74" style:family="paragraph" style:parent-style-name="Text_20_body">
      <style:text-properties officeooo:paragraph-rsid="01a4b129"/>
    </style:style>
    <style:style style:name="P75" style:family="paragraph" style:parent-style-name="Text_20_body">
      <style:text-properties officeooo:paragraph-rsid="01b2cf21"/>
    </style:style>
    <style:style style:name="P76" style:family="paragraph" style:parent-style-name="Text_20_body">
      <style:text-properties officeooo:rsid="01b2cf21" officeooo:paragraph-rsid="01b4049f"/>
    </style:style>
    <style:style style:name="P77" style:family="paragraph" style:parent-style-name="Text_20_body">
      <style:text-properties officeooo:rsid="01b86415" officeooo:paragraph-rsid="01b86415"/>
    </style:style>
    <style:style style:name="P78" style:family="paragraph" style:parent-style-name="Text_20_body">
      <style:text-properties officeooo:rsid="01be7b49" officeooo:paragraph-rsid="01be7b49"/>
    </style:style>
    <style:style style:name="P79" style:family="paragraph" style:parent-style-name="Text_20_body">
      <style:text-properties officeooo:rsid="01b4049f" officeooo:paragraph-rsid="01b4049f"/>
    </style:style>
    <style:style style:name="P80" style:family="paragraph" style:parent-style-name="Text_20_body">
      <style:text-properties officeooo:paragraph-rsid="01c6ebed"/>
    </style:style>
    <style:style style:name="P81" style:family="paragraph" style:parent-style-name="Text_20_body">
      <style:text-properties officeooo:paragraph-rsid="01cd0535"/>
    </style:style>
    <style:style style:name="P82" style:family="paragraph" style:parent-style-name="Text_20_body">
      <style:text-properties officeooo:paragraph-rsid="01d6021f"/>
    </style:style>
    <style:style style:name="P83" style:family="paragraph" style:parent-style-name="Text_20_body">
      <style:text-properties officeooo:paragraph-rsid="01d94c9c"/>
    </style:style>
    <style:style style:name="P84" style:family="paragraph" style:parent-style-name="Text_20_body">
      <style:text-properties officeooo:rsid="01daec0d" officeooo:paragraph-rsid="01daec0d"/>
    </style:style>
    <style:style style:name="P85" style:family="paragraph" style:parent-style-name="Text_20_body">
      <style:text-properties officeooo:rsid="01daec0d" officeooo:paragraph-rsid="01dcd420"/>
    </style:style>
    <style:style style:name="P86" style:family="paragraph" style:parent-style-name="Text_20_body">
      <style:text-properties officeooo:rsid="01e4d91f" officeooo:paragraph-rsid="01e4d91f"/>
    </style:style>
    <style:style style:name="P87" style:family="paragraph" style:parent-style-name="Text_20_body">
      <style:text-properties officeooo:rsid="01e4d91f" officeooo:paragraph-rsid="01edc1ed"/>
    </style:style>
    <style:style style:name="P88" style:family="paragraph" style:parent-style-name="Text_20_body">
      <style:text-properties officeooo:rsid="01efc9e8" officeooo:paragraph-rsid="01efc9e8"/>
    </style:style>
    <style:style style:name="P89" style:family="paragraph" style:parent-style-name="Text_20_body">
      <style:text-properties officeooo:rsid="01efc9e8" officeooo:paragraph-rsid="01f01933"/>
    </style:style>
    <style:style style:name="P90" style:family="paragraph" style:parent-style-name="Text_20_body">
      <style:text-properties officeooo:paragraph-rsid="01f01933"/>
    </style:style>
    <style:style style:name="P91" style:family="paragraph" style:parent-style-name="Text_20_body">
      <style:text-properties officeooo:paragraph-rsid="01f9a7d6"/>
    </style:style>
    <style:style style:name="P92" style:family="paragraph" style:parent-style-name="Text_20_body">
      <style:text-properties officeooo:paragraph-rsid="01fe14f7"/>
    </style:style>
    <style:style style:name="P93" style:family="paragraph" style:parent-style-name="Text_20_body">
      <style:text-properties officeooo:rsid="01fe42c3" officeooo:paragraph-rsid="01ff3c2f"/>
    </style:style>
    <style:style style:name="P94" style:family="paragraph" style:parent-style-name="Text_20_body">
      <style:text-properties officeooo:rsid="01fe42c3" officeooo:paragraph-rsid="02028689"/>
    </style:style>
    <style:style style:name="P95" style:family="paragraph" style:parent-style-name="Text_20_body">
      <style:text-properties officeooo:rsid="02028689" officeooo:paragraph-rsid="02028689"/>
    </style:style>
    <style:style style:name="P96" style:family="paragraph" style:parent-style-name="Text_20_body">
      <style:text-properties officeooo:rsid="02039944" officeooo:paragraph-rsid="02039944"/>
    </style:style>
    <style:style style:name="P97" style:family="paragraph" style:parent-style-name="Text_20_body">
      <style:text-properties style:font-name="monospace" fo:font-size="10pt" officeooo:rsid="02039944" officeooo:paragraph-rsid="02039944" style:font-size-asian="10pt" style:font-size-complex="10pt"/>
    </style:style>
    <style:style style:name="P98" style:family="paragraph" style:parent-style-name="Text_20_body">
      <style:text-properties officeooo:paragraph-rsid="020d5408"/>
    </style:style>
    <style:style style:name="P99" style:family="paragraph" style:parent-style-name="Text_20_body">
      <style:text-properties officeooo:paragraph-rsid="02131158"/>
    </style:style>
    <style:style style:name="P100" style:family="paragraph" style:parent-style-name="Text_20_body">
      <style:text-properties officeooo:rsid="0213f0ed" officeooo:paragraph-rsid="02155823"/>
    </style:style>
    <style:style style:name="P101" style:family="paragraph" style:parent-style-name="Text_20_body">
      <style:text-properties officeooo:rsid="021885c5" officeooo:paragraph-rsid="021885c5"/>
    </style:style>
    <style:style style:name="P102" style:family="paragraph" style:parent-style-name="Text_20_body">
      <style:text-properties officeooo:rsid="021c06a5" officeooo:paragraph-rsid="021c06a5"/>
    </style:style>
    <style:style style:name="P103" style:family="paragraph" style:parent-style-name="Text_20_body">
      <style:text-properties officeooo:rsid="021dac58" officeooo:paragraph-rsid="021dac58"/>
    </style:style>
    <style:style style:name="P104" style:family="paragraph" style:parent-style-name="Text_20_body">
      <style:text-properties officeooo:rsid="021dac58" officeooo:paragraph-rsid="021e37c4"/>
    </style:style>
    <style:style style:name="P105" style:family="paragraph" style:parent-style-name="Text_20_body">
      <style:text-properties officeooo:rsid="0220dff9" officeooo:paragraph-rsid="0220dff9"/>
    </style:style>
    <style:style style:name="P106" style:family="paragraph" style:parent-style-name="Text_20_body">
      <style:text-properties officeooo:paragraph-rsid="02374f54"/>
    </style:style>
    <style:style style:name="P107" style:family="paragraph" style:parent-style-name="Text_20_body">
      <style:text-properties officeooo:rsid="024621bd" officeooo:paragraph-rsid="024621bd"/>
    </style:style>
    <style:style style:name="P108" style:family="paragraph" style:parent-style-name="Text_20_body">
      <style:text-properties officeooo:rsid="024621bd" officeooo:paragraph-rsid="025cccbb"/>
    </style:style>
    <style:style style:name="P109" style:family="paragraph" style:parent-style-name="Text_20_body">
      <style:text-properties officeooo:rsid="024621bd" officeooo:paragraph-rsid="025d0949"/>
    </style:style>
    <style:style style:name="P110" style:family="paragraph" style:parent-style-name="Text_20_body">
      <style:text-properties officeooo:paragraph-rsid="025f0ca9"/>
    </style:style>
    <style:style style:name="P111" style:family="paragraph" style:parent-style-name="Text_20_body">
      <style:text-properties officeooo:paragraph-rsid="0272d698"/>
    </style:style>
    <style:style style:name="P112" style:family="paragraph" style:parent-style-name="Text_20_body">
      <style:text-properties officeooo:paragraph-rsid="0272f567"/>
    </style:style>
    <style:style style:name="P113" style:family="paragraph" style:parent-style-name="Text_20_body">
      <style:text-properties officeooo:paragraph-rsid="027f7645"/>
    </style:style>
    <style:style style:name="P114" style:family="paragraph" style:parent-style-name="Text_20_body">
      <style:text-properties officeooo:rsid="0259ac7d" officeooo:paragraph-rsid="025cccbb"/>
    </style:style>
    <style:style style:name="P115" style:family="paragraph" style:parent-style-name="Text_20_body">
      <style:text-properties officeooo:rsid="02b1dcb5" officeooo:paragraph-rsid="02afef61"/>
    </style:style>
    <style:style style:name="P116" style:family="paragraph" style:parent-style-name="Text_20_body">
      <style:text-properties officeooo:rsid="02b8581d" officeooo:paragraph-rsid="02bbf6e2"/>
    </style:style>
    <style:style style:name="P117" style:family="paragraph" style:parent-style-name="Text_20_body">
      <style:text-properties officeooo:rsid="02b8581d" officeooo:paragraph-rsid="02bdc592"/>
    </style:style>
    <style:style style:name="P118" style:family="paragraph" style:parent-style-name="Text_20_body">
      <style:text-properties officeooo:rsid="02c0684a" officeooo:paragraph-rsid="02c0684a"/>
    </style:style>
    <style:style style:name="P119" style:family="paragraph" style:parent-style-name="Text_20_body">
      <style:text-properties officeooo:paragraph-rsid="02deaf8f"/>
    </style:style>
    <style:style style:name="P120" style:family="paragraph" style:parent-style-name="Text_20_body">
      <style:text-properties officeooo:rsid="02e50787" officeooo:paragraph-rsid="02e50787"/>
    </style:style>
    <style:style style:name="P121" style:family="paragraph" style:parent-style-name="Title">
      <style:text-properties fo:font-variant="small-caps"/>
    </style:style>
    <style:style style:name="P122" style:family="paragraph" style:parent-style-name="Table_20_Contents">
      <style:text-properties officeooo:rsid="0238509c" officeooo:paragraph-rsid="0238509c"/>
    </style:style>
    <style:style style:name="P123" style:family="paragraph" style:parent-style-name="Table_20_Contents">
      <style:paragraph-properties fo:text-align="end" style:justify-single-word="false"/>
      <style:text-properties officeooo:rsid="02399dbe" officeooo:paragraph-rsid="02399dbe"/>
    </style:style>
    <style:style style:name="P124"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25"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26"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27" style:family="paragraph" style:parent-style-name="Table_20_Contents">
      <style:text-properties style:font-name="Times" fo:font-size="12pt" style:font-size-asian="12pt" style:font-name-complex="Lucidasans1" style:font-size-complex="12pt"/>
    </style:style>
    <style:style style:name="P128"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29"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30"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31"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32"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33"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34"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35"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136"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137" style:family="paragraph" style:parent-style-name="Table_20_Contents">
      <style:paragraph-properties fo:text-align="end" style:justify-single-word="false"/>
      <style:text-properties officeooo:rsid="0248235b" officeooo:paragraph-rsid="0248235b"/>
    </style:style>
    <style:style style:name="P138" style:family="paragraph" style:parent-style-name="Table_20_Contents">
      <style:paragraph-properties fo:text-align="end" style:justify-single-word="false"/>
      <style:text-properties officeooo:rsid="024d55b6" officeooo:paragraph-rsid="024d55b6"/>
    </style:style>
    <style:style style:name="P139" style:family="paragraph" style:parent-style-name="Table_20_Contents">
      <style:paragraph-properties fo:text-align="end" style:justify-single-word="false"/>
      <style:text-properties officeooo:rsid="024f052c" officeooo:paragraph-rsid="024f052c"/>
    </style:style>
    <style:style style:name="P140" style:family="paragraph" style:parent-style-name="Table_20_Contents">
      <style:paragraph-properties fo:text-align="end" style:justify-single-word="false"/>
      <style:text-properties officeooo:rsid="024750a6" officeooo:paragraph-rsid="024750a6"/>
    </style:style>
    <style:style style:name="P141" style:family="paragraph" style:parent-style-name="Table_20_Contents">
      <style:paragraph-properties fo:text-align="end" style:justify-single-word="false"/>
      <style:text-properties officeooo:rsid="025768da" officeooo:paragraph-rsid="025768da"/>
    </style:style>
    <style:style style:name="P142"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143"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144"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145"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146"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147"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148"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149" style:family="paragraph" style:parent-style-name="Table_20_Contents">
      <style:paragraph-properties fo:text-align="end" style:justify-single-word="false"/>
    </style:style>
    <style:style style:name="P150" style:family="paragraph" style:parent-style-name="Table_20_Contents">
      <style:paragraph-properties fo:text-align="end" style:justify-single-word="false"/>
      <style:text-properties officeooo:paragraph-rsid="026e77ff"/>
    </style:style>
    <style:style style:name="P151" style:family="paragraph" style:parent-style-name="Table_20_Contents">
      <style:paragraph-properties fo:text-align="end" style:justify-single-word="false"/>
      <style:text-properties officeooo:paragraph-rsid="026eb4e0"/>
    </style:style>
    <style:style style:name="P152" style:family="paragraph" style:parent-style-name="Table_20_Contents">
      <style:paragraph-properties fo:text-align="end" style:justify-single-word="false"/>
      <style:text-properties officeooo:paragraph-rsid="026ec178"/>
    </style:style>
    <style:style style:name="P153" style:family="paragraph" style:parent-style-name="Table_20_Contents">
      <style:paragraph-properties fo:text-align="end" style:justify-single-word="false"/>
      <style:text-properties officeooo:paragraph-rsid="0278b233"/>
    </style:style>
    <style:style style:name="P154" style:family="paragraph" style:parent-style-name="Table_20_Contents">
      <style:paragraph-properties fo:text-align="end" style:justify-single-word="false"/>
      <style:text-properties officeooo:paragraph-rsid="027a0f6a"/>
    </style:style>
    <style:style style:name="P155" style:family="paragraph" style:parent-style-name="Table_20_Contents">
      <style:paragraph-properties fo:text-align="end" style:justify-single-word="false"/>
      <style:text-properties officeooo:paragraph-rsid="027b0c89"/>
    </style:style>
    <style:style style:name="P156" style:family="paragraph" style:parent-style-name="Table_20_Contents">
      <style:paragraph-properties fo:text-align="end" style:justify-single-word="false"/>
      <style:text-properties officeooo:paragraph-rsid="027c9822"/>
    </style:style>
    <style:style style:name="P157" style:family="paragraph" style:parent-style-name="Table_20_Contents">
      <style:paragraph-properties fo:text-align="center" style:justify-single-word="false"/>
    </style:style>
    <style:style style:name="P158" style:family="paragraph" style:parent-style-name="Table_20_Contents">
      <style:paragraph-properties fo:text-align="end" style:justify-single-word="false"/>
      <style:text-properties officeooo:rsid="02bf9821" officeooo:paragraph-rsid="02bf9821"/>
    </style:style>
    <style:style style:name="P159" style:family="paragraph" style:parent-style-name="Table_20_Contents">
      <style:paragraph-properties fo:text-align="end" style:justify-single-word="false"/>
      <style:text-properties officeooo:rsid="02c1b6f1" officeooo:paragraph-rsid="02c1b6f1"/>
    </style:style>
    <style:style style:name="P160" style:family="paragraph" style:parent-style-name="Table_20_Contents">
      <style:paragraph-properties fo:text-align="end" style:justify-single-word="false"/>
      <style:text-properties officeooo:rsid="02c35315" officeooo:paragraph-rsid="02c35315"/>
    </style:style>
    <style:style style:name="P161" style:family="paragraph" style:parent-style-name="Table_20_Contents">
      <style:paragraph-properties fo:text-align="end" style:justify-single-word="false"/>
      <style:text-properties officeooo:rsid="02c3792e" officeooo:paragraph-rsid="02c3792e"/>
    </style:style>
    <style:style style:name="P162" style:family="paragraph" style:parent-style-name="Table_20_Contents">
      <style:paragraph-properties fo:text-align="end" style:justify-single-word="false"/>
      <style:text-properties officeooo:rsid="02c4b574" officeooo:paragraph-rsid="02c4b574"/>
    </style:style>
    <style:style style:name="P163" style:family="paragraph" style:parent-style-name="Table_20_Contents">
      <style:text-properties officeooo:rsid="02c50408" officeooo:paragraph-rsid="02c50408"/>
    </style:style>
    <style:style style:name="P164" style:family="paragraph" style:parent-style-name="Table_20_Contents">
      <style:text-properties officeooo:rsid="02c61073" officeooo:paragraph-rsid="02c61073"/>
    </style:style>
    <style:style style:name="P165" style:family="paragraph" style:parent-style-name="Table_20_Contents">
      <style:text-properties officeooo:rsid="02c660c4" officeooo:paragraph-rsid="02c660c4"/>
    </style:style>
    <style:style style:name="P166" style:family="paragraph" style:parent-style-name="Table_20_Contents">
      <style:paragraph-properties fo:text-align="end" style:justify-single-word="false"/>
      <style:text-properties officeooo:rsid="02c756d7" officeooo:paragraph-rsid="02c756d7"/>
    </style:style>
    <style:style style:name="P167" style:family="paragraph" style:parent-style-name="Table_20_Contents">
      <style:paragraph-properties fo:text-align="end" style:justify-single-word="false"/>
      <style:text-properties officeooo:rsid="02c764f1" officeooo:paragraph-rsid="02c764f1"/>
    </style:style>
    <style:style style:name="P168" style:family="paragraph" style:parent-style-name="Table_20_Contents">
      <style:paragraph-properties fo:text-align="end" style:justify-single-word="false"/>
      <style:text-properties officeooo:rsid="02c9a742" officeooo:paragraph-rsid="02c9a742"/>
    </style:style>
    <style:style style:name="P169" style:family="paragraph" style:parent-style-name="Table">
      <style:text-properties officeooo:paragraph-rsid="024f9867"/>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6.501cm" style:type="right" style:leader-style="dotted" style:leader-text="."/>
        </style:tab-stops>
      </style:paragraph-properties>
    </style:style>
    <style:style style:name="P172" style:family="paragraph" style:parent-style-name="Contents_20_3">
      <style:paragraph-properties>
        <style:tab-stops>
          <style:tab-stop style:position="16.002cm" style:type="right" style:leader-style="dotted" style:leader-text="."/>
        </style:tab-stops>
      </style:paragraph-properties>
    </style:style>
    <style:style style:name="P173" style:family="paragraph" style:parent-style-name="Footnote">
      <style:text-properties officeooo:rsid="0312735c" officeooo:paragraph-rsid="0312735c"/>
    </style:style>
    <style:style style:name="P174" style:family="paragraph" style:parent-style-name="Footnote">
      <style:text-properties officeooo:rsid="03170041" officeooo:paragraph-rsid="03170041"/>
    </style:style>
    <style:style style:name="P175" style:family="paragraph" style:parent-style-name="Footnote">
      <style:text-properties officeooo:rsid="031d51f6" officeooo:paragraph-rsid="031d51f6"/>
    </style:style>
    <style:style style:name="P176" style:family="paragraph" style:parent-style-name="Footnote">
      <style:text-properties officeooo:rsid="032e1a71" officeooo:paragraph-rsid="032e1a71"/>
    </style:style>
    <style:style style:name="P177" style:family="paragraph" style:parent-style-name="Footnote">
      <style:paragraph-properties fo:text-align="start" style:justify-single-word="false"/>
      <style:text-properties officeooo:rsid="032ef92c" officeooo:paragraph-rsid="032ef92c"/>
    </style:style>
    <style:style style:name="P178" style:family="paragraph" style:parent-style-name="Footnote">
      <style:paragraph-properties fo:text-align="start" style:justify-single-word="false"/>
      <style:text-properties officeooo:rsid="032ef92c" officeooo:paragraph-rsid="0330c834"/>
    </style:style>
    <style:style style:name="P179" style:family="paragraph" style:parent-style-name="Footnote">
      <style:text-properties officeooo:rsid="033e935d" officeooo:paragraph-rsid="033e935d"/>
    </style:style>
    <style:style style:name="P180" style:family="paragraph" style:parent-style-name="Footnote">
      <style:text-properties officeooo:rsid="034812f4" officeooo:paragraph-rsid="034812f4"/>
    </style:style>
    <style:style style:name="P181" style:family="paragraph" style:parent-style-name="Footnote">
      <style:text-properties officeooo:rsid="03495937" officeooo:paragraph-rsid="03495937"/>
    </style:style>
    <style:style style:name="P182" style:family="paragraph" style:parent-style-name="Footnote">
      <style:text-properties officeooo:rsid="034a5ad1" officeooo:paragraph-rsid="034a5ad1"/>
    </style:style>
    <style:style style:name="P183" style:family="paragraph" style:parent-style-name="Footnote">
      <style:text-properties officeooo:rsid="035202fe" officeooo:paragraph-rsid="035202fe"/>
    </style:style>
    <style:style style:name="P184"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85"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86"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87" style:family="paragraph" style:parent-style-name="Standard" style:list-style-name="">
      <style:text-properties officeooo:paragraph-rsid="03029913"/>
    </style:style>
    <style:style style:name="P188" style:family="paragraph" style:parent-style-name="Standard" style:list-style-name="">
      <style:text-properties officeooo:paragraph-rsid="03037b9a"/>
    </style:style>
    <style:style style:name="P189" style:family="paragraph" style:parent-style-name="Standard" style:list-style-name="">
      <style:text-properties officeooo:paragraph-rsid="004a8480"/>
    </style:style>
    <style:style style:name="P190" style:family="paragraph" style:parent-style-name="Standard" style:list-style-name="">
      <style:text-properties fo:font-weight="bold" officeooo:rsid="00a4d732" officeooo:paragraph-rsid="0041b2b9" style:font-weight-asian="bold" style:font-weight-complex="bold"/>
    </style:style>
    <style:style style:name="P191" style:family="paragraph" style:parent-style-name="Standard" style:list-style-name="">
      <style:paragraph-properties fo:text-align="justify" style:justify-single-word="false"/>
      <style:text-properties officeooo:rsid="003e0de8" officeooo:paragraph-rsid="0041b2b9"/>
    </style:style>
    <style:style style:name="P192" style:family="paragraph" style:parent-style-name="Standard" style:list-style-name="L5">
      <style:paragraph-properties fo:text-align="justify" style:justify-single-word="false"/>
      <style:text-properties officeooo:rsid="0041b2b9" officeooo:paragraph-rsid="0041b2b9"/>
    </style:style>
    <style:style style:name="P193" style:family="paragraph" style:parent-style-name="Standard" style:list-style-name="">
      <style:paragraph-properties fo:text-align="justify" style:justify-single-word="false"/>
      <style:text-properties officeooo:rsid="0041b2b9" officeooo:paragraph-rsid="0041b2b9"/>
    </style:style>
    <style:style style:name="P194" style:family="paragraph" style:parent-style-name="Standard" style:list-style-name="L6">
      <style:paragraph-properties fo:text-align="justify" style:justify-single-word="false"/>
      <style:text-properties officeooo:rsid="0041b2b9" officeooo:paragraph-rsid="0041b2b9"/>
    </style:style>
    <style:style style:name="P195" style:family="paragraph" style:parent-style-name="Standard" style:list-style-name="">
      <style:paragraph-properties fo:text-align="justify" style:justify-single-word="false"/>
      <style:text-properties officeooo:rsid="00448f85" officeooo:paragraph-rsid="00448f85"/>
    </style:style>
    <style:style style:name="P196" style:family="paragraph" style:parent-style-name="Standard" style:list-style-name="">
      <style:text-properties officeooo:rsid="00458db7" officeooo:paragraph-rsid="0304cf63"/>
    </style:style>
    <style:style style:name="P197" style:family="paragraph" style:parent-style-name="Standard" style:list-style-name="">
      <style:paragraph-properties fo:text-align="justify" style:justify-single-word="false"/>
      <style:text-properties officeooo:rsid="00458db7" officeooo:paragraph-rsid="00458db7"/>
    </style:style>
    <style:style style:name="P198" style:family="paragraph" style:parent-style-name="Standard" style:list-style-name="">
      <style:text-properties officeooo:rsid="004a8480" officeooo:paragraph-rsid="004a8480"/>
    </style:style>
    <style:style style:name="P199" style:family="paragraph" style:parent-style-name="Standard" style:list-style-name="">
      <style:paragraph-properties fo:text-align="justify" style:justify-single-word="false"/>
      <style:text-properties officeooo:rsid="004a8480" officeooo:paragraph-rsid="004a8480"/>
    </style:style>
    <style:style style:name="P200" style:family="paragraph" style:parent-style-name="Standard" style:list-style-name="">
      <style:text-properties officeooo:rsid="004ad29a" officeooo:paragraph-rsid="030aae36"/>
    </style:style>
    <style:style style:name="P201" style:family="paragraph" style:parent-style-name="Standard" style:list-style-name="">
      <style:paragraph-properties fo:text-align="justify" style:justify-single-word="false"/>
      <style:text-properties officeooo:rsid="004ce3ad" officeooo:paragraph-rsid="030bada8"/>
    </style:style>
    <style:style style:name="P202" style:family="paragraph" style:parent-style-name="Standard" style:list-style-name="L22">
      <style:paragraph-properties fo:text-align="start" style:justify-single-word="false"/>
      <style:text-properties officeooo:rsid="014e2d64" officeooo:paragraph-rsid="014e2d64"/>
    </style:style>
    <style:style style:name="P203" style:family="paragraph" style:parent-style-name="Standard" style:list-style-name="L22">
      <style:paragraph-properties fo:text-align="start" style:justify-single-word="false"/>
      <style:text-properties officeooo:rsid="014e2d64" officeooo:paragraph-rsid="014ebafc"/>
    </style:style>
    <style:style style:name="P204" style:family="paragraph" style:parent-style-name="Standard" style:list-style-name="">
      <style:paragraph-properties fo:text-align="start" style:justify-single-word="false"/>
      <style:text-properties officeooo:rsid="0085c9a9" officeooo:paragraph-rsid="01f7dab0"/>
    </style:style>
    <style:style style:name="P205" style:family="paragraph" style:parent-style-name="Standard" style:list-style-name="L35">
      <style:paragraph-properties fo:text-align="start" style:justify-single-word="false"/>
      <style:text-properties officeooo:rsid="01f5fcbc" officeooo:paragraph-rsid="01f7dab0"/>
    </style:style>
    <style:style style:name="P206" style:family="paragraph" style:parent-style-name="Standard" style:list-style-name="L35">
      <style:paragraph-properties fo:text-align="start" style:justify-single-word="false"/>
      <style:text-properties officeooo:rsid="01f7dab0" officeooo:paragraph-rsid="01f7dab0"/>
    </style:style>
    <style:style style:name="P207" style:family="paragraph" style:parent-style-name="Standard" style:list-style-name="">
      <style:paragraph-properties fo:text-align="start" style:justify-single-word="false"/>
      <style:text-properties officeooo:rsid="01f842af" officeooo:paragraph-rsid="01f842af"/>
    </style:style>
    <style:style style:name="P208" style:family="paragraph" style:parent-style-name="Standard" style:list-style-name="">
      <style:paragraph-properties fo:text-align="start" style:justify-single-word="false"/>
      <style:text-properties officeooo:rsid="02245095" officeooo:paragraph-rsid="02245095"/>
    </style:style>
    <style:style style:name="P209" style:family="paragraph" style:parent-style-name="Standard">
      <style:paragraph-properties fo:text-align="start" style:justify-single-word="false"/>
      <style:text-properties officeooo:rsid="02a1c0ed" officeooo:paragraph-rsid="02cd7b24"/>
    </style:style>
    <style:style style:name="P210" style:family="paragraph" style:parent-style-name="Standard">
      <style:paragraph-properties fo:text-align="justify" style:justify-single-word="false"/>
      <style:text-properties officeooo:paragraph-rsid="02f6462c"/>
    </style:style>
    <style:style style:name="P211" style:family="paragraph" style:parent-style-name="Standard">
      <style:paragraph-properties fo:text-align="justify" style:justify-single-word="false"/>
      <style:text-properties officeooo:paragraph-rsid="02f85484"/>
    </style:style>
    <style:style style:name="P212" style:family="paragraph" style:parent-style-name="Standard" style:list-style-name="L3">
      <style:paragraph-properties fo:text-align="justify" style:justify-single-word="false"/>
      <style:text-properties officeooo:paragraph-rsid="0019e40d"/>
    </style:style>
    <style:style style:name="P213" style:family="paragraph" style:parent-style-name="Standard">
      <style:paragraph-properties fo:text-align="justify" style:justify-single-word="false"/>
      <style:text-properties officeooo:paragraph-rsid="00be868d"/>
    </style:style>
    <style:style style:name="P214" style:family="paragraph" style:parent-style-name="Standard">
      <style:paragraph-properties fo:text-align="start" style:justify-single-word="false"/>
      <style:text-properties officeooo:paragraph-rsid="0330c834"/>
    </style:style>
    <style:style style:name="P215" style:family="paragraph" style:parent-style-name="Standard">
      <style:paragraph-properties fo:text-align="start" style:justify-single-word="false"/>
      <style:text-properties officeooo:paragraph-rsid="034a6cf8"/>
    </style:style>
    <style:style style:name="P216" style:family="paragraph" style:parent-style-name="Standard">
      <style:text-properties officeooo:rsid="001edc1f" officeooo:paragraph-rsid="02f98a39"/>
    </style:style>
    <style:style style:name="P217" style:family="paragraph" style:parent-style-name="Standard">
      <style:paragraph-properties fo:text-align="justify" style:justify-single-word="false"/>
      <style:text-properties officeooo:rsid="001edc1f" officeooo:paragraph-rsid="002ae48e"/>
    </style:style>
    <style:style style:name="P218" style:family="paragraph" style:parent-style-name="Standard">
      <style:paragraph-properties fo:text-align="justify" style:justify-single-word="false"/>
      <style:text-properties officeooo:rsid="002d58e1" officeooo:paragraph-rsid="002d58e1"/>
    </style:style>
    <style:style style:name="P219"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220" style:family="paragraph" style:parent-style-name="Standard">
      <style:paragraph-properties fo:text-align="start" style:justify-single-word="false"/>
      <style:text-properties officeooo:rsid="0330c834" officeooo:paragraph-rsid="0330c834"/>
    </style:style>
    <style:style style:name="P221" style:family="paragraph" style:parent-style-name="Standard">
      <style:paragraph-properties fo:text-align="justify" style:justify-single-word="false"/>
      <style:text-properties officeooo:rsid="00dc50e6" officeooo:paragraph-rsid="00dc50e6"/>
    </style:style>
    <style:style style:name="P222" style:family="paragraph" style:parent-style-name="Standard">
      <style:paragraph-properties fo:text-align="justify" style:justify-single-word="false"/>
      <style:text-properties officeooo:rsid="00df8719" officeooo:paragraph-rsid="00df8719"/>
    </style:style>
    <style:style style:name="P223" style:family="paragraph" style:parent-style-name="Standard" style:list-style-name="">
      <style:paragraph-properties fo:text-align="justify" style:justify-single-word="false" fo:break-before="page"/>
      <style:text-properties officeooo:rsid="00458db7" officeooo:paragraph-rsid="0304cf63"/>
    </style:style>
    <style:style style:name="P224" style:family="paragraph" style:parent-style-name="Text_20_body">
      <style:paragraph-properties fo:text-align="justify" style:justify-single-word="false"/>
      <style:text-properties officeooo:rsid="0036f7d8" officeooo:paragraph-rsid="0036f7d8"/>
    </style:style>
    <style:style style:name="P225" style:family="paragraph" style:parent-style-name="Text_20_body" style:list-style-name="L4">
      <style:paragraph-properties fo:text-align="justify" style:justify-single-word="false"/>
      <style:text-properties officeooo:rsid="0036f7d8" officeooo:paragraph-rsid="0036f7d8"/>
    </style:style>
    <style:style style:name="P226" style:family="paragraph" style:parent-style-name="Text_20_body" style:list-style-name="L4">
      <style:paragraph-properties fo:text-align="justify" style:justify-single-word="false"/>
      <style:text-properties officeooo:rsid="0037f2e7" officeooo:paragraph-rsid="0037f2e7"/>
    </style:style>
    <style:style style:name="P227" style:family="paragraph" style:parent-style-name="Text_20_body">
      <style:paragraph-properties fo:text-align="justify" style:justify-single-word="false"/>
      <style:text-properties officeooo:rsid="0037f2e7" officeooo:paragraph-rsid="0037f2e7"/>
    </style:style>
    <style:style style:name="P228" style:family="paragraph" style:parent-style-name="Text_20_body" style:list-style-name="L7">
      <style:paragraph-properties fo:text-align="justify" style:justify-single-word="false"/>
      <style:text-properties officeooo:rsid="0052ba50" officeooo:paragraph-rsid="0052ba50"/>
    </style:style>
    <style:style style:name="P229" style:family="paragraph" style:parent-style-name="Text_20_body" style:list-style-name="L7">
      <style:paragraph-properties fo:text-align="justify" style:justify-single-word="false"/>
      <style:text-properties officeooo:rsid="00553c4c" officeooo:paragraph-rsid="00553c4c"/>
    </style:style>
    <style:style style:name="P230" style:family="paragraph" style:parent-style-name="Text_20_body" style:list-style-name="L7">
      <style:paragraph-properties fo:text-align="justify" style:justify-single-word="false"/>
      <style:text-properties officeooo:rsid="005c8b94" officeooo:paragraph-rsid="005c8b94"/>
    </style:style>
    <style:style style:name="P231" style:family="paragraph" style:parent-style-name="Text_20_body" style:list-style-name="L7">
      <style:paragraph-properties fo:text-align="justify" style:justify-single-word="false"/>
      <style:text-properties officeooo:rsid="005e198d" officeooo:paragraph-rsid="005e198d"/>
    </style:style>
    <style:style style:name="P232" style:family="paragraph" style:parent-style-name="Text_20_body" style:list-style-name="L8">
      <style:paragraph-properties fo:text-align="justify" style:justify-single-word="false"/>
      <style:text-properties officeooo:rsid="006ac1f6" officeooo:paragraph-rsid="006ac1f6"/>
    </style:style>
    <style:style style:name="P233" style:family="paragraph" style:parent-style-name="Text_20_body">
      <style:paragraph-properties fo:text-align="justify" style:justify-single-word="false"/>
      <style:text-properties officeooo:rsid="006ac1f6" officeooo:paragraph-rsid="006ac1f6"/>
    </style:style>
    <style:style style:name="P234" style:family="paragraph" style:parent-style-name="Text_20_body" style:list-style-name="L9">
      <style:paragraph-properties fo:text-align="justify" style:justify-single-word="false"/>
      <style:text-properties officeooo:rsid="006d1a2f" officeooo:paragraph-rsid="006d1a2f"/>
    </style:style>
    <style:style style:name="P235" style:family="paragraph" style:parent-style-name="Text_20_body" style:list-style-name="L9">
      <style:paragraph-properties fo:text-align="justify" style:justify-single-word="false"/>
      <style:text-properties officeooo:rsid="006d78aa" officeooo:paragraph-rsid="006d78aa"/>
    </style:style>
    <style:style style:name="P236" style:family="paragraph" style:parent-style-name="Text_20_body">
      <style:paragraph-properties fo:text-align="justify" style:justify-single-word="false"/>
      <style:text-properties officeooo:rsid="0068018e" officeooo:paragraph-rsid="00e78163"/>
    </style:style>
    <style:style style:name="P237" style:family="paragraph" style:parent-style-name="Text_20_body">
      <style:paragraph-properties fo:text-align="justify" style:justify-single-word="false"/>
      <style:text-properties officeooo:rsid="0068018e" officeooo:paragraph-rsid="0068018e"/>
    </style:style>
    <style:style style:name="P238" style:family="paragraph" style:parent-style-name="Text_20_body" style:list-style-name="L10">
      <style:paragraph-properties fo:text-align="justify" style:justify-single-word="false"/>
      <style:text-properties officeooo:rsid="0068018e" officeooo:paragraph-rsid="00f3ec19"/>
    </style:style>
    <style:style style:name="P239" style:family="paragraph" style:parent-style-name="Text_20_body" style:list-style-name="L10">
      <style:paragraph-properties fo:text-align="justify" style:justify-single-word="false"/>
      <style:text-properties officeooo:rsid="00f3ec19" officeooo:paragraph-rsid="00f3ec19"/>
    </style:style>
    <style:style style:name="P240" style:family="paragraph" style:parent-style-name="Text_20_body">
      <style:paragraph-properties fo:text-align="justify" style:justify-single-word="false"/>
      <style:text-properties officeooo:rsid="00e81ed5" officeooo:paragraph-rsid="00e81ed5"/>
    </style:style>
    <style:style style:name="P241" style:family="paragraph" style:parent-style-name="Text_20_body" style:list-style-name="L11">
      <style:paragraph-properties fo:text-align="justify" style:justify-single-word="false"/>
      <style:text-properties officeooo:rsid="00e81ed5" officeooo:paragraph-rsid="00e81ed5"/>
    </style:style>
    <style:style style:name="P242" style:family="paragraph" style:parent-style-name="Text_20_body">
      <style:paragraph-properties fo:text-align="justify" style:justify-single-word="false"/>
      <style:text-properties officeooo:rsid="007ed28e" officeooo:paragraph-rsid="007b1b39"/>
    </style:style>
    <style:style style:name="P243" style:family="paragraph" style:parent-style-name="Text_20_body" style:list-style-name="L12">
      <style:paragraph-properties fo:text-align="justify" style:justify-single-word="false"/>
      <style:text-properties officeooo:rsid="007ed28e" officeooo:paragraph-rsid="007ed28e"/>
    </style:style>
    <style:style style:name="P244" style:family="paragraph" style:parent-style-name="Text_20_body">
      <style:paragraph-properties fo:text-align="justify" style:justify-single-word="false"/>
      <style:text-properties officeooo:rsid="007ed28e" officeooo:paragraph-rsid="007ed28e"/>
    </style:style>
    <style:style style:name="P245" style:family="paragraph" style:parent-style-name="Text_20_body" style:list-style-name="L13">
      <style:paragraph-properties fo:text-align="justify" style:justify-single-word="false"/>
      <style:text-properties officeooo:rsid="007ed28e" officeooo:paragraph-rsid="007ed28e"/>
    </style:style>
    <style:style style:name="P246" style:family="paragraph" style:parent-style-name="Text_20_body" style:list-style-name="L15">
      <style:paragraph-properties fo:text-align="start" style:justify-single-word="false"/>
      <style:text-properties officeooo:rsid="007ed28e" officeooo:paragraph-rsid="00bf6365"/>
    </style:style>
    <style:style style:name="P247" style:family="paragraph" style:parent-style-name="Text_20_body">
      <style:paragraph-properties fo:text-align="justify" style:justify-single-word="false"/>
      <style:text-properties officeooo:rsid="007fd5db" officeooo:paragraph-rsid="007fd5db"/>
    </style:style>
    <style:style style:name="P248" style:family="paragraph" style:parent-style-name="Text_20_body" style:list-style-name="L14">
      <style:paragraph-properties fo:text-align="justify" style:justify-single-word="false"/>
      <style:text-properties officeooo:rsid="007fd5db" officeooo:paragraph-rsid="007fd5db"/>
    </style:style>
    <style:style style:name="P249" style:family="paragraph" style:parent-style-name="Text_20_body" style:list-style-name="L15">
      <style:paragraph-properties fo:text-align="start" style:justify-single-word="false"/>
      <style:text-properties officeooo:rsid="007fd5db" officeooo:paragraph-rsid="00c686ba"/>
    </style:style>
    <style:style style:name="P250" style:family="paragraph" style:parent-style-name="Text_20_body" style:list-style-name="L15">
      <style:paragraph-properties fo:text-align="start" style:justify-single-word="false"/>
      <style:text-properties officeooo:rsid="007fd5db" officeooo:paragraph-rsid="00c657e3"/>
    </style:style>
    <style:style style:name="P251" style:family="paragraph" style:parent-style-name="Text_20_body" style:list-style-name="L15">
      <style:paragraph-properties fo:text-align="start" style:justify-single-word="false"/>
      <style:text-properties officeooo:rsid="00bf6365" officeooo:paragraph-rsid="00bf6365"/>
    </style:style>
    <style:style style:name="P252" style:family="paragraph" style:parent-style-name="Text_20_body" style:list-style-name="L15">
      <style:paragraph-properties fo:text-align="start" style:justify-single-word="false"/>
      <style:text-properties officeooo:rsid="00c22e87" officeooo:paragraph-rsid="00c3a2f1"/>
    </style:style>
    <style:style style:name="P253" style:family="paragraph" style:parent-style-name="Text_20_body" style:list-style-name="L15">
      <style:paragraph-properties fo:text-align="start" style:justify-single-word="false"/>
      <style:text-properties officeooo:rsid="00c22e87" officeooo:paragraph-rsid="00c22e87"/>
    </style:style>
    <style:style style:name="P254" style:family="paragraph" style:parent-style-name="Text_20_body" style:list-style-name="L15">
      <style:paragraph-properties fo:text-align="start" style:justify-single-word="false"/>
      <style:text-properties officeooo:rsid="00c4c37b" officeooo:paragraph-rsid="00c4c37b"/>
    </style:style>
    <style:style style:name="P255" style:family="paragraph" style:parent-style-name="Text_20_body">
      <style:paragraph-properties fo:text-align="justify" style:justify-single-word="false"/>
      <style:text-properties officeooo:rsid="00d056fb" officeooo:paragraph-rsid="00d056fb"/>
    </style:style>
    <style:style style:name="P256" style:family="paragraph" style:parent-style-name="Text_20_body" style:list-style-name="L16">
      <style:paragraph-properties fo:text-align="justify" style:justify-single-word="false"/>
      <style:text-properties officeooo:rsid="00d056fb" officeooo:paragraph-rsid="00d056fb"/>
    </style:style>
    <style:style style:name="P257" style:family="paragraph" style:parent-style-name="Text_20_body" style:list-style-name="L17">
      <style:paragraph-properties fo:text-align="justify" style:justify-single-word="false"/>
      <style:text-properties officeooo:rsid="00cb9906" officeooo:paragraph-rsid="00cb9906"/>
    </style:style>
    <style:style style:name="P258" style:family="paragraph" style:parent-style-name="Text_20_body" style:list-style-name="L17">
      <style:paragraph-properties fo:text-align="justify" style:justify-single-word="false"/>
      <style:text-properties officeooo:rsid="00cc8635" officeooo:paragraph-rsid="00cc8635"/>
    </style:style>
    <style:style style:name="P259"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260"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261"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262"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263"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264" style:family="paragraph" style:parent-style-name="Text_20_body" style:list-style-name="L47">
      <style:paragraph-properties fo:text-align="start" style:justify-single-word="false"/>
      <style:text-properties fo:font-weight="normal" officeooo:rsid="00d67596" officeooo:paragraph-rsid="034d0e73" style:font-weight-asian="normal" style:font-weight-complex="normal"/>
    </style:style>
    <style:style style:name="P265"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66"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67"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68"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69"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70"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271"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72"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273"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74"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75"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76" style:family="paragraph" style:parent-style-name="Text_20_body" style:list-style-name="L19">
      <style:paragraph-properties fo:text-align="justify" style:justify-single-word="false"/>
      <style:text-properties fo:language="pl" fo:country="PL" officeooo:rsid="0101f0d6" officeooo:paragraph-rsid="0101f0d6"/>
    </style:style>
    <style:style style:name="P277" style:family="paragraph" style:parent-style-name="Text_20_body">
      <style:paragraph-properties fo:text-align="justify" style:justify-single-word="false"/>
      <style:text-properties fo:language="pl" fo:country="PL" officeooo:rsid="010343fd" officeooo:paragraph-rsid="010343fd"/>
    </style:style>
    <style:style style:name="P278" style:family="paragraph" style:parent-style-name="Text_20_body" style:list-style-name="L23">
      <style:text-properties officeooo:rsid="01503552" officeooo:paragraph-rsid="01503552"/>
    </style:style>
    <style:style style:name="P279" style:family="paragraph" style:parent-style-name="Text_20_body" style:list-style-name="L23">
      <style:text-properties officeooo:rsid="01503552" officeooo:paragraph-rsid="01506ea5"/>
    </style:style>
    <style:style style:name="P280" style:family="paragraph" style:parent-style-name="Text_20_body" style:list-style-name="L24">
      <style:text-properties officeooo:paragraph-rsid="0151e968"/>
    </style:style>
    <style:style style:name="P281" style:family="paragraph" style:parent-style-name="Text_20_body" style:list-style-name="L24">
      <style:text-properties officeooo:rsid="0151e968" officeooo:paragraph-rsid="0151e968"/>
    </style:style>
    <style:style style:name="P282" style:family="paragraph" style:parent-style-name="Text_20_body" style:list-style-name="L25">
      <style:text-properties officeooo:rsid="0160e7c5" officeooo:paragraph-rsid="0160e7c5"/>
    </style:style>
    <style:style style:name="P283" style:family="paragraph" style:parent-style-name="Text_20_body" style:list-style-name="L25">
      <style:text-properties officeooo:rsid="0160e7c5" officeooo:paragraph-rsid="01611fff"/>
    </style:style>
    <style:style style:name="P284" style:family="paragraph" style:parent-style-name="Text_20_body" style:list-style-name="L25">
      <style:text-properties officeooo:rsid="01611fff" officeooo:paragraph-rsid="01618e15"/>
    </style:style>
    <style:style style:name="P285" style:family="paragraph" style:parent-style-name="Text_20_body" style:list-style-name="L25">
      <style:text-properties officeooo:rsid="01618e15" officeooo:paragraph-rsid="01618e15"/>
    </style:style>
    <style:style style:name="P286" style:family="paragraph" style:parent-style-name="Text_20_body" style:list-style-name="L25">
      <style:text-properties officeooo:rsid="0162f636" officeooo:paragraph-rsid="0162f636"/>
    </style:style>
    <style:style style:name="P287" style:family="paragraph" style:parent-style-name="Text_20_body" style:list-style-name="L26">
      <style:text-properties officeooo:rsid="016eb7e6" officeooo:paragraph-rsid="016eb7e6"/>
    </style:style>
    <style:style style:name="P288" style:family="paragraph" style:parent-style-name="Text_20_body" style:list-style-name="L27">
      <style:text-properties officeooo:rsid="017bb863" officeooo:paragraph-rsid="017bb863"/>
    </style:style>
    <style:style style:name="P289" style:family="paragraph" style:parent-style-name="Text_20_body" style:list-style-name="L27">
      <style:text-properties officeooo:rsid="017ce84c" officeooo:paragraph-rsid="017ce84c"/>
    </style:style>
    <style:style style:name="P290" style:family="paragraph" style:parent-style-name="Text_20_body" style:list-style-name="L28">
      <style:text-properties style:font-name="Times1" fo:font-size="12pt" officeooo:rsid="01899e15" officeooo:paragraph-rsid="01899e15" style:font-size-asian="10.5pt" style:font-size-complex="12pt"/>
    </style:style>
    <style:style style:name="P291" style:family="paragraph" style:parent-style-name="Text_20_body" style:list-style-name="L29">
      <style:text-properties officeooo:rsid="01a90f65" officeooo:paragraph-rsid="01b2cf21"/>
    </style:style>
    <style:style style:name="P292" style:family="paragraph" style:parent-style-name="Text_20_body" style:list-style-name="L29">
      <style:text-properties officeooo:rsid="01b2cf21" officeooo:paragraph-rsid="01b4049f"/>
    </style:style>
    <style:style style:name="P293" style:family="paragraph" style:parent-style-name="Text_20_body" style:list-style-name="L30">
      <style:text-properties officeooo:rsid="01b8c7e3" officeooo:paragraph-rsid="01b8c7e3"/>
    </style:style>
    <style:style style:name="P294" style:family="paragraph" style:parent-style-name="Text_20_body" style:list-style-name="L30">
      <style:text-properties officeooo:rsid="01bcb138" officeooo:paragraph-rsid="01bcb138"/>
    </style:style>
    <style:style style:name="P295" style:family="paragraph" style:parent-style-name="Text_20_body" style:list-style-name="L30">
      <style:text-properties officeooo:rsid="01be7b49" officeooo:paragraph-rsid="01be7b49"/>
    </style:style>
    <style:style style:name="P296" style:family="paragraph" style:parent-style-name="Text_20_body" style:list-style-name="L30">
      <style:text-properties officeooo:rsid="01c138ec" officeooo:paragraph-rsid="01c138ec"/>
    </style:style>
    <style:style style:name="P297" style:family="paragraph" style:parent-style-name="Text_20_body" style:list-style-name="L31">
      <style:text-properties officeooo:rsid="01dace06" officeooo:paragraph-rsid="01dace06"/>
    </style:style>
    <style:style style:name="P298" style:family="paragraph" style:parent-style-name="Text_20_body" style:list-style-name="L32">
      <style:text-properties officeooo:rsid="01e203d3" officeooo:paragraph-rsid="01e203d3"/>
    </style:style>
    <style:style style:name="P299" style:family="paragraph" style:parent-style-name="Text_20_body" style:list-style-name="L32">
      <style:text-properties officeooo:rsid="01e4d91f" officeooo:paragraph-rsid="01e4d91f"/>
    </style:style>
    <style:style style:name="P300" style:family="paragraph" style:parent-style-name="Text_20_body" style:list-style-name="L33">
      <style:text-properties officeooo:rsid="01ef7f89" officeooo:paragraph-rsid="01ef7f89"/>
    </style:style>
    <style:style style:name="P301" style:family="paragraph" style:parent-style-name="Text_20_body" style:list-style-name="L34">
      <style:text-properties officeooo:rsid="01f2044f" officeooo:paragraph-rsid="01f2044f"/>
    </style:style>
    <style:style style:name="P302" style:family="paragraph" style:parent-style-name="Text_20_body" style:list-style-name="L36">
      <style:text-properties officeooo:rsid="01fe42c3" officeooo:paragraph-rsid="01fe42c3"/>
    </style:style>
    <style:style style:name="P303" style:family="paragraph" style:parent-style-name="Text_20_body" style:list-style-name="L37">
      <style:text-properties officeooo:rsid="02028689" officeooo:paragraph-rsid="02028689"/>
    </style:style>
    <style:style style:name="P304" style:family="paragraph" style:parent-style-name="Text_20_body" style:list-style-name="L38">
      <style:text-properties style:font-name="times" fo:font-size="12pt" officeooo:rsid="020a97fc" officeooo:paragraph-rsid="020a97fc" style:font-size-asian="10.5pt" style:font-size-complex="12pt"/>
    </style:style>
    <style:style style:name="P305" style:family="paragraph" style:parent-style-name="Text_20_body" style:list-style-name="L38">
      <style:text-properties style:font-name="times" fo:font-size="12pt" officeooo:rsid="020bc250" officeooo:paragraph-rsid="020bc250" style:font-size-asian="10.5pt" style:font-size-complex="12pt"/>
    </style:style>
    <style:style style:name="P306"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307" style:family="paragraph" style:parent-style-name="Text_20_body" style:list-style-name="L39">
      <style:text-properties officeooo:rsid="021885c5" officeooo:paragraph-rsid="021885c5"/>
    </style:style>
    <style:style style:name="P308" style:family="paragraph" style:parent-style-name="Text_20_body" style:list-style-name="L39">
      <style:text-properties officeooo:rsid="021c06a5" officeooo:paragraph-rsid="021c06a5"/>
    </style:style>
    <style:style style:name="P309" style:family="paragraph" style:parent-style-name="Text_20_body" style:list-style-name="L40">
      <style:text-properties officeooo:rsid="021dac58" officeooo:paragraph-rsid="021ea3c0"/>
    </style:style>
    <style:style style:name="P310" style:family="paragraph" style:parent-style-name="Text_20_body" style:list-style-name="L40">
      <style:text-properties officeooo:rsid="021ea3c0" officeooo:paragraph-rsid="021ea3c0"/>
    </style:style>
    <style:style style:name="P311" style:family="paragraph" style:parent-style-name="Text_20_body" style:list-style-name="L40">
      <style:text-properties officeooo:rsid="021f4ebc" officeooo:paragraph-rsid="021f4ebc"/>
    </style:style>
    <style:style style:name="P312" style:family="paragraph" style:parent-style-name="Text_20_body" style:list-style-name="">
      <style:text-properties officeooo:paragraph-rsid="022827a2"/>
    </style:style>
    <style:style style:name="P313" style:family="paragraph" style:parent-style-name="Text_20_body" style:list-style-name="">
      <style:text-properties officeooo:rsid="022827a2" officeooo:paragraph-rsid="022827a2"/>
    </style:style>
    <style:style style:name="P314" style:family="paragraph" style:parent-style-name="Text_20_body" style:list-style-name="">
      <style:text-properties officeooo:rsid="02290b80" officeooo:paragraph-rsid="02290b80"/>
    </style:style>
    <style:style style:name="P315" style:family="paragraph" style:parent-style-name="Text_20_body" style:list-style-name="L42">
      <style:text-properties officeooo:rsid="02290b80" officeooo:paragraph-rsid="02290b80"/>
    </style:style>
    <style:style style:name="P316" style:family="paragraph" style:parent-style-name="Text_20_body" style:list-style-name="L42">
      <style:text-properties officeooo:rsid="022b964b" officeooo:paragraph-rsid="022b964b"/>
    </style:style>
    <style:style style:name="P317" style:family="paragraph" style:parent-style-name="Text_20_body" style:list-style-name="">
      <style:text-properties officeooo:rsid="022b964b" officeooo:paragraph-rsid="022b964b"/>
    </style:style>
    <style:style style:name="P318" style:family="paragraph" style:parent-style-name="Text_20_body" style:list-style-name="">
      <style:text-properties officeooo:rsid="022b964b" officeooo:paragraph-rsid="022d7255"/>
    </style:style>
    <style:style style:name="P319" style:family="paragraph" style:parent-style-name="Text_20_body" style:list-style-name="">
      <style:text-properties officeooo:rsid="022edd09" officeooo:paragraph-rsid="022edd09"/>
    </style:style>
    <style:style style:name="P320" style:family="paragraph" style:parent-style-name="Text_20_body" style:list-style-name="L43">
      <style:text-properties officeooo:rsid="0231961a" officeooo:paragraph-rsid="0231961a"/>
    </style:style>
    <style:style style:name="P321" style:family="paragraph" style:parent-style-name="Text_20_body" style:list-style-name="L44">
      <style:text-properties officeooo:rsid="02308b3c" officeooo:paragraph-rsid="02308b3c"/>
    </style:style>
    <style:style style:name="P322" style:family="paragraph" style:parent-style-name="Text_20_body" style:list-style-name="">
      <style:text-properties officeooo:rsid="02309a89" officeooo:paragraph-rsid="02309a89"/>
    </style:style>
    <style:style style:name="P323" style:family="paragraph" style:parent-style-name="Text_20_body" style:list-style-name="L45">
      <style:text-properties officeooo:rsid="02b8581d" officeooo:paragraph-rsid="02bbf6e2"/>
    </style:style>
    <style:style style:name="P324" style:family="paragraph" style:parent-style-name="Text_20_body" style:list-style-name="L45">
      <style:text-properties officeooo:rsid="02bbf6e2" officeooo:paragraph-rsid="02bbf6e2"/>
    </style:style>
    <style:style style:name="P325" style:family="paragraph" style:parent-style-name="Text_20_body" style:list-style-name="L46">
      <style:text-properties officeooo:rsid="02defb3f" officeooo:paragraph-rsid="02defb3f"/>
    </style:style>
    <style:style style:name="P326" style:family="paragraph" style:parent-style-name="Text_20_body" style:list-style-name="L46">
      <style:text-properties officeooo:rsid="02defb3f" officeooo:paragraph-rsid="02df38e4"/>
    </style:style>
    <style:style style:name="P327" style:family="paragraph" style:parent-style-name="Text_20_body" style:list-style-name="L46">
      <style:text-properties officeooo:rsid="02e0a2bc" officeooo:paragraph-rsid="02e0a2bc"/>
    </style:style>
    <style:style style:name="P328" style:family="paragraph" style:parent-style-name="Text_20_body" style:list-style-name="L46">
      <style:text-properties officeooo:rsid="02e2343a" officeooo:paragraph-rsid="02e2343a"/>
    </style:style>
    <style:style style:name="P329" style:family="paragraph" style:parent-style-name="Text_20_body" style:list-style-name="L46">
      <style:text-properties officeooo:rsid="02e3de05" officeooo:paragraph-rsid="02e3de05"/>
    </style:style>
    <style:style style:name="P330" style:family="paragraph" style:parent-style-name="Text_20_body" style:list-style-name="L46">
      <style:text-properties officeooo:rsid="02e50787" officeooo:paragraph-rsid="02e50787"/>
    </style:style>
    <style:style style:name="P331" style:family="paragraph" style:parent-style-name="Text_20_body">
      <style:text-properties officeooo:rsid="02e50787" officeooo:paragraph-rsid="02e50787"/>
    </style:style>
    <style:style style:name="P332" style:family="paragraph" style:parent-style-name="Text_20_body">
      <style:paragraph-properties fo:text-align="justify" style:justify-single-word="false"/>
    </style:style>
    <style:style style:name="P333" style:family="paragraph" style:parent-style-name="Text_20_body">
      <style:paragraph-properties fo:text-align="justify" style:justify-single-word="false"/>
      <style:text-properties officeooo:paragraph-rsid="004dbcd1"/>
    </style:style>
    <style:style style:name="P334" style:family="paragraph" style:parent-style-name="Text_20_body">
      <style:paragraph-properties fo:text-align="justify" style:justify-single-word="false"/>
      <style:text-properties officeooo:paragraph-rsid="003c47a0"/>
    </style:style>
    <style:style style:name="P335" style:family="paragraph" style:parent-style-name="Text_20_body">
      <style:paragraph-properties fo:text-align="justify" style:justify-single-word="false"/>
      <style:text-properties officeooo:paragraph-rsid="007b1b39"/>
    </style:style>
    <style:style style:name="P336" style:family="paragraph" style:parent-style-name="Text_20_body">
      <style:paragraph-properties fo:text-align="justify" style:justify-single-word="false"/>
      <style:text-properties officeooo:paragraph-rsid="00c899e0"/>
    </style:style>
    <style:style style:name="P337" style:family="paragraph" style:parent-style-name="Text_20_body">
      <style:paragraph-properties fo:text-align="justify" style:justify-single-word="false"/>
      <style:text-properties officeooo:paragraph-rsid="00cb9906"/>
    </style:style>
    <style:style style:name="P338" style:family="paragraph" style:parent-style-name="Text_20_body">
      <style:paragraph-properties fo:text-align="justify" style:justify-single-word="false"/>
      <style:text-properties officeooo:paragraph-rsid="010147b0"/>
    </style:style>
    <style:style style:name="P339" style:family="paragraph" style:parent-style-name="Text_20_body" style:list-style-name="L7">
      <style:paragraph-properties fo:text-align="justify" style:justify-single-word="false"/>
      <style:text-properties officeooo:rsid="031be3ab" officeooo:paragraph-rsid="031be3ab"/>
    </style:style>
    <style:style style:name="P340" style:family="paragraph" style:parent-style-name="Text_20_body">
      <style:paragraph-properties fo:text-align="justify" style:justify-single-word="false"/>
      <style:text-properties officeooo:rsid="00621c48" officeooo:paragraph-rsid="00bd0a12"/>
    </style:style>
    <style:style style:name="P341" style:family="paragraph" style:parent-style-name="Text_20_body">
      <style:paragraph-properties fo:text-align="justify" style:justify-single-word="false"/>
      <style:text-properties officeooo:rsid="00621c48" officeooo:paragraph-rsid="00621c48"/>
    </style:style>
    <style:style style:name="P342" style:family="paragraph" style:parent-style-name="Text_20_body">
      <style:paragraph-properties fo:text-align="justify" style:justify-single-word="false"/>
      <style:text-properties officeooo:rsid="00bd0a12" officeooo:paragraph-rsid="00bd0a12"/>
    </style:style>
    <style:style style:name="P343" style:family="paragraph" style:parent-style-name="Text_20_body">
      <style:paragraph-properties fo:text-align="justify" style:justify-single-word="false"/>
      <style:text-properties officeooo:rsid="006c3957" officeooo:paragraph-rsid="006c3957"/>
    </style:style>
    <style:style style:name="P344" style:family="paragraph" style:parent-style-name="Text_20_body" style:list-style-name="L10">
      <style:paragraph-properties fo:text-align="justify" style:justify-single-word="false"/>
      <style:text-properties officeooo:rsid="0329d0d0" officeooo:paragraph-rsid="0329d0d0"/>
    </style:style>
    <style:style style:name="P345" style:family="paragraph" style:parent-style-name="Text_20_body" style:list-style-name="L11">
      <style:paragraph-properties fo:text-align="justify" style:justify-single-word="false"/>
      <style:text-properties officeooo:rsid="032c6f10" officeooo:paragraph-rsid="032c6f10"/>
    </style:style>
    <style:style style:name="P346" style:family="paragraph" style:parent-style-name="Text_20_body">
      <style:paragraph-properties fo:text-align="justify" style:justify-single-word="false"/>
      <style:text-properties officeooo:rsid="00ea0fba" officeooo:paragraph-rsid="00ea0fba"/>
    </style:style>
    <style:style style:name="P347" style:family="paragraph" style:parent-style-name="Text_20_body">
      <style:paragraph-properties fo:text-align="justify" style:justify-single-word="false"/>
      <style:text-properties officeooo:rsid="00ebd833" officeooo:paragraph-rsid="00ebd833"/>
    </style:style>
    <style:style style:name="P348" style:family="paragraph" style:parent-style-name="Text_20_body">
      <style:paragraph-properties fo:text-align="justify" style:justify-single-word="false"/>
      <style:text-properties officeooo:rsid="00d10912" officeooo:paragraph-rsid="00d10912"/>
    </style:style>
    <style:style style:name="P349" style:family="paragraph" style:parent-style-name="Text_20_body">
      <style:paragraph-properties fo:text-align="justify" style:justify-single-word="false"/>
      <style:text-properties officeooo:rsid="00d39fdb" officeooo:paragraph-rsid="00d39fdb"/>
    </style:style>
    <style:style style:name="P350" style:family="paragraph" style:parent-style-name="Text_20_body">
      <style:paragraph-properties fo:text-align="justify" style:justify-single-word="false"/>
      <style:text-properties officeooo:rsid="00d39fdb" officeooo:paragraph-rsid="0344b2c7"/>
    </style:style>
    <style:style style:name="P351"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352" style:family="paragraph" style:parent-style-name="Text_20_body">
      <style:text-properties fo:font-weight="bold" officeooo:rsid="012d3d04" officeooo:paragraph-rsid="012d3d04" style:font-weight-asian="bold" style:font-weight-complex="bold"/>
    </style:style>
    <style:style style:name="P353" style:family="paragraph" style:parent-style-name="Text_20_body">
      <style:paragraph-properties fo:text-align="justify" style:justify-single-word="false"/>
      <style:text-properties officeooo:rsid="011726b3" officeooo:paragraph-rsid="011726b3"/>
    </style:style>
    <style:style style:name="P354" style:family="paragraph" style:parent-style-name="Text_20_body">
      <style:paragraph-properties fo:text-align="start" style:justify-single-word="false"/>
      <style:text-properties officeooo:paragraph-rsid="013346f7"/>
    </style:style>
    <style:style style:name="P355" style:family="paragraph" style:parent-style-name="Text_20_body">
      <style:text-properties officeooo:rsid="00e27d43" officeooo:paragraph-rsid="013692b4"/>
    </style:style>
    <style:style style:name="P356" style:family="paragraph" style:parent-style-name="Text_20_body">
      <style:paragraph-properties fo:text-align="justify" style:justify-single-word="false"/>
      <style:text-properties officeooo:rsid="010147b0" officeooo:paragraph-rsid="010147b0"/>
    </style:style>
    <style:style style:name="P357" style:family="paragraph" style:parent-style-name="Text_20_body">
      <style:paragraph-properties fo:text-align="justify" style:justify-single-word="false"/>
      <style:text-properties style:font-name="Times New Roman" fo:font-size="12pt" officeooo:rsid="010147b0" officeooo:paragraph-rsid="010147b0" style:font-size-asian="10.5pt" style:font-size-complex="12pt"/>
    </style:style>
    <style:style style:name="P358" style:family="paragraph" style:parent-style-name="Text_20_body">
      <style:paragraph-properties fo:text-align="justify" style:justify-single-word="false"/>
      <style:text-properties officeooo:rsid="0105f167" officeooo:paragraph-rsid="0105f167"/>
    </style:style>
    <style:style style:name="P359" style:family="paragraph" style:parent-style-name="Text_20_body">
      <style:paragraph-properties fo:text-align="justify" style:justify-single-word="false"/>
      <style:text-properties officeooo:rsid="0106ee25" officeooo:paragraph-rsid="010b545c"/>
    </style:style>
    <style:style style:name="P360" style:family="paragraph" style:parent-style-name="Text_20_body">
      <style:paragraph-properties fo:text-align="justify" style:justify-single-word="false"/>
      <style:text-properties officeooo:rsid="010cdfc5" officeooo:paragraph-rsid="010cdfc5"/>
    </style:style>
    <style:style style:name="P361" style:family="paragraph" style:parent-style-name="Text_20_body" style:list-style-name="">
      <style:paragraph-properties fo:break-before="page"/>
    </style:style>
    <style:style style:name="P362" style:family="paragraph" style:parent-style-name="Text_20_body" style:list-style-name="">
      <style:paragraph-properties fo:break-before="page"/>
      <style:text-properties officeooo:rsid="02290b80" officeooo:paragraph-rsid="02290b80"/>
    </style:style>
    <style:style style:name="P363" style:family="paragraph" style:parent-style-name="Text_20_body">
      <style:paragraph-properties fo:text-align="justify" style:justify-single-word="false" fo:break-before="page"/>
      <style:text-properties officeooo:rsid="0068018e" officeooo:paragraph-rsid="0068018e"/>
    </style:style>
    <style:style style:name="P364" style:family="paragraph" style:parent-style-name="Text_20_body">
      <style:paragraph-properties fo:text-align="justify" style:justify-single-word="false" fo:break-before="page"/>
      <style:text-properties officeooo:rsid="00bf6365" officeooo:paragraph-rsid="00bf6365"/>
    </style:style>
    <style:style style:name="P365"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366"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367" style:family="paragraph" style:parent-style-name="Heading_20_3">
      <style:text-properties officeooo:rsid="018ce713" officeooo:paragraph-rsid="018ce713"/>
    </style:style>
    <style:style style:name="P368" style:family="paragraph" style:parent-style-name="Heading_20_3">
      <style:text-properties officeooo:rsid="018e14aa" officeooo:paragraph-rsid="018e14aa"/>
    </style:style>
    <style:style style:name="P369" style:family="paragraph" style:parent-style-name="Heading_20_3">
      <style:text-properties officeooo:rsid="01fb3a94" officeooo:paragraph-rsid="01fb3a94"/>
    </style:style>
    <style:style style:name="P370" style:family="paragraph" style:parent-style-name="Heading_20_3">
      <style:text-properties officeooo:rsid="020d5408" officeooo:paragraph-rsid="020d5408"/>
    </style:style>
    <style:style style:name="P371" style:family="paragraph" style:parent-style-name="Heading_20_3">
      <style:text-properties officeooo:rsid="02374f54" officeooo:paragraph-rsid="02374f54"/>
    </style:style>
    <style:style style:name="P372" style:family="paragraph" style:parent-style-name="Heading_20_3">
      <style:text-properties officeooo:rsid="025f0ca9" officeooo:paragraph-rsid="025f0ca9"/>
    </style:style>
    <style:style style:name="P373" style:family="paragraph" style:parent-style-name="Table_20_Contents">
      <style:paragraph-properties fo:text-align="end" style:justify-single-word="false"/>
      <style:text-properties officeooo:paragraph-rsid="02eb791f"/>
    </style:style>
    <style:style style:name="P374" style:family="paragraph" style:parent-style-name="Table_20_Contents">
      <style:paragraph-properties fo:text-align="end" style:justify-single-word="false"/>
      <style:text-properties officeooo:rsid="02eb791f" officeooo:paragraph-rsid="02eb791f"/>
    </style:style>
    <style:style style:name="P375" style:family="paragraph" style:parent-style-name="Table_20_Contents">
      <style:paragraph-properties fo:text-align="end" style:justify-single-word="false"/>
      <style:text-properties officeooo:rsid="02eca358" officeooo:paragraph-rsid="02eca358"/>
    </style:style>
    <style:style style:name="P376" style:family="paragraph" style:parent-style-name="Table_20_Contents">
      <style:paragraph-properties fo:text-align="end" style:justify-single-word="false"/>
      <style:text-properties officeooo:rsid="02ecd820" officeooo:paragraph-rsid="02ecd820"/>
    </style:style>
    <style:style style:name="P377" style:family="paragraph" style:parent-style-name="Table_20_Contents">
      <style:text-properties officeooo:rsid="02ee6522" officeooo:paragraph-rsid="02ee6522"/>
    </style:style>
    <style:style style:name="P378" style:family="paragraph" style:parent-style-name="Table_20_Contents">
      <style:text-properties officeooo:rsid="02ef5120" officeooo:paragraph-rsid="02ef5120"/>
    </style:style>
    <style:style style:name="P379" style:family="paragraph" style:parent-style-name="Table_20_Contents">
      <style:text-properties officeooo:rsid="02f0ca14" officeooo:paragraph-rsid="02f0ca14"/>
    </style:style>
    <style:style style:name="P380" style:family="paragraph" style:parent-style-name="Table_20_Contents">
      <style:paragraph-properties fo:text-align="end" style:justify-single-word="false"/>
      <style:text-properties officeooo:rsid="02f314a9" officeooo:paragraph-rsid="02f314a9"/>
    </style:style>
    <style:style style:name="P381" style:family="paragraph" style:parent-style-name="Table_20_Contents">
      <style:paragraph-properties fo:text-align="end" style:justify-single-word="false"/>
      <style:text-properties officeooo:rsid="02c8d317" officeooo:paragraph-rsid="02c8d317"/>
    </style:style>
    <style:style style:name="P382" style:family="paragraph" style:parent-style-name="Table_20_Contents">
      <style:paragraph-properties fo:text-align="end" style:justify-single-word="false"/>
      <style:text-properties officeooo:rsid="028d7be8" officeooo:paragraph-rsid="028d7be8"/>
    </style:style>
    <style:style style:name="P383" style:family="paragraph" style:parent-style-name="Table_20_Contents">
      <style:paragraph-properties fo:text-align="end" style:justify-single-word="false"/>
      <style:text-properties officeooo:rsid="02f492bb" officeooo:paragraph-rsid="02f492bb"/>
    </style:style>
    <style:style style:name="P384" style:family="paragraph" style:parent-style-name="Heading_20_1">
      <style:paragraph-properties fo:text-align="start" style:justify-single-word="false"/>
    </style:style>
    <style:style style:name="P385" style:family="paragraph" style:parent-style-name="Heading_20_1" style:list-style-name="">
      <style:paragraph-properties fo:text-align="start" style:justify-single-word="false"/>
      <style:text-properties officeooo:rsid="0085c9a9" officeooo:paragraph-rsid="0014ca84"/>
    </style:style>
    <style:style style:name="P386" style:family="paragraph" style:parent-style-name="Heading_20_1" style:list-style-name="">
      <style:paragraph-properties fo:text-align="start" style:justify-single-word="false"/>
      <style:text-properties officeooo:rsid="02337c26" officeooo:paragraph-rsid="02337c26"/>
    </style:style>
    <style:style style:name="P387" style:family="paragraph" style:parent-style-name="Heading_20_1">
      <style:paragraph-properties fo:text-align="start" style:justify-single-word="false"/>
      <style:text-properties officeooo:rsid="0330c834" officeooo:paragraph-rsid="0330c834"/>
    </style:style>
    <style:style style:name="P388" style:family="paragraph" style:parent-style-name="Heading_20_1">
      <style:paragraph-properties fo:text-align="start" style:justify-single-word="false" fo:break-before="page"/>
      <style:text-properties officeooo:rsid="0014ca84" officeooo:paragraph-rsid="0014ca84"/>
    </style:style>
    <style:style style:name="P389" style:family="paragraph" style:parent-style-name="Heading_20_1" style:list-style-name="">
      <style:paragraph-properties fo:text-align="start" style:justify-single-word="false" fo:break-before="page"/>
      <style:text-properties officeooo:rsid="00848a90" officeooo:paragraph-rsid="00848a90"/>
    </style:style>
    <style:style style:name="P390" style:family="paragraph" style:parent-style-name="Heading_20_1">
      <style:paragraph-properties fo:text-align="start" style:justify-single-word="false" fo:break-before="page"/>
      <style:text-properties officeooo:rsid="0085c9a9" officeooo:paragraph-rsid="02399dbe"/>
    </style:style>
    <style:style style:name="P391" style:family="paragraph" style:parent-style-name="Heading_20_1">
      <style:paragraph-properties fo:text-align="start" style:justify-single-word="false" fo:break-before="page"/>
      <style:text-properties officeooo:rsid="034a6cf8" officeooo:paragraph-rsid="034a6cf8"/>
    </style:style>
    <style:style style:name="P392" style:family="paragraph" style:parent-style-name="Title" style:master-page-name="First_20_Page">
      <style:paragraph-properties style:page-number="auto"/>
      <style:text-properties fo:font-variant="small-caps"/>
    </style:style>
    <style:style style:name="P393" style:family="paragraph" style:parent-style-name="Heading_20_2" style:list-style-name="">
      <style:text-properties officeooo:paragraph-rsid="001864a7"/>
    </style:style>
    <style:style style:name="P394" style:family="paragraph" style:parent-style-name="Heading_20_2">
      <style:text-properties officeooo:rsid="004dbcd1" officeooo:paragraph-rsid="004dbcd1"/>
    </style:style>
    <style:style style:name="P395" style:family="paragraph" style:parent-style-name="Heading_20_2">
      <style:paragraph-properties fo:text-align="justify" style:justify-single-word="false"/>
      <style:text-properties officeooo:rsid="001864a7" officeooo:paragraph-rsid="001864a7"/>
    </style:style>
    <style:style style:name="P396" style:family="paragraph" style:parent-style-name="Heading_20_2">
      <style:paragraph-properties fo:text-align="justify" style:justify-single-word="false"/>
      <style:text-properties officeooo:rsid="00745316" officeooo:paragraph-rsid="00745316"/>
    </style:style>
    <style:style style:name="P397" style:family="paragraph" style:parent-style-name="Heading_20_2">
      <style:text-properties officeooo:rsid="00c9f872" officeooo:paragraph-rsid="00c9f872"/>
    </style:style>
    <style:style style:name="P398" style:family="paragraph" style:parent-style-name="Heading_20_2">
      <style:text-properties officeooo:rsid="00c7bf6f" officeooo:paragraph-rsid="00c7bf6f"/>
    </style:style>
    <style:style style:name="P399" style:family="paragraph" style:parent-style-name="Heading_20_2">
      <style:text-properties officeooo:rsid="01c6ebed" officeooo:paragraph-rsid="01c6ebed"/>
    </style:style>
    <style:style style:name="P400" style:family="paragraph" style:parent-style-name="Heading_20_2">
      <style:text-properties officeooo:rsid="01d94c9c" officeooo:paragraph-rsid="01d94c9c"/>
    </style:style>
    <style:style style:name="P401" style:family="paragraph" style:parent-style-name="Heading_20_2">
      <style:text-properties officeooo:rsid="02afef61" officeooo:paragraph-rsid="02afef61"/>
    </style:style>
    <style:style style:name="P402" style:family="paragraph" style:parent-style-name="Heading_20_2">
      <style:text-properties officeooo:rsid="02deaf8f" officeooo:paragraph-rsid="02deaf8f"/>
    </style:style>
    <style:style style:name="P403" style:family="paragraph" style:parent-style-name="Heading_20_2">
      <style:paragraph-properties fo:break-before="page"/>
      <style:text-properties officeooo:rsid="001864a7" officeooo:paragraph-rsid="001864a7"/>
    </style:style>
    <style:style style:name="P404" style:family="paragraph" style:parent-style-name="Heading_20_2">
      <style:paragraph-properties fo:break-before="page"/>
      <style:text-properties officeooo:rsid="003c47a0" officeooo:paragraph-rsid="003c47a0"/>
    </style:style>
    <style:style style:name="P405" style:family="paragraph" style:parent-style-name="Heading_20_2">
      <style:paragraph-properties fo:text-align="justify" style:justify-single-word="false" fo:break-before="page"/>
      <style:text-properties officeooo:rsid="00c7bf6f" officeooo:paragraph-rsid="00c7bf6f"/>
    </style:style>
    <style:style style:name="P406" style:family="paragraph" style:parent-style-name="Heading_20_2">
      <style:paragraph-properties fo:text-align="justify" style:justify-single-word="false" fo:break-before="page"/>
      <style:text-properties officeooo:rsid="0082c18d" officeooo:paragraph-rsid="00c7bf6f"/>
    </style:style>
    <style:style style:name="P407" style:family="paragraph" style:parent-style-name="Heading_20_2">
      <style:paragraph-properties fo:break-before="page"/>
      <style:text-properties officeooo:rsid="00e27d43" officeooo:paragraph-rsid="00e27d43"/>
    </style:style>
    <style:style style:name="P408" style:family="paragraph" style:parent-style-name="Heading_20_2">
      <style:paragraph-properties fo:break-before="page"/>
      <style:text-properties officeooo:rsid="015b6aaa" officeooo:paragraph-rsid="015b6aaa"/>
    </style:style>
    <style:style style:name="P409" style:family="paragraph" style:parent-style-name="Heading_20_2">
      <style:paragraph-properties fo:break-before="page"/>
      <style:text-properties officeooo:rsid="016c4815"/>
    </style:style>
    <style:style style:name="P410" style:family="paragraph" style:parent-style-name="Heading_20_2">
      <style:paragraph-properties fo:break-before="page"/>
      <style:text-properties officeooo:rsid="016eb7e6" officeooo:paragraph-rsid="016eb7e6"/>
    </style:style>
    <style:style style:name="P411" style:family="paragraph" style:parent-style-name="Heading_20_2">
      <style:paragraph-properties fo:break-before="page"/>
      <style:text-properties officeooo:rsid="016ffa02" officeooo:paragraph-rsid="016ffa02"/>
    </style:style>
    <style:style style:name="P412" style:family="paragraph" style:parent-style-name="Heading_20_2">
      <style:paragraph-properties fo:break-before="page"/>
      <style:text-properties officeooo:rsid="01a4b129" officeooo:paragraph-rsid="01a4b129"/>
    </style:style>
    <style:style style:name="P413" style:family="paragraph" style:parent-style-name="Heading_20_2">
      <style:paragraph-properties fo:break-before="page"/>
      <style:text-properties officeooo:rsid="01f9a7d6" officeooo:paragraph-rsid="01f9a7d6"/>
    </style:style>
    <style:style style:name="P414" style:family="paragraph" style:parent-style-name="Heading_20_2">
      <style:paragraph-properties fo:break-before="page"/>
      <style:text-properties officeooo:rsid="02d11a74" officeooo:paragraph-rsid="02d11a74"/>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078d6c6" style:font-size-asian="12pt" style:font-size-complex="12pt"/>
    </style:style>
    <style:style style:name="T6" style:family="text">
      <style:text-properties fo:font-size="12pt" officeooo:rsid="0330c834" style:font-size-asian="12pt" style:font-size-complex="12pt"/>
    </style:style>
    <style:style style:name="T7" style:family="text">
      <style:text-properties officeooo:rsid="00088062"/>
    </style:style>
    <style:style style:name="T8" style:family="text">
      <style:text-properties fo:font-size="9pt" fo:font-style="italic" fo:font-weight="bold" style:font-size-asian="9pt" style:font-style-asian="italic" style:font-weight-asian="bold"/>
    </style:style>
    <style:style style:name="T9" style:family="text">
      <style:text-properties fo:font-size="9pt" fo:font-style="italic" fo:font-weight="bold" officeooo:rsid="013f65d5" style:font-size-asian="9pt" style:font-style-asian="italic" style:font-weight-asian="bold"/>
    </style:style>
    <style:style style:name="T10" style:family="text">
      <style:text-properties officeooo:rsid="000c1e11"/>
    </style:style>
    <style:style style:name="T11" style:family="text">
      <style:text-properties officeooo:rsid="000cfd42"/>
    </style:style>
    <style:style style:name="T12" style:family="text">
      <style:text-properties officeooo:rsid="000e5b29"/>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9"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0"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1"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2"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33" style:family="text">
      <style:text-properties fo:font-variant="normal" fo:text-transform="none" fo:color="#000000" fo:letter-spacing="normal" fo:language="en" fo:country="US" fo:font-style="normal" fo:font-weight="normal"/>
    </style:style>
    <style:style style:name="T34" style:family="text">
      <style:text-properties fo:font-variant="normal" fo:text-transform="none" fo:color="#000000" style:font-name="Times1" fo:letter-spacing="normal" fo:language="pl" fo:country="PL" fo:font-style="normal" fo:font-weight="normal" officeooo:rsid="0101f0d6"/>
    </style:style>
    <style:style style:name="T35"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8"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9"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40"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41" style:family="text">
      <style:text-properties fo:font-variant="normal" fo:text-transform="none" fo:color="#000000" style:font-name="Times1" fo:font-size="12pt" fo:letter-spacing="normal" fo:font-style="normal" fo:font-weight="normal" style:font-size-asian="10.5pt" style:font-size-complex="12pt"/>
    </style:style>
    <style:style style:name="T42"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43"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4"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5"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46"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47"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48" style:family="text">
      <style:text-properties style:font-name="Times1" officeooo:rsid="001a2cfe"/>
    </style:style>
    <style:style style:name="T49" style:family="text">
      <style:text-properties style:font-name="Times1" officeooo:rsid="008e573f"/>
    </style:style>
    <style:style style:name="T50" style:family="text">
      <style:text-properties style:font-name="Times1" officeooo:rsid="02f6462c"/>
    </style:style>
    <style:style style:name="T51" style:family="text">
      <style:text-properties officeooo:rsid="00239948"/>
    </style:style>
    <style:style style:name="T52" style:family="text">
      <style:text-properties officeooo:rsid="0024f37d"/>
    </style:style>
    <style:style style:name="T53" style:family="text">
      <style:text-properties officeooo:rsid="0026350f"/>
    </style:style>
    <style:style style:name="T54" style:family="text">
      <style:text-properties officeooo:rsid="0027509e"/>
    </style:style>
    <style:style style:name="T55" style:family="text">
      <style:text-properties officeooo:rsid="003e0de8"/>
    </style:style>
    <style:style style:name="T56" style:family="text">
      <style:text-properties officeooo:rsid="00476bc7"/>
    </style:style>
    <style:style style:name="T57" style:family="text">
      <style:text-properties officeooo:rsid="004dbcd1"/>
    </style:style>
    <style:style style:name="T58" style:family="text">
      <style:text-properties officeooo:rsid="004f6885"/>
    </style:style>
    <style:style style:name="T59" style:family="text">
      <style:text-properties officeooo:rsid="005160dd"/>
    </style:style>
    <style:style style:name="T60" style:family="text">
      <style:text-properties officeooo:rsid="0053ca11"/>
    </style:style>
    <style:style style:name="T61" style:family="text">
      <style:text-properties officeooo:rsid="0056475d"/>
    </style:style>
    <style:style style:name="T62" style:family="text">
      <style:text-properties officeooo:rsid="005e00c5"/>
    </style:style>
    <style:style style:name="T63" style:family="text">
      <style:text-properties officeooo:rsid="00621c48"/>
    </style:style>
    <style:style style:name="T64" style:family="text">
      <style:text-properties officeooo:rsid="0063da5f"/>
    </style:style>
    <style:style style:name="T65" style:family="text">
      <style:text-properties officeooo:rsid="0065bd7f"/>
    </style:style>
    <style:style style:name="T66" style:family="text">
      <style:text-properties officeooo:rsid="0068db36"/>
    </style:style>
    <style:style style:name="T67" style:family="text">
      <style:text-properties officeooo:rsid="0078d6c6"/>
    </style:style>
    <style:style style:name="T68" style:family="text">
      <style:text-properties officeooo:rsid="007ed28e"/>
    </style:style>
    <style:style style:name="T69" style:family="text">
      <style:text-properties officeooo:rsid="0081942a"/>
    </style:style>
    <style:style style:name="T70" style:family="text">
      <style:text-properties officeooo:rsid="008e573f"/>
    </style:style>
    <style:style style:name="T71" style:family="text">
      <style:text-properties fo:font-weight="bold" style:font-weight-asian="bold" style:font-weight-complex="bold"/>
    </style:style>
    <style:style style:name="T72" style:family="text">
      <style:text-properties fo:font-weight="bold" officeooo:rsid="00ac8bf0" style:font-weight-asian="bold" style:font-weight-complex="bold"/>
    </style:style>
    <style:style style:name="T73" style:family="text">
      <style:text-properties fo:font-weight="bold" officeooo:rsid="00f450d6" style:font-weight-asian="bold" style:font-weight-complex="bold"/>
    </style:style>
    <style:style style:name="T74" style:family="text">
      <style:text-properties fo:font-weight="bold" officeooo:rsid="0151e968" style:font-weight-asian="bold" style:font-weight-complex="bold"/>
    </style:style>
    <style:style style:name="T75" style:family="text">
      <style:text-properties fo:font-weight="bold" officeooo:rsid="0155432e" style:font-weight-asian="bold" style:font-weight-complex="bold"/>
    </style:style>
    <style:style style:name="T76" style:family="text">
      <style:text-properties fo:font-weight="bold" officeooo:rsid="01650c1e" style:font-weight-asian="bold" style:font-weight-complex="bold"/>
    </style:style>
    <style:style style:name="T77" style:family="text">
      <style:text-properties officeooo:rsid="009e450b"/>
    </style:style>
    <style:style style:name="T78" style:family="text">
      <style:text-properties officeooo:rsid="009f9271"/>
    </style:style>
    <style:style style:name="T79" style:family="text">
      <style:text-properties officeooo:rsid="00a33ae9"/>
    </style:style>
    <style:style style:name="T80" style:family="text">
      <style:text-properties fo:font-weight="normal" style:font-weight-asian="normal" style:font-weight-complex="normal"/>
    </style:style>
    <style:style style:name="T81" style:family="text">
      <style:text-properties fo:font-weight="normal" officeooo:rsid="00df8719" style:font-weight-asian="normal" style:font-weight-complex="normal"/>
    </style:style>
    <style:style style:name="T82" style:family="text">
      <style:text-properties fo:font-weight="normal" officeooo:rsid="00dfb9c8" style:font-weight-asian="normal" style:font-weight-complex="normal"/>
    </style:style>
    <style:style style:name="T83" style:family="text">
      <style:text-properties fo:font-weight="normal" officeooo:rsid="00e2d5c5" style:font-weight-asian="normal" style:font-weight-complex="normal"/>
    </style:style>
    <style:style style:name="T84" style:family="text">
      <style:text-properties fo:font-weight="normal" officeooo:rsid="00fa7fe8" style:font-weight-asian="normal" style:font-weight-complex="normal"/>
    </style:style>
    <style:style style:name="T85" style:family="text">
      <style:text-properties fo:font-weight="normal" officeooo:rsid="0110f278" style:font-weight-asian="normal" style:font-weight-complex="normal"/>
    </style:style>
    <style:style style:name="T86" style:family="text">
      <style:text-properties fo:font-weight="normal" officeooo:rsid="030c65d9" style:font-weight-asian="normal" style:font-weight-complex="normal"/>
    </style:style>
    <style:style style:name="T87" style:family="text">
      <style:text-properties fo:font-weight="normal" officeooo:rsid="00dd88f1" style:font-weight-asian="normal" style:font-weight-complex="normal"/>
    </style:style>
    <style:style style:name="T88" style:family="text">
      <style:text-properties fo:font-weight="normal" officeooo:rsid="0355f730" style:font-weight-asian="normal" style:font-weight-complex="normal"/>
    </style:style>
    <style:style style:name="T89" style:family="text">
      <style:text-properties officeooo:rsid="00bd0a12"/>
    </style:style>
    <style:style style:name="T90" style:family="text">
      <style:text-properties officeooo:rsid="00bf6365"/>
    </style:style>
    <style:style style:name="T91" style:family="text">
      <style:text-properties officeooo:rsid="00c3a2f1"/>
    </style:style>
    <style:style style:name="T92" style:family="text">
      <style:text-properties officeooo:rsid="00c657e3"/>
    </style:style>
    <style:style style:name="T93" style:family="text">
      <style:text-properties officeooo:rsid="00c686ba"/>
    </style:style>
    <style:style style:name="T94" style:family="text">
      <style:text-properties officeooo:rsid="00c6a807"/>
    </style:style>
    <style:style style:name="T95" style:family="text">
      <style:text-properties officeooo:rsid="00c81900"/>
    </style:style>
    <style:style style:name="T96" style:family="text">
      <style:text-properties officeooo:rsid="00c9f872"/>
    </style:style>
    <style:style style:name="T97" style:family="text">
      <style:text-properties officeooo:rsid="00cb145c"/>
    </style:style>
    <style:style style:name="T98" style:family="text">
      <style:text-properties officeooo:rsid="00cb9906"/>
    </style:style>
    <style:style style:name="T99" style:family="text">
      <style:text-properties officeooo:rsid="00cc8635"/>
    </style:style>
    <style:style style:name="T100" style:family="text">
      <style:text-properties style:font-name="Monospace" fo:font-size="10pt" style:font-size-asian="10pt" style:font-size-complex="10pt"/>
    </style:style>
    <style:style style:name="T101" style:family="text">
      <style:text-properties style:font-name="Monospace" fo:font-size="10pt" officeooo:rsid="0118a3f6" style:font-size-asian="10pt" style:font-size-complex="10pt"/>
    </style:style>
    <style:style style:name="T102" style:family="text">
      <style:text-properties style:font-name="Monospace" fo:font-size="10pt" officeooo:rsid="01272140" style:font-size-asian="10pt" style:font-size-complex="10pt"/>
    </style:style>
    <style:style style:name="T103" style:family="text">
      <style:text-properties style:font-name="Monospace" fo:font-size="10pt" officeooo:rsid="01192ac1" style:font-size-asian="10pt" style:font-size-complex="10pt"/>
    </style:style>
    <style:style style:name="T104" style:family="text">
      <style:text-properties style:font-name="Monospace" fo:font-size="10pt" officeooo:rsid="0120d27c" style:font-size-asian="10pt" style:font-size-complex="10pt"/>
    </style:style>
    <style:style style:name="T105" style:family="text">
      <style:text-properties style:font-name="Monospace" fo:font-size="10pt" officeooo:rsid="012de1bf" style:font-size-asian="10pt" style:font-size-complex="10pt"/>
    </style:style>
    <style:style style:name="T106" style:family="text">
      <style:text-properties style:font-name="Monospace" fo:font-size="10pt" officeooo:rsid="012f7ca5" style:font-size-asian="10pt" style:font-size-complex="10pt"/>
    </style:style>
    <style:style style:name="T107" style:family="text">
      <style:text-properties style:font-name="Monospace" fo:font-size="10pt" officeooo:rsid="012ff3de" style:font-size-asian="10pt" style:font-size-complex="10pt"/>
    </style:style>
    <style:style style:name="T108" style:family="text">
      <style:text-properties style:font-name="Monospace" fo:font-size="10pt" officeooo:rsid="013346f7" style:font-size-asian="10pt" style:font-size-complex="10pt"/>
    </style:style>
    <style:style style:name="T109" style:family="text">
      <style:text-properties style:font-name="Monospace" fo:font-size="10pt" officeooo:rsid="01343745" style:font-size-asian="10pt" style:font-size-complex="10pt"/>
    </style:style>
    <style:style style:name="T110" style:family="text">
      <style:text-properties style:font-name="Monospace" fo:font-size="10pt" officeooo:rsid="0136087d" style:font-size-asian="10pt" style:font-size-complex="10pt"/>
    </style:style>
    <style:style style:name="T111" style:family="text">
      <style:text-properties style:font-name="Monospace" fo:font-size="10pt" officeooo:rsid="0136253d" style:font-size-asian="10pt" style:font-size-complex="10pt"/>
    </style:style>
    <style:style style:name="T112" style:family="text">
      <style:text-properties style:font-name="Monospace" fo:font-size="10pt" officeooo:rsid="013692b4" style:font-size-asian="10pt" style:font-size-complex="10pt"/>
    </style:style>
    <style:style style:name="T113" style:family="text">
      <style:text-properties style:font-name="Monospace" fo:font-size="10pt" officeooo:rsid="0137b04e" style:font-size-asian="10pt" style:font-size-complex="10pt"/>
    </style:style>
    <style:style style:name="T114" style:family="text">
      <style:text-properties style:font-name="Monospace" fo:font-size="10pt" officeooo:rsid="0138ad6b" style:font-size-asian="10pt" style:font-size-complex="10pt"/>
    </style:style>
    <style:style style:name="T115" style:family="text">
      <style:text-properties style:font-name="Monospace" fo:font-size="10pt" officeooo:rsid="0139a738" style:font-size-asian="10pt" style:font-size-complex="10pt"/>
    </style:style>
    <style:style style:name="T116" style:family="text">
      <style:text-properties style:font-name="Monospace" fo:font-size="10pt" officeooo:rsid="013a2bfd" style:font-size-asian="10pt" style:font-size-complex="10pt"/>
    </style:style>
    <style:style style:name="T117" style:family="text">
      <style:text-properties style:font-name="Monospace" fo:font-size="10pt" officeooo:rsid="013b7447" style:font-size-asian="10pt" style:font-size-complex="10pt"/>
    </style:style>
    <style:style style:name="T118" style:family="text">
      <style:text-properties style:font-name="Monospace" fo:font-size="10pt" officeooo:rsid="013c5761" style:font-size-asian="10pt" style:font-size-complex="10pt"/>
    </style:style>
    <style:style style:name="T119" style:family="text">
      <style:text-properties style:font-name="Monospace" fo:font-size="10pt" officeooo:rsid="0151e968" style:font-size-asian="10pt" style:font-size-complex="10pt"/>
    </style:style>
    <style:style style:name="T120" style:family="text">
      <style:text-properties officeooo:rsid="00d22f12"/>
    </style:style>
    <style:style style:name="T121" style:family="text">
      <style:text-properties officeooo:rsid="00d66034"/>
    </style:style>
    <style:style style:name="T122" style:family="text">
      <style:text-properties style:font-name="monospace" fo:font-size="10pt" officeooo:rsid="00d73f7b" style:font-size-asian="10pt" style:font-size-complex="10pt"/>
    </style:style>
    <style:style style:name="T123" style:family="text">
      <style:text-properties officeooo:rsid="00dc50e6"/>
    </style:style>
    <style:style style:name="T124" style:family="text">
      <style:text-properties officeooo:rsid="00e4dfbb"/>
    </style:style>
    <style:style style:name="T125" style:family="text">
      <style:text-properties officeooo:rsid="00ed85ad"/>
    </style:style>
    <style:style style:name="T126" style:family="text">
      <style:text-properties officeooo:rsid="00f3ec19"/>
    </style:style>
    <style:style style:name="T127" style:family="text">
      <style:text-properties officeooo:rsid="00f597ad"/>
    </style:style>
    <style:style style:name="T128" style:family="text">
      <style:text-properties officeooo:rsid="010147b0"/>
    </style:style>
    <style:style style:name="T129" style:family="text">
      <style:text-properties officeooo:rsid="010edb90"/>
    </style:style>
    <style:style style:name="T130" style:family="text">
      <style:text-properties officeooo:rsid="0115d288"/>
    </style:style>
    <style:style style:name="T131" style:family="text">
      <style:text-properties officeooo:rsid="0118a3ae"/>
    </style:style>
    <style:style style:name="T132" style:family="text">
      <style:text-properties officeooo:rsid="0118a3f6"/>
    </style:style>
    <style:style style:name="T133" style:family="text">
      <style:text-properties officeooo:rsid="01192ac1"/>
    </style:style>
    <style:style style:name="T134" style:family="text">
      <style:text-properties officeooo:rsid="0120d27c"/>
    </style:style>
    <style:style style:name="T135" style:family="text">
      <style:text-properties officeooo:rsid="01233d58"/>
    </style:style>
    <style:style style:name="T136" style:family="text">
      <style:text-properties officeooo:rsid="0125a96b"/>
    </style:style>
    <style:style style:name="T137" style:family="text">
      <style:text-properties officeooo:rsid="013f64d6"/>
    </style:style>
    <style:style style:name="T138" style:family="text">
      <style:text-properties officeooo:rsid="013f65d5"/>
    </style:style>
    <style:style style:name="T139" style:family="text">
      <style:text-properties fo:language="pl" fo:country="PL"/>
    </style:style>
    <style:style style:name="T140" style:family="text">
      <style:text-properties fo:language="pl" fo:country="PL" officeooo:rsid="010edb90"/>
    </style:style>
    <style:style style:name="T141" style:family="text">
      <style:text-properties officeooo:rsid="0141f349"/>
    </style:style>
    <style:style style:name="T142" style:family="text">
      <style:text-properties officeooo:rsid="014315c9"/>
    </style:style>
    <style:style style:name="T143" style:family="text">
      <style:text-properties officeooo:rsid="01449375"/>
    </style:style>
    <style:style style:name="T144" style:family="text">
      <style:text-properties officeooo:rsid="0144c12f"/>
    </style:style>
    <style:style style:name="T145" style:family="text">
      <style:text-properties officeooo:rsid="0146733c"/>
    </style:style>
    <style:style style:name="T146" style:family="text">
      <style:text-properties officeooo:rsid="014e2d64"/>
    </style:style>
    <style:style style:name="T147" style:family="text">
      <style:text-properties officeooo:rsid="014ebafc"/>
    </style:style>
    <style:style style:name="T148" style:family="text">
      <style:text-properties officeooo:rsid="01503552"/>
    </style:style>
    <style:style style:name="T149" style:family="text">
      <style:text-properties officeooo:rsid="0151e968"/>
    </style:style>
    <style:style style:name="T150" style:family="text">
      <style:text-properties officeooo:rsid="0155432e"/>
    </style:style>
    <style:style style:name="T151" style:family="text">
      <style:text-properties officeooo:rsid="015b6db5"/>
    </style:style>
    <style:style style:name="T152" style:family="text">
      <style:text-properties officeooo:rsid="015e1d81"/>
    </style:style>
    <style:style style:name="T153" style:family="text">
      <style:text-properties officeooo:rsid="0160e7c5"/>
    </style:style>
    <style:style style:name="T154" style:family="text">
      <style:text-properties officeooo:rsid="01611fff"/>
    </style:style>
    <style:style style:name="T155" style:family="text">
      <style:text-properties officeooo:rsid="0161437f"/>
    </style:style>
    <style:style style:name="T156" style:family="text">
      <style:text-properties officeooo:rsid="01650c1e"/>
    </style:style>
    <style:style style:name="T157" style:family="text">
      <style:text-properties officeooo:rsid="01685ee9"/>
    </style:style>
    <style:style style:name="T158" style:family="text">
      <style:text-properties officeooo:rsid="016c4815"/>
    </style:style>
    <style:style style:name="T159" style:family="text">
      <style:text-properties officeooo:rsid="016eb7e6"/>
    </style:style>
    <style:style style:name="T160" style:family="text">
      <style:text-properties officeooo:rsid="016ffa02"/>
    </style:style>
    <style:style style:name="T161" style:family="text">
      <style:text-properties officeooo:rsid="01745203"/>
    </style:style>
    <style:style style:name="T162" style:family="text">
      <style:text-properties officeooo:rsid="01768f14"/>
    </style:style>
    <style:style style:name="T163" style:family="text">
      <style:text-properties officeooo:rsid="017a41c2"/>
    </style:style>
    <style:style style:name="T164" style:family="text">
      <style:text-properties officeooo:rsid="017bb863"/>
    </style:style>
    <style:style style:name="T165" style:family="text">
      <style:text-properties officeooo:rsid="017f03c6"/>
    </style:style>
    <style:style style:name="T166" style:family="text">
      <style:text-properties officeooo:rsid="017fc836"/>
    </style:style>
    <style:style style:name="T167" style:family="text">
      <style:text-properties officeooo:rsid="018332f2"/>
    </style:style>
    <style:style style:name="T168" style:family="text">
      <style:text-properties officeooo:rsid="0185020c"/>
    </style:style>
    <style:style style:name="T169" style:family="text">
      <style:text-properties officeooo:rsid="01899e15"/>
    </style:style>
    <style:style style:name="T170" style:family="text">
      <style:text-properties officeooo:rsid="018b83a0"/>
    </style:style>
    <style:style style:name="T171" style:family="text">
      <style:text-properties officeooo:rsid="018ffcd4"/>
    </style:style>
    <style:style style:name="T172" style:family="text">
      <style:text-properties officeooo:rsid="0194a032"/>
    </style:style>
    <style:style style:name="T173" style:family="text">
      <style:text-properties officeooo:rsid="0198ee21"/>
    </style:style>
    <style:style style:name="T174" style:family="text">
      <style:text-properties officeooo:rsid="019f0ce9"/>
    </style:style>
    <style:style style:name="T175" style:family="text">
      <style:text-properties officeooo:rsid="01a3c38e"/>
    </style:style>
    <style:style style:name="T176" style:family="text">
      <style:text-properties officeooo:rsid="01a4b129"/>
    </style:style>
    <style:style style:name="T177" style:family="text">
      <style:text-properties officeooo:rsid="01a90f65"/>
    </style:style>
    <style:style style:name="T178" style:family="text">
      <style:text-properties officeooo:rsid="01b38d03"/>
    </style:style>
    <style:style style:name="T179" style:family="text">
      <style:text-properties officeooo:rsid="01b6c78b"/>
    </style:style>
    <style:style style:name="T180" style:family="text">
      <style:text-properties officeooo:rsid="01c27614"/>
    </style:style>
    <style:style style:name="T181" style:family="text">
      <style:text-properties officeooo:rsid="01c72a8b"/>
    </style:style>
    <style:style style:name="T182" style:family="text">
      <style:text-properties officeooo:rsid="01c765ae"/>
    </style:style>
    <style:style style:name="T183" style:family="text">
      <style:text-properties officeooo:rsid="01cd0535"/>
    </style:style>
    <style:style style:name="T184" style:family="text">
      <style:text-properties officeooo:rsid="01cfc4bb"/>
    </style:style>
    <style:style style:name="T185" style:family="text">
      <style:text-properties officeooo:rsid="01d359ed"/>
    </style:style>
    <style:style style:name="T186" style:family="text">
      <style:text-properties officeooo:rsid="01d94c9c"/>
    </style:style>
    <style:style style:name="T187" style:family="text">
      <style:text-properties officeooo:rsid="01daff1c"/>
    </style:style>
    <style:style style:name="T188" style:family="text">
      <style:text-properties officeooo:rsid="01dd14a3"/>
    </style:style>
    <style:style style:name="T189" style:family="text">
      <style:text-properties officeooo:rsid="01e63e50"/>
    </style:style>
    <style:style style:name="T190" style:family="text">
      <style:text-properties officeooo:rsid="01ecb511"/>
    </style:style>
    <style:style style:name="T191" style:family="text">
      <style:text-properties officeooo:rsid="01efc9e8"/>
    </style:style>
    <style:style style:name="T192" style:family="text">
      <style:text-properties officeooo:rsid="01f35804"/>
    </style:style>
    <style:style style:name="T193" style:family="text">
      <style:text-properties officeooo:rsid="01f5fcbc"/>
    </style:style>
    <style:style style:name="T194" style:family="text">
      <style:text-properties officeooo:rsid="01f7dab0"/>
    </style:style>
    <style:style style:name="T195" style:family="text">
      <style:text-properties officeooo:rsid="01f9a7d6"/>
    </style:style>
    <style:style style:name="T196" style:family="text">
      <style:text-properties officeooo:rsid="01fcb635"/>
    </style:style>
    <style:style style:name="T197" style:family="text">
      <style:text-properties officeooo:rsid="01ff3c2f"/>
    </style:style>
    <style:style style:name="T198" style:family="text">
      <style:text-properties officeooo:rsid="02028689"/>
    </style:style>
    <style:style style:name="T199" style:family="text">
      <style:text-properties officeooo:rsid="0203f948"/>
    </style:style>
    <style:style style:name="T200" style:family="text">
      <style:text-properties officeooo:rsid="0204f656"/>
    </style:style>
    <style:style style:name="T201" style:family="text">
      <style:text-properties officeooo:rsid="0205743b"/>
    </style:style>
    <style:style style:name="T202" style:family="text">
      <style:text-properties officeooo:rsid="020a97fc"/>
    </style:style>
    <style:style style:name="T203" style:family="text">
      <style:text-properties officeooo:rsid="020f2237"/>
    </style:style>
    <style:style style:name="T204" style:family="text">
      <style:text-properties officeooo:rsid="020f7e0c"/>
    </style:style>
    <style:style style:name="T205" style:family="text">
      <style:text-properties officeooo:rsid="02155823"/>
    </style:style>
    <style:style style:name="T206" style:family="text">
      <style:text-properties officeooo:rsid="021e37c4"/>
    </style:style>
    <style:style style:name="T207" style:family="text">
      <style:text-properties officeooo:rsid="022d0723"/>
    </style:style>
    <style:style style:name="T208" style:family="text">
      <style:text-properties officeooo:rsid="0231961a"/>
    </style:style>
    <style:style style:name="T209" style:family="text">
      <style:text-properties officeooo:rsid="0233aea9"/>
    </style:style>
    <style:style style:name="T210" style:family="text">
      <style:text-properties officeooo:rsid="0235e45b"/>
    </style:style>
    <style:style style:name="T211" style:family="text">
      <style:text-properties officeooo:rsid="023cc243"/>
    </style:style>
    <style:style style:name="T212" style:family="text">
      <style:text-properties officeooo:rsid="0248235b"/>
    </style:style>
    <style:style style:name="T213" style:family="text">
      <style:text-properties officeooo:rsid="02488949"/>
    </style:style>
    <style:style style:name="T214" style:family="text">
      <style:text-properties officeooo:rsid="0249128d"/>
    </style:style>
    <style:style style:name="T215" style:family="text">
      <style:text-properties officeooo:rsid="024acbe7"/>
    </style:style>
    <style:style style:name="T216" style:family="text">
      <style:text-properties officeooo:rsid="024bdd87"/>
    </style:style>
    <style:style style:name="T217" style:family="text">
      <style:text-properties officeooo:rsid="024bfe59"/>
    </style:style>
    <style:style style:name="T218" style:family="text">
      <style:text-properties officeooo:rsid="024d55b6"/>
    </style:style>
    <style:style style:name="T219" style:family="text">
      <style:text-properties officeooo:rsid="024f052c"/>
    </style:style>
    <style:style style:name="T220" style:family="text">
      <style:text-properties officeooo:rsid="024f9867"/>
    </style:style>
    <style:style style:name="T221" style:family="text">
      <style:text-properties officeooo:rsid="025330d3"/>
    </style:style>
    <style:style style:name="T222" style:family="text">
      <style:text-properties officeooo:rsid="0256cd69"/>
    </style:style>
    <style:style style:name="T223" style:family="text">
      <style:text-properties officeooo:rsid="0257c42b"/>
    </style:style>
    <style:style style:name="T224" style:family="text">
      <style:text-properties officeooo:rsid="0257d7c9"/>
    </style:style>
    <style:style style:name="T225" style:family="text">
      <style:text-properties officeooo:rsid="0259ac7d"/>
    </style:style>
    <style:style style:name="T226" style:family="text">
      <style:text-properties officeooo:rsid="025d0949"/>
    </style:style>
    <style:style style:name="T227" style:family="text">
      <style:text-properties officeooo:rsid="0268fbe7"/>
    </style:style>
    <style:style style:name="T228" style:family="text">
      <style:text-properties officeooo:rsid="02711a0f"/>
    </style:style>
    <style:style style:name="T229" style:family="text">
      <style:text-properties officeooo:rsid="027e7807"/>
    </style:style>
    <style:style style:name="T230" style:family="text">
      <style:text-properties officeooo:rsid="0281c562"/>
    </style:style>
    <style:style style:name="T231" style:family="text">
      <style:text-properties officeooo:rsid="02851f3e"/>
    </style:style>
    <style:style style:name="T232" style:family="text">
      <style:text-properties officeooo:rsid="028f3348"/>
    </style:style>
    <style:style style:name="T233" style:family="text">
      <style:text-properties officeooo:rsid="028ff232"/>
    </style:style>
    <style:style style:name="T234" style:family="text">
      <style:text-properties officeooo:rsid="02944c5d"/>
    </style:style>
    <style:style style:name="T235" style:family="text">
      <style:text-properties officeooo:rsid="029b0baa"/>
    </style:style>
    <style:style style:name="T236" style:family="text">
      <style:text-properties officeooo:rsid="029ef30e"/>
    </style:style>
    <style:style style:name="T237" style:family="text">
      <style:text-properties officeooo:rsid="02a1c0ed"/>
    </style:style>
    <style:style style:name="T238" style:family="text">
      <style:text-properties officeooo:rsid="02a852ae"/>
    </style:style>
    <style:style style:name="T239" style:family="text">
      <style:text-properties officeooo:rsid="02af2a82"/>
    </style:style>
    <style:style style:name="T240" style:family="text">
      <style:text-properties officeooo:rsid="02b1e478"/>
    </style:style>
    <style:style style:name="T241" style:family="text">
      <style:text-properties officeooo:rsid="02b8581d"/>
    </style:style>
    <style:style style:name="T242" style:family="text">
      <style:text-properties officeooo:rsid="02ba34ff"/>
    </style:style>
    <style:style style:name="T243" style:family="text">
      <style:text-properties officeooo:rsid="02bd3538"/>
    </style:style>
    <style:style style:name="T244" style:family="text">
      <style:text-properties officeooo:rsid="02c764f1"/>
    </style:style>
    <style:style style:name="T245" style:family="text">
      <style:text-properties officeooo:rsid="02ca31e7"/>
    </style:style>
    <style:style style:name="T246" style:family="text">
      <style:text-properties officeooo:rsid="02cdf17b"/>
    </style:style>
    <style:style style:name="T247" style:family="text">
      <style:text-properties officeooo:rsid="02d11a74"/>
    </style:style>
    <style:style style:name="T248" style:family="text">
      <style:text-properties officeooo:rsid="02d67dcf"/>
    </style:style>
    <style:style style:name="T249" style:family="text">
      <style:text-properties officeooo:rsid="02d94a18"/>
    </style:style>
    <style:style style:name="T250" style:family="text">
      <style:text-properties officeooo:rsid="02deaf8f"/>
    </style:style>
    <style:style style:name="T251" style:family="text">
      <style:text-properties officeooo:rsid="02df38e4"/>
    </style:style>
    <style:style style:name="T252" style:family="text">
      <style:text-properties officeooo:rsid="02e5fe52"/>
    </style:style>
    <style:style style:name="T253" style:family="text">
      <style:text-properties officeooo:rsid="02eb791f"/>
    </style:style>
    <style:style style:name="T254" style:family="text">
      <style:text-properties officeooo:rsid="030095ca"/>
    </style:style>
    <style:style style:name="T255" style:family="text">
      <style:text-properties officeooo:rsid="030297c0"/>
    </style:style>
    <style:style style:name="T256" style:family="text">
      <style:text-properties officeooo:rsid="03029913"/>
    </style:style>
    <style:style style:name="T257" style:family="text">
      <style:text-properties officeooo:rsid="0304cf63"/>
    </style:style>
    <style:style style:name="T258" style:family="text">
      <style:text-properties fo:font-size="10pt" style:font-size-asian="10pt" style:font-size-complex="10pt"/>
    </style:style>
    <style:style style:name="T259" style:family="text">
      <style:text-properties fo:font-size="10pt" officeooo:rsid="003e0de8" style:font-size-asian="10pt" style:font-size-complex="10pt"/>
    </style:style>
    <style:style style:name="T260" style:family="text">
      <style:text-properties fo:font-size="10pt" officeooo:rsid="030aae36" style:font-size-asian="10pt" style:font-size-complex="10pt"/>
    </style:style>
    <style:style style:name="T261" style:family="text">
      <style:text-properties fo:font-size="10pt" officeooo:rsid="00d66034" style:font-size-asian="10pt" style:font-size-complex="10pt"/>
    </style:style>
    <style:style style:name="T262" style:family="text">
      <style:text-properties officeooo:rsid="0318df58"/>
    </style:style>
    <style:style style:name="T263" style:family="text">
      <style:text-properties officeooo:rsid="031b4a5d"/>
    </style:style>
    <style:style style:name="T264" style:family="text">
      <style:text-properties officeooo:rsid="031b622c"/>
    </style:style>
    <style:style style:name="T265" style:family="text">
      <style:text-properties officeooo:rsid="031d51f6"/>
    </style:style>
    <style:style style:name="T266" style:family="text">
      <style:text-properties officeooo:rsid="031f32be"/>
    </style:style>
    <style:style style:name="T267" style:family="text">
      <style:text-properties officeooo:rsid="0322049f"/>
    </style:style>
    <style:style style:name="T268" style:family="text">
      <style:text-properties officeooo:rsid="03252daa"/>
    </style:style>
    <style:style style:name="T269" style:family="text">
      <style:text-properties officeooo:rsid="032728a3"/>
    </style:style>
    <style:style style:name="T270" style:family="text">
      <style:text-properties officeooo:rsid="032b0e4f"/>
    </style:style>
    <style:style style:name="T271" style:family="text">
      <style:text-properties officeooo:rsid="033a6d14"/>
    </style:style>
    <style:style style:name="T272" style:family="text">
      <style:text-properties officeooo:rsid="03441f2a"/>
    </style:style>
    <style:style style:name="T273" style:family="text">
      <style:text-properties officeooo:rsid="03466c0e"/>
    </style:style>
    <style:style style:name="T274" style:family="text">
      <style:text-properties officeooo:rsid="034a6cf8"/>
    </style:style>
    <style:style style:name="T275" style:family="text">
      <style:text-properties officeooo:rsid="034b85c6"/>
    </style:style>
    <style:style style:name="T276" style:family="text">
      <style:text-properties officeooo:rsid="03514f0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2">Zachodniopomorski Uniwersytet Technologiczny</text:p>
      <text:p text:style-name="P121">w Szczecinie</text:p>
      <text:p text:style-name="P9"/>
      <text:p text:style-name="P10">WYDZIAŁ INFORMATYKI</text:p>
      <text:p text:style-name="P12"/>
      <text:p text:style-name="P12"/>
      <text:p text:style-name="Standard"/>
      <text:p text:style-name="P12"><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9"/>
      <text:p text:style-name="P9"/>
      <text:p text:style-name="P9"/>
      <text:p text:style-name="P9"/>
      <text:p text:style-name="P9"/>
      <text:p text:style-name="P11"><text:bookmark-start text:name="__RefHeading__4040_530245620"/>Grzegorz Różycki<text:bookmark-end text:name="__RefHeading__4040_530245620"/></text:p>
      <text:p text:style-name="P27">Kierunek Informatyka</text:p>
      <text:p text:style-name="P10"/>
      <text:p text:style-name="P28">Badanie wpływu optymalizacji kodu sieciowej aplikacji mobilnej na zużycie energii</text:p>
      <text:p text:style-name="P17"/>
      <text:p text:style-name="P10"/>
      <text:p text:style-name="P10"/>
      <text:p text:style-name="P9"/>
      <text:p text:style-name="P9"/>
      <text:p text:style-name="Standard"/>
      <text:p text:style-name="Standard"/>
      <text:p text:style-name="Standard"><text:tab/><text:tab/><text:tab/><text:tab/><text:tab/><text:tab/><text:tab/>Praca dyplomowa <text:span text:style-name="T7">magist</text:span>erska</text:p>
      <text:p text:style-name="Standard"><text:tab/><text:tab/><text:tab/><text:tab/><text:tab/><text:tab/><text:tab/>napisana pod kierunkiem </text:p>
      <text:p text:style-name="P21"><text:span text:style-name="T8"><text:tab/><text:tab/><text:tab/><text:tab/><text:tab/><text:tab/><text:tab/></text:span><text:span text:style-name="T9">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0">Inżynierii Oprogramowania</text:span></text:p>
      <text:h text:style-name="P384" text:outline-level="1"><text:soft-page-break/></text:h>
      <text:p text:style-name="Standard"/>
      <text:h text:style-name="P384" text:outline-level="1"/>
      <text:p text:style-name="P13"><text:bookmark-start text:name="__RefHeading__4042_530245620"/>Szczecin 201<text:span text:style-name="T11">6</text:span><text:bookmark-end text:name="__RefHeading__4042_530245620"/></text:p>
      <text:p text:style-name="Standard"/>
      <text:p text:style-name="P14">Studying the impact of <text:span text:style-name="T51">n</text:span>etwork code optimization <text:span text:style-name="T51">of </text:span>mobile application on energy consumption</text:p>
      <text:p text:style-name="P15"/>
      <text:p text:style-name="P2"><text:tab/>Network communication consumes considerable <text:span text:style-name="T52">amount of </text:span>energy <text:span text:style-name="T52">on </text:span>mobile phone<text:span text:style-name="T52">s</text:span>.<text:line-break/><text:span text:style-name="T52">M</text:span>ost expensive is the moment when the radio goes from sleep into a state of activity <text:span text:style-name="T52">and continues in this state.</text:span> <text:span text:style-name="T52">A </text:span>situation <text:span text:style-name="T52">when small packages of data are transfered can have a negative impact on</text:span> the battery. The aim of the work is to study the impact of optimizing network communication<text:line-break/><text:span text:style-name="T52">of a </text:span>mobile application on the battery <text:span text:style-name="T52">lifetime</text:span>.</text:p>
      <text:p text:style-name="P2"/>
      <text:p text:style-name="P3">Scope of work:</text:p>
      <text:list xml:id="list4245395545602012425" text:style-name="L1">
        <text:list-item>
          <text:p text:style-name="P184">Analysis of the impact of the application on energy consumption</text:p>
        </text:list-item>
        <text:list-item>
          <text:p text:style-name="P184">Implementation of applications with <text:span text:style-name="T53">and with</text:span>out optimization <text:span text:style-name="T53">and</text:span> study its effect on <text:span text:style-name="T53">lifetime of </text:span>batterie</text:p>
        </text:list-item>
        <text:list-item>
          <text:p text:style-name="P184">The development of <text:span text:style-name="T54">a </text:span>librar<text:span text:style-name="T54">y</text:span> to facilitate the implementation of optimized network communication</text:p>
        </text:list-item>
        <text:list-item>
          <text:p text:style-name="P184">Conclusions</text:p>
          <text:p text:style-name="P185"/>
        </text:list-item>
      </text:list>
      <text:p text:style-name="P16"/>
      <text:p text:style-name="P4"/>
      <text:p text:style-name="P29">OŚWIADCZENIE </text:p>
      <text:p text:style-name="P4"/>
      <text:p text:style-name="P5"><text:tab/>Oświadczam, że przedkładaną pracę <text:span text:style-name="T12">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0"/>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70"><text:a xlink:type="simple" xlink:href="#__RefHeading__4069_530245620" text:style-name="Index_20_Link" text:visited-style-name="Index_20_Link">1. Wstęp<text:tab/>8</text:a></text:p>
          <text:p text:style-name="P171"><text:a xlink:type="simple" xlink:href="#__RefHeading__3945_475234545" text:style-name="Index_20_Link" text:visited-style-name="Index_20_Link">1.1. Cel i zakres pracy<text:tab/>9</text:a></text:p>
          <text:p text:style-name="P171"><text:a xlink:type="simple" xlink:href="#__RefHeading__3947_475234545" text:style-name="Index_20_Link" text:visited-style-name="Index_20_Link">1.2. Opis komunikacji przy pomocy radia w telefonie komórkowym<text:tab/>10</text:a></text:p>
          <text:p text:style-name="P171"><text:a xlink:type="simple" xlink:href="#__RefHeading__4193_475234545" text:style-name="Index_20_Link" text:visited-style-name="Index_20_Link">1.3. Techniki optymalizacji komunikacji sieciowej na urządzeniu mobilnym<text:tab/>12</text:a></text:p>
          <text:p text:style-name="P171"><text:a xlink:type="simple" xlink:href="#__RefHeading__4195_475234545" text:style-name="Index_20_Link" text:visited-style-name="Index_20_Link">1.4. Wątpliwości związane z tematem<text:tab/>14</text:a></text:p>
          <text:p text:style-name="P171"><text:a xlink:type="simple" xlink:href="#__RefHeading__3949_475234545" text:style-name="Index_20_Link" text:visited-style-name="Index_20_Link">1.5. Sposób przeprowadzenia badań<text:tab/>15</text:a></text:p>
          <text:p text:style-name="P170"><text:a xlink:type="simple" xlink:href="#__RefHeading__4071_530245620" text:style-name="Index_20_Link" text:visited-style-name="Index_20_Link">2. Badanie aplikacji<text:tab/>18</text:a></text:p>
          <text:p text:style-name="P171"><text:a xlink:type="simple" xlink:href="#__RefHeading__677_208457283" text:style-name="Index_20_Link" text:visited-style-name="Index_20_Link">2.1. Wybór aplikacji do przeprowadzenia testów<text:tab/>18</text:a></text:p>
          <text:p text:style-name="P171"><text:a xlink:type="simple" xlink:href="#__RefHeading__1085_768326401" text:style-name="Index_20_Link" text:visited-style-name="Index_20_Link">2.2. Krótki opis systemu Android<text:tab/>21</text:a></text:p>
          <text:p text:style-name="P171"><text:a xlink:type="simple" xlink:href="#__RefHeading__1087_768326401" text:style-name="Index_20_Link" text:visited-style-name="Index_20_Link">2.3. Środowisko testowe<text:tab/>21</text:a></text:p>
          <text:p text:style-name="P171"><text:a xlink:type="simple" xlink:href="#__RefHeading__1089_768326401" text:style-name="Index_20_Link" text:visited-style-name="Index_20_Link">2.4. Opis sposobu przeprowadzania badań<text:tab/>21</text:a></text:p>
          <text:p text:style-name="P171"><text:a xlink:type="simple" xlink:href="#__RefHeading__1091_768326401" text:style-name="Index_20_Link" text:visited-style-name="Index_20_Link">2.5. Prezentacja i omówienie wyników<text:tab/>31</text:a></text:p>
          <text:p text:style-name="P171"><text:a xlink:type="simple" xlink:href="#__RefHeading__1894_151293633" text:style-name="Index_20_Link" text:visited-style-name="Index_20_Link">2.6. Określenie używanych protokołów w badanych aplikacjach<text:tab/>36</text:a></text:p>
          <text:p text:style-name="P171"><text:a xlink:type="simple" xlink:href="#__RefHeading__1093_768326401" text:style-name="Index_20_Link" text:visited-style-name="Index_20_Link">2.6. Aplikacja wzorcowa???<text:tab/>37</text:a></text:p>
          <text:p text:style-name="P170"><text:a xlink:type="simple" xlink:href="#__RefHeading__4073_530245620" text:style-name="Index_20_Link" text:visited-style-name="Index_20_Link">3. Implementacja biblioteki<text:tab/>38</text:a></text:p>
          <text:p text:style-name="P171"><text:a xlink:type="simple" xlink:href="#__RefHeading__5666_827020684" text:style-name="Index_20_Link" text:visited-style-name="Index_20_Link">3.1. Infrastruktura po stronie serwera<text:tab/>38</text:a></text:p>
          <text:p text:style-name="P171"><text:a xlink:type="simple" xlink:href="#__RefHeading__5668_827020684" text:style-name="Index_20_Link" text:visited-style-name="Index_20_Link">3.2. Prototypowanie i pierwsze wnioski<text:tab/>39</text:a></text:p>
          <text:p text:style-name="P171"><text:a xlink:type="simple" xlink:href="#__RefHeading__5670_827020684" text:style-name="Index_20_Link" text:visited-style-name="Index_20_Link">3.3. Ograniczenia dla biblioteki<text:tab/>41</text:a></text:p>
          <text:p text:style-name="P171"><text:a xlink:type="simple" xlink:href="#__RefHeading__5672_827020684" text:style-name="Index_20_Link" text:visited-style-name="Index_20_Link">3.4. Wymagania<text:tab/>42</text:a></text:p>
          <text:p text:style-name="P171"><text:a xlink:type="simple" xlink:href="#__RefHeading__5674_827020684" text:style-name="Index_20_Link" text:visited-style-name="Index_20_Link">3.5. Implementacja<text:tab/>43</text:a></text:p>
          <text:p text:style-name="P172"><text:a xlink:type="simple" xlink:href="#__RefHeading__5676_827020684" text:style-name="Index_20_Link" text:visited-style-name="Index_20_Link">3.5.1. Implementacja dla danych iCarWash<text:tab/>44</text:a></text:p>
          <text:p text:style-name="P172"><text:a xlink:type="simple" xlink:href="#__RefHeading__5678_827020684" text:style-name="Index_20_Link" text:visited-style-name="Index_20_Link">3.5.2. Implementacja dla danych OLX<text:tab/>45</text:a></text:p>
          <text:p text:style-name="P171"><text:a xlink:type="simple" xlink:href="#__RefHeading__5680_827020684" text:style-name="Index_20_Link" text:visited-style-name="Index_20_Link">3.6. Wnioski z implementacji<text:tab/>47</text:a></text:p>
          <text:p text:style-name="P170"><text:a xlink:type="simple" xlink:href="#__RefHeading__683_208457283" text:style-name="Index_20_Link" text:visited-style-name="Index_20_Link">4. Badanie własnej aplikacji<text:tab/>49</text:a></text:p>
          <text:p text:style-name="P171"><text:a xlink:type="simple" xlink:href="#__RefHeading__5682_827020684" text:style-name="Index_20_Link" text:visited-style-name="Index_20_Link">4.1. Założenia dotyczące testów<text:tab/>49</text:a></text:p>
          <text:p text:style-name="P171"><text:a xlink:type="simple" xlink:href="#__RefHeading__5684_827020684" text:style-name="Index_20_Link" text:visited-style-name="Index_20_Link">4.2. Wybrane narzędzia<text:tab/>50</text:a></text:p>
          <text:p text:style-name="P171"><text:a xlink:type="simple" xlink:href="#__RefHeading__5698_827020684" text:style-name="Index_20_Link" text:visited-style-name="Index_20_Link">4.3. Generowanie scenariusza oraz przebieg testu<text:tab/>53</text:a></text:p>
          <text:p text:style-name="P172"><text:a xlink:type="simple" xlink:href="#__RefHeading__5700_827020684" text:style-name="Index_20_Link" text:visited-style-name="Index_20_Link">4.3.1. Zastosowane regóły generowania scenariuszy testowych<text:tab/>53</text:a></text:p>
          <text:p text:style-name="P172"><text:a xlink:type="simple" xlink:href="#__RefHeading__5702_827020684" text:style-name="Index_20_Link" text:visited-style-name="Index_20_Link">4.3.2. Warunki oraz przykładowy przebieg testu<text:tab/>54</text:a></text:p>
          <text:p text:style-name="P170"><text:a xlink:type="simple" xlink:href="#__RefHeading__5758_827020684" text:style-name="Index_20_Link" text:visited-style-name="Index_20_Link">4.4. Wyniki testów<text:tab/>60</text:a></text:p>
          <text:p text:style-name="P172"><text:a xlink:type="simple" xlink:href="#__RefHeading__5760_827020684" text:style-name="Index_20_Link" text:visited-style-name="Index_20_Link">4.4.1. Wyniki dla iCarWash<text:tab/>60</text:a></text:p>
          <text:p text:style-name="P172"><text:a xlink:type="simple" xlink:href="#__RefHeading__5762_827020684" text:style-name="Index_20_Link" text:visited-style-name="Index_20_Link">4.4.2. Wyniki dla OLX<text:tab/>64</text:a></text:p>
          <text:p text:style-name="P172"><text:a xlink:type="simple" xlink:href="#__RefHeading__5764_827020684" text:style-name="Index_20_Link" text:visited-style-name="Index_20_Link">4.4.3. Wpływ kompresji metodą gzip na rozmiar danych<text:tab/>64</text:a></text:p>
          <text:p text:style-name="P170"><text:a xlink:type="simple" xlink:href="#__RefHeading__4075_530245620" text:style-name="Index_20_Link" text:visited-style-name="Index_20_Link">5. Wnioski<text:tab/>66</text:a></text:p>
        </text:index-body>
      </text:table-of-content>
      <text:p text:style-name="P9"/>
      <text:h text:style-name="P388" text:outline-level="1"><text:bookmark-start text:name="__RefHeading__4069_530245620"/>1. Wstęp<text:bookmark-end text:name="__RefHeading__4069_530245620"/></text:h>
      <text:p text:style-name="P18"/>
      <text:p text:style-name="P210"><text:tab/><text:span text:style-name="T70">D</text:span><text:span text:style-name="T48">o podjęcia takiego tematu pracy </text:span><text:span text:style-name="T49">autora przyczynił się fakt, że </text:span><text:span text:style-name="T48">jest jest </text:span><text:span text:style-name="T49">on</text:span><text:span text:style-name="T48"> fascynatem wszelkiego rodzaju technologii związanych z programowaniem i elektroniką. Jako hobby bawi się w programowanie urządzeń mobilnych opartych o system operacyjny Android. </text:span><text:span text:style-name="T49">Sam pomysł został zainspirowany</text:span><text:span text:style-name="T48"> film</text:span><text:span text:style-name="T49">em</text:span><text:span text:style-name="T49"><text:note text:id="ftn0" text:note-class="footnote"><text:note-citation>1</text:note-citation><text:note-body><text:p text:style-name="P211"><text:span text:style-name="T50">„</text:span><text:span text:style-name="T46">Battery Drain and Networking (Android Performance Patterns Season 2 ep1)”, </text:span><text:span text:style-name="T47">dostęp z dnia 2015-10-23 20:35 pod adresem </text:span><text:a xlink:type="simple" xlink:href="https://www.youtube.com/watch?v=fEEulSk1kNY">https://www.youtube.com/watch?v=fEEulSk1kNY</text:a></text:p></text:note-body></text:note></text:span><text:span text:style-name="T48"> </text:span><text:span text:style-name="T45"><text:s/></text:span><text:span text:style-name="T48">zamieszczony przez pracowników korporacji Google z cyklu Android Performance Patterns </text:span><text:span text:style-name="T49">w serwisie Youtube</text:span><text:span text:style-name="T48">.</text:span></text:p>
      <text:p text:style-name="P217"><text:span text:style-name="T13"><text:tab/></text:span><text:span text:style-name="T14">W filmie tym Colt McAnlis wyjaśnia sposób w jaki telefon komórkowy przesyła dane <text:line-break/></text:span><text:span text:style-name="T19">z wykorzyst</text:span><text:span text:style-name="T24">a</text:span><text:span text:style-name="T19">niem sieci komórkowych oraz jaki</text:span><text:span text:style-name="T14"> wpływ ma </text:span><text:span text:style-name="T19">to</text:span><text:span text:style-name="T14"> na zużycie baterii. Pada stwierdzenie, że „</text:span><text:span text:style-name="T20">…</text:span><text:span text:style-name="T14">największe zyski w efektywności wykorzystania baterii będą płynąć z sposobu w jaki odbywa się komunikacja sieciowa</text:span><text:span text:style-name="T20">…</text:span><text:span text:style-name="T14">”</text:span><text:span text:style-name="T14"><text:note text:id="ftn1" text:note-class="footnote"><text:note-citation>2</text:note-citation><text:note-body><text:p text:style-name="P216"><text:span text:style-name="T14"><text:s text:c="2"/></text:span><text:span text:style-name="T28">T</text:span><text:span text:style-name="T29">łumaczenie <text:s/></text:span><text:span text:style-name="T28">własne </text:span><text:span text:style-name="T29">z J. </text:span><text:span text:style-name="T28">a</text:span><text:span text:style-name="T29">ngielskiego, </text:span><text:span text:style-name="T28">od początku do siedemnastej sekundy filmu</text:span></text:p></text:note-body></text:note></text:span><text:span text:style-name="T14">. </text:span><text:span text:style-name="T15">Wynika to z faktu, że radio w telefonie komórkowym jest</text:span><text:span text:style-name="T17"> radi</text:span><text:span text:style-name="T24">em</text:span><text:span text:style-name="T17"> nadające w paśmie </text:span><text:span text:style-name="T15">UHF, które zużywa sporo mocy </text:span><text:span text:style-name="T18">podczas transmisji</text:span><text:span text:style-name="T15">. W celu oszczędzania tejże energii układ może znajdować się w jednym z trzech stanów:</text:span></text:p>
      <text:list xml:id="list5573395249245583830" text:style-name="L2">
        <text:list-item>
          <text:p text:style-name="P186"><text:span text:style-name="T138">a</text:span>ktywny<text:span text:style-name="T137">m,</text:span></text:p>
        </text:list-item>
        <text:list-item>
          <text:p text:style-name="P186"><text:span text:style-name="T138">c</text:span>zuwania,</text:p>
        </text:list-item>
        <text:list-item>
          <text:p text:style-name="P186"><text:span text:style-name="T138">u</text:span>śpienia.</text:p>
        </text:list-item>
      </text:list>
      <text:p text:style-name="P218"><text:span text:style-name="T13">Gdzie stany te są wymienione od najbardziej energochłonnych do najmniej. Układ jest przełączany wg pewnych reguł </text:span><text:span text:style-name="T25">(bardziej szczegółowy opis w rozdziale 1.2.)</text:span><text:span text:style-name="T13">.</text:span></text:p>
      <text:p text:style-name="P218"><text:span text:style-name="T13"><text:tab/>Zrozumienie tych reguł i optymalizacja użycia sieci komórkowej do przesyłu danych może mieć duży wpływ na poprawę czasu pracy baterii.</text:span></text:p>
      <text:p text:style-name="P218"><text:span text:style-name="T13"><text:tab/></text:span><text:span text:style-name="T16">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6">D</text:span><text:span text:style-name="T21">evelopment </text:span><text:span text:style-name="T16">T</text:span><text:span text:style-name="T21">ool</text:span><text:span text:style-name="T22">s. </text:span><text:span text:style-name="T27">N</text:span><text:span text:style-name="T23">arzędzia </text:span><text:span text:style-name="T27">te zostaną </text:span><text:span text:style-name="T23">omówione w dalszych rozdzia</text:span><text:span text:style-name="T26">łach</text:span><text:span text:style-name="T16">.</text:span></text:p>
      <text:p text:style-name="P218"/>
      <text:h text:style-name="P403" text:outline-level="2"><text:bookmark-start text:name="__RefHeading__3945_475234545"/>1.1. Cel i zakres pracy<text:bookmark-end text:name="__RefHeading__3945_475234545"/></text:h>
      <text:p text:style-name="P42">Cel pracy:</text:p>
      <text:p text:style-name="P332"><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332"/>
      <text:p text:style-name="P219">Zakres pracy:<text:tab/></text:p>
      <text:list xml:id="list1483589478242282396" text:style-name="L3">
        <text:list-item>
          <text:p text:style-name="P212"><text:span text:style-name="T138">a</text:span>naliza wpływu aplikacji na zużycie energii,</text:p>
        </text:list-item>
        <text:list-item>
          <text:p text:style-name="P212"><text:span text:style-name="T138">i</text:span>mplementacja aplikacji bez optymalizacji i z optymalizacją oraz badanie jej wpływu na czas „życia” baterii,</text:p>
        </text:list-item>
        <text:list-item>
          <text:p text:style-name="P212"><text:span text:style-name="T138">o</text:span>pracowanie <text:span text:style-name="T139">biblioteki ułatwiającej implementację zoptymalizowanej komunikacji sieciowej,</text:span></text:p>
        </text:list-item>
        <text:list-item>
          <text:p text:style-name="P212"><text:span text:style-name="T138">w</text:span>nioski końcowe.</text:p>
        </text:list-item>
      </text:list>
      <text:p text:style-name="P7"/>
      <text:h text:style-name="P393" text:outline-level="2"/>
      <text:h text:style-name="P403" text:outline-level="2"><text:bookmark-start text:name="__RefHeading__3947_475234545"/>1.2. Opis komunikacji przy pomocy radia w telefonie komórkowym<text:bookmark-end text:name="__RefHeading__3947_475234545"/></text:h>
      <text:p text:style-name="P224"/>
      <text:p text:style-name="P224"><text:tab/>Sposób pracy radia w telefonie komórkowym można opisać przy pomocy diagramu stanów.<text:line-break/><text:span text:style-name="T254">Konkretne wartości są</text:span> zależy od technologii (3G, LTE) oraz dostawcy (Orange, Plus, itd.).</text:p>
      <text:p text:style-name="P224"><text:span text:style-name="T78">M</text:span>ożemy wyróżnić trzy stany dla radia w telefonie <text:span text:style-name="T78">urządzeniu mobilnym</text:span>:</text:p>
      <text:list xml:id="list6752959228137501777" text:style-name="L4">
        <text:list-item>
          <text:p text:style-name="P225">Full Power <text:span text:style-name="T79">(</text:span>DCH<text:span text:style-name="T79">)</text:span> <text:tab/><text:span text:style-name="T79">→pełne zużycie mocy; pełna przepustowość,</text:span></text:p>
        </text:list-item>
        <text:list-item>
          <text:p text:style-name="P226">Low Power <text:span text:style-name="T79">(</text:span>FACH<text:span text:style-name="T79">)<text:tab/>→</text:span> ok 50% zużycie; niska przepustowość,</text:p>
        </text:list-item>
        <text:list-item>
          <text:p text:style-name="P226">Standby <text:span text:style-name="T79">(</text:span>IDLE<text:span text:style-name="T79">)</text:span> <text:tab/><text:span text:style-name="T79">→minimalne</text:span> zużyci<text:span text:style-name="T255">e</text:span>, brak przepustowości <text:span text:style-name="T131">na dane (tylko pakiety kontrolne).</text:span></text:p>
        </text:list-item>
      </text:list>
      <text:p text:style-name="P227"/>
      <text:h text:style-name="P187" text:outline-level="2"><text:bookmark-start text:name="__RefHeading__4161_475234545"/><text:span text:style-name="T256">Ilustracja została pobrana ze strony przeznaczonej dla deweloperów na platformę Android</text:span><text:span text:style-name="T256"><text:note text:id="ftn2" text:note-class="footnote"><text:note-citation>3</text:note-citation><text:note-body><text:h text:style-name="P188" text:outline-level="2"><text:span text:style-name="T55"><text:s/></text:span><text:span text:style-name="T259">Dostęp z dnia 2016-03-26, pod adresem </text:span><text:a xlink:type="simple" xlink:href="http://developer.android.com/images/efficient-downloads/mobile_radio_state_machine.png" text:style-name="Internet_20_link" text:visited-style-name="Visited_20_Internet_20_Link"><text:span text:style-name="T259">http://developer.android.com/images/efficient-downloads/mobile_radio_state_machine.png</text:span></text:a></text:h></text:note-body></text:note></text:span><text:span text:style-name="T256">.</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190" text:outline-level="2"><text:bookmark-start text:name="__RefHeading__921_982207326"/><text:bookmark-end text:name="__RefHeading__921_982207326"/></text:h>
      <text:h text:style-name="P191" text:outline-level="2"><text:bookmark-start text:name="__RefHeading__4165_475234545"/>Przełączenie ze stanu niższego do wyższego wiąże się z pewnym opóźnieniem wynoszącym dla przejść:<text:bookmark-end text:name="__RefHeading__4165_475234545"/></text:h>
      <text:list xml:id="list7823405029907568213" text:style-name="L5">
        <text:list-item>
          <text:h text:style-name="P192" text:outline-level="2"><text:bookmark-start text:name="__RefHeading__4167_475234545"/>Standby <text:s text:c="5"/>→ Full Power ~2 sec,<text:bookmark-end text:name="__RefHeading__4167_475234545"/></text:h>
        </text:list-item>
        <text:list-item>
          <text:h text:style-name="P192" text:outline-level="2"><text:bookmark-start text:name="__RefHeading__4169_475234545"/>Low Power → Full Power ~1 – 1,5 sec.<text:bookmark-end text:name="__RefHeading__4169_475234545"/></text:h>
        </text:list-item>
      </text:list>
      <text:h text:style-name="P193" text:outline-level="2"/>
      <text:h text:style-name="P193" text:outline-level="2"><text:bookmark-start text:name="__RefHeading__4171_475234545"/>W związku z tym przełączanie z powrotem do stanu niższego następuje z pewnym opóźnieniem, <text:span text:style-name="T257">tzw. </text:span>tail time, wynoszącym odpowiednio:<text:bookmark-end text:name="__RefHeading__4171_475234545"/></text:h>
      <text:list xml:id="list541584568896858401" text:style-name="L6">
        <text:list-item>
          <text:h text:style-name="P194" text:outline-level="2"><text:bookmark-start text:name="__RefHeading__4173_475234545"/>Full Power <text:s/>→ Low Power ~ 5 sec,<text:bookmark-end text:name="__RefHeading__4173_475234545"/></text:h>
        </text:list-item>
        <text:list-item>
          <text:h text:style-name="P194" text:outline-level="2"><text:bookmark-start text:name="__RefHeading__4175_475234545"/>Low Power → Standby ~ 10 – 12 sec.<text:bookmark-end text:name="__RefHeading__4175_475234545"/></text:h>
        </text:list-item>
      </text:list>
      <text:h text:style-name="P193" text:outline-level="2"/>
      <text:h text:style-name="P195" text:outline-level="2"><text:bookmark-start text:name="__RefHeading__4177_475234545"/>Opóźnienia te są zależne od użytej technologii (2G, 3G, LTE) oraz operatora.<text:bookmark-end text:name="__RefHeading__4177_475234545"/></text:h>
      <text:h text:style-name="P195" text:outline-level="2"/>
      <text:h text:style-name="P196" text:outline-level="2"><text:bookmark-start text:name="__RefHeading__4179_475234545"/><text:tab/><text:bookmark-end text:name="__RefHeading__4179_475234545"/></text:h>
      <text:h text:style-name="P223" text:outline-level="2"><text:tab/>Technika ta ma na celu zmniejszenie zużycia baterii przy jednoczesnym unikaniu opóźnień związanym z przełączaniem w stan wyższej gotowości radia. <text:span text:style-name="T56">Może ona jednak prowadzić do niepożądanych sytuacji / wzorców komunikacji.</text:span></text:h>
      <text:h text:style-name="P197" text:outline-level="2"/>
      <text:h text:style-name="P197" text:outline-level="2"><text:tab/><text:span text:style-name="T56">Jeśli aplikacja pobiera regularnie dane lub odpytuje serwer o zmiany może to prowadzić do sytuacji gdzie radio nigdy nie przechodzi do stanu czuwania (standby) pomimo niskiego wykorzystania przepustowości. Weźmy za przykład następujący scenariusz:</text:span></text:h>
      <text:h text:style-name="P199"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3" text:note-class="footnote"><text:note-citation>4</text:note-citation><text:note-body><text:h text:style-name="P200" text:outline-level="2"><text:s/><text:span text:style-name="T258">Opracowanie własne na podstawie <text:s/>dostęp z dnia 2016-03-26 </text:span><text:span text:style-name="T260">do artykułu pod adresem</text:span><text:span text:style-name="T258"> </text:span><text:a xlink:type="simple" xlink:href="http://developer.android.com/training/efficient-downloads/efficient-network-access.html" text:style-name="Internet_20_link" text:visited-style-name="Visited_20_Internet_20_Link"><text:span text:style-name="T258">http://developer.android.com/training/efficient-</text:span></text:a><text:a xlink:type="simple" xlink:href="http://developer.android.com/training/efficient-downloads/efficient-network-access.html" text:style-name="Internet_20_link" text:visited-style-name="Visited_20_Internet_20_Link"><text:span text:style-name="T258">downloads/efficient-network-access.html</text:span></text:a></text:h></text:note-body></text:note>.<text:bookmark-end text:name="__RefHeading__4185_475234545"/></text:h>
      <text:h text:style-name="P199" text:outline-level="2"/>
      <text:h text:style-name="P198" text:outline-level="2"><draw:frame draw:style-name="fr5"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89" text:outline-level="2"/>
      <text:h text:style-name="P201"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394" text:outline-level="2"><text:bookmark-start text:name="__RefHeading__4193_475234545"/><text:soft-page-break/>1.3. Techniki optymalizacji <text:span text:style-name="T58">komunikacji sieciowej na urządzeniu mobilnym</text:span><text:bookmark-end text:name="__RefHeading__4193_475234545"/></text:h>
      <text:p text:style-name="P333"><text:tab/><text:span text:style-name="T57">Nie każdy rodzaj komunikacji sieciowej da się zoptymalizować. Weźmy pod uwagę </text:span><text:span text:style-name="T86">wrażenia użytkownika aplikacji</text:span><text:span text:style-name="T57">. Każdy system informatyczny powinien być responsywny, czyli</text:span><text:span text:style-name="T72"> </text:span><text:span text:style-name="T57">reagować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33"><text:span text:style-name="T59">Najprościej będzie jednak przedstawić kilka scenariuszy wraz z przykładami:</text:span></text:p>
      <text:list xml:id="list2706282483832065979" text:style-name="L7">
        <text:list-item>
          <text:p text:style-name="P228"><text:span text:style-name="T262">p</text:span>refetch – pobieranie zasobów zawczasu. <text:span text:style-name="T60">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229"><text:span text:style-name="T262">b</text:span>atch – scalanie kilku zapytań w jedno. <text:span text:style-name="T61">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61"><text:note text:id="ftn4" text:note-class="footnote"><text:note-citation>5</text:note-citation><text:note-body><text:p text:style-name="P173">Opis aplikacji dostępny na stronie <text:a xlink:type="simple" xlink:href="https://www.google.com/analytics/mobile/">https://www.google.com/analytics/mobile/</text:a>, dostęp z dnia 2016-05-27.</text:p></text:note-body></text:note></text:span><text:span text:style-name="T61">.<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30"><text:span text:style-name="T138">u</text:span>nikanie periodycznych sprawdzeń serwera. Zamiast odpytywać serwer co dany interwał czasu możemy polegać na technologii GCM (Google Cloud Messaging<text:note text:id="ftn5" text:note-class="footnote"><text:note-citation>6</text:note-citation><text:note-body><text:p text:style-name="P174">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62">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231"><text:span text:style-name="T262">c</text:span>ache – zapobieganie ponownemu pobieraniu danych. Aplikacja pobiera dane z serwera <text:span text:style-name="T263">dla </text:span>widoku 1. Użytkownik przechodzi z widoku 1 na <text:span text:style-name="T263">widok </text:span>2. Po czasie wraca do widoku 1. Dane nie są ponownie pobierane ponieważ znajdują się w pamięci u<text:span text:style-name="T264">rządzenia</text:span>.</text:p>
        </text:list-item>
        <text:list-item>
          <text:p text:style-name="P339">kompresja danych – jest to sposób na redukcję objętości danych i możliwość odtworzenia ich do pierwotnej postaci. Jednym z popularnych narzędzi do kompresji jest <text:span text:style-name="T265">gzip</text:span><text:span text:style-name="T265"><text:note text:id="ftn6" text:note-class="footnote"><text:note-citation>7</text:note-citation><text:note-body><text:p text:style-name="P175">Strona domowa aplikacji pod adresem <text:a xlink:type="simple" xlink:href="http://www.gzip.org/">http://www.gzip.org/</text:a>, dostęp z dnia 2016-05-27</text:p></text:note-body></text:note></text:span>.</text:p>
        </text:list-item>
      </text:list>
      <text:h text:style-name="P404" text:outline-level="2"><text:bookmark-start text:name="__RefHeading__4195_475234545"/>1.4. Wątpliwości związane z tematem<text:bookmark-end text:name="__RefHeading__4195_475234545"/></text:h>
      <text:p text:style-name="P334"><text:tab/><text:span text:style-name="T63">Dla autora temat był ciekawy pod względem technicznym, ale jednocześnie wzbudził pewne wątpliwości. Czy faktycznie beztroska w tworzeniu komunikacji sieciowej w aplikacji może w tak dużym stopniu wpłynąć na poziom naładowania baterii?</text:span></text:p>
      <text:p text:style-name="P334"><text:tab/><text:span text:style-name="T63">Po wejściu w ekran statystyk zużycia baterii na trzech urządzeniach na jednej z pierwszych trzech pozycji zawsze pojawiał się ekran. Było to niezależne od tego w jaki sposób telefon był wykorzystywany.</text:span></text:p>
      <text:p text:style-name="P44"/>
      <text:p text:style-name="P44"><draw:frame draw:style-name="fr2"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40"><text:tab/><text:span text:style-name="T89">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342">Pierwsz<text:span text:style-name="T266">e</text:span> dwa urządzenia, <text:span text:style-name="T266">patrząc </text:span>od lewej <text:span text:style-name="T266">strony,</text:span> wykorzystywane były głównie do wykonywania połączeń głosowych. <text:span text:style-name="T124">W t</text:span>elefon<text:span text:style-name="T124">ie</text:span> po środku przeważa pobór energii podczas trybu bezczynności.<text:line-break/>Na ostatnim w większym stopniu były wykorzystywane aplikacje.</text:p>
      <text:p text:style-name="P341"><text:tab/><text:span text:style-name="T64">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41"><text:soft-page-break/><text:tab/><text:span text:style-name="T65">Czy zatem optymalizacja pod tym kątem ma sens z punktu widzenia deweloperów? Czy poświęcony czas wpłynie w zauważalnym stopniu na poprawę czasu życia baterii?</text:span></text:p>
      <text:h text:style-name="P395" text:outline-level="2"><text:bookmark-start text:name="__RefHeading__3949_475234545"/>1.<text:span text:style-name="T63">5</text:span>. Sposób przeprowadzenia badań<text:bookmark-end text:name="__RefHeading__3949_475234545"/></text:h>
      <text:p text:style-name="P236"><text:tab/><text:span text:style-name="T66">Badanie tego zjawiska nie będzie łatwe. Dokładność wyników może być niska, biorąc pod uwagę liczbę <text:s/>czynników mających wpływ na pomiary:</text:span></text:p>
      <text:list xml:id="list279041469221563353" text:style-name="L8">
        <text:list-item>
          <text:p text:style-name="P232">jest mnóstwo typów aplikacji, większość z nich ma różne sposoby komunikowania się poprzez sieć,</text:p>
        </text:list-item>
        <text:list-item>
          <text:p text:style-name="P232">wyniki są zależne od sprzętu, typu połączenia, dostawcy usługi,</text:p>
        </text:list-item>
        <text:list-item>
          <text:p text:style-name="P232">badane aplikacje są dostępne w postaci gotowych binariów bez dostępu do kodu,<text:line-break/>a sama deasemblacja jest zabroniona. <text:span text:style-name="T266">U</text:span>trudnia to analizę sposobu komunikacji i użyte mechanizmy – wymusza to odgadywanie wielu aspektów,</text:p>
        </text:list-item>
        <text:list-item>
          <text:p text:style-name="P232">do pomiaru będą używane głównie narzędzia software'owe, których dokładność jest mniejsza i również może mieć wpływ na działanie samego urządzenia niż pomiary przy pomocy specjalnych urządzeń,</text:p>
        </text:list-item>
        <text:list-item>
          <text:p text:style-name="P232">testy należałoby zautomatyzować, jednak będzie to problematyczne. <text:span text:style-name="T267">Są dostępne narzędzia do testów aplikacji symulujące działania użytkownika. Mają one jednak swoje ograniczenia.</text:span> <text:span text:style-name="T267">S</text:span>amo wywołanie akcji w aplikacji jest niewystarczające. <text:span text:style-name="T267">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233"><text:span text:style-name="T268"><text:tab/>Dla autora niedokładność wyników nie stanowiła przeszkody. W jego przekonaniu bowiem jest fakt, że jeżeli zjawisko zachodzi i faktycznie ma znaczący wpływ na poziom baterii to będzie widoczne bez względu na niedokładność tych narzędzi.</text:span></text:p>
      <text:p text:style-name="P343"><text:span text:style-name="T268">Nakreślono następujący schemat postępowania</text:span>:</text:p>
      <text:list xml:id="list5192977442555176463" text:style-name="L9">
        <text:list-item>
          <text:p text:style-name="P234"><text:span text:style-name="T141">w</text:span>ybór możliwie szerokiego wachlarza aplikacji ze sklepu Google Play,</text:p>
        </text:list-item>
        <text:list-item>
          <text:p text:style-name="P234"><text:span text:style-name="T141">m</text:span>anualne przetestowanie tych aplikacji przy pomocy battery-historian,</text:p>
        </text:list-item>
        <text:list-item>
          <text:p text:style-name="P235"><text:span text:style-name="T141">w</text:span>ybranie na tej podstawie typu (wzorca UI + danych) aplikacji która zostanie poddana dokładniejszym testom,</text:p>
        </text:list-item>
        <text:list-item>
          <text:p text:style-name="P235"><text:span text:style-name="T141">s</text:span>tworzenie aplikacji implementującej w<text:span text:style-name="T269">ybrany</text:span> wzorzec,</text:p>
        </text:list-item>
        <text:list-item>
          <text:p text:style-name="P235"><text:span text:style-name="T141">st</text:span>worzenie prostego frameworka / biblioteki wspomagającego implementacje odpowiednich strategii optymalizacji,</text:p>
        </text:list-item>
        <text:list-item>
          <text:p text:style-name="P235"><text:span text:style-name="T141">p</text:span>oddanie aplikacji testom automatycznym przy włączonych i wyłączonych mechanizmach optymalizacji w/w biblioteki,</text:p>
        </text:list-item>
        <text:list-item>
          <text:p text:style-name="P235"><text:span text:style-name="T141">p</text:span>orównanie wyników – wnioskowanie.</text:p>
        </text:list-item>
      </text:list>
      <text:p text:style-name="P363">Narzędzia wykorzystane podczas badań to:</text:p>
      <text:list xml:id="list2719057973895297365" text:style-name="L10">
        <text:list-item>
          <text:p text:style-name="P238">battery-historian <text:span text:style-name="T126">→jest to narzędzie stowrzone przez Google w celu wizualizacji zapotrzebownia aplikacji na energię, transfer danych itp.</text:span><text:a xlink:type="simple" xlink:href="https://github.com/google/battery-historian"><text:span text:style-name="T126">https://github.com/google/battery-historian</text:span></text:a><text:span text:style-name="T126">, dostęp dnia 2016-05-27,</text:span></text:p>
        </text:list-item>
        <text:list-item>
          <text:p text:style-name="P238">AD<text:span text:style-name="T126">B →Android Debug Bridge</text:span>, <text:span text:style-name="T126">narzędzie do komunikacji z systemem Android na urządzeniu / emulatorze </text:span><text:a xlink:type="simple" xlink:href="http://developer.android.com/tools/help/adb.html"><text:span text:style-name="T126">http://developer.android.com/tools/help/adb.html</text:span></text:a><text:span text:style-name="T126">, dostęp<text:line-break/>2016-05-07</text:span></text:p>
        </text:list-item>
        <text:list-item>
          <text:p text:style-name="P239">rozwiązania autorskie,</text:p>
        </text:list-item>
        <text:list-item>
          <text:p text:style-name="P344">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237"/>
      <text:p text:style-name="P240">Ograniczenia podczas badań:</text:p>
      <text:list xml:id="list6570360352263796466" text:style-name="L11">
        <text:list-item>
          <text:p text:style-name="P241">badania będą przeprowadzane na urządzeniu położonym stacjonarnie (nie będzie ono w ruchu),</text:p>
        </text:list-item>
        <text:list-item>
          <text:p text:style-name="P241">badania będą przeprowadzane dla jednego operator<text:span text:style-name="T270">a</text:span>, <text:span text:style-name="T270">na jednym urządzeniu,</text:span></text:p>
        </text:list-item>
        <text:list-item>
          <text:p text:style-name="P241">zużycie energii będzie liczone poprzez narzędzia dostępne w systemie Android,</text:p>
        </text:list-item>
        <text:list-item>
          <text:p text:style-name="P241">testy będą wykonywane na jednej aplikacji wzorcowej,</text:p>
        </text:list-item>
        <text:list-item>
          <text:p text:style-name="P345">wzorce zachowań wypracowane przez jedną osobę.</text:p>
        </text:list-item>
      </text:list>
      <text:h text:style-name="P388" text:outline-level="1"><text:bookmark-start text:name="__RefHeading__4071_530245620"/>2. Badanie aplikacji<text:bookmark-end text:name="__RefHeading__4071_530245620"/></text:h>
      <text:p text:style-name="P18"/>
      <text:p text:style-name="P213"><text:tab/><text:span text:style-name="T94">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396" text:outline-level="2"><text:bookmark-start text:name="__RefHeading__677_208457283"/>2.<text:span text:style-name="T77">1</text:span>. Wybór aplikacji do przeprowadzenia testów<text:bookmark-end text:name="__RefHeading__677_208457283"/></text:h>
      <text:p text:style-name="P335"><text:tab/><text:span text:style-name="T67">Problem z wyborem zbioru aplikacji do testów był prozaiczny: od czego zacząć? Na platformie Google Play znajduje się około 1.8 miliona aplikacji na listopad 2015 roku</text:span><text:span text:style-name="T67"><text:note text:id="ftn7" text:note-class="footnote"><text:note-citation>8</text:note-citation><text:note-body><text:p text:style-name="P176">Dane ze strony <text:s/><text:a xlink:type="simple" xlink:href="http://www.statista.com/statistics/266210/number-of-available-applications-in-the-google-play-store/" text:style-name="Internet_20_link" text:visited-style-name="Visited_20_Internet_20_Link"><text:span text:style-name="T67">http://www.statista.com/statistics/266210/number-of-available-applications-in-the-google-play-store/</text:span></text:a><text:span text:style-name="T67"> na dzień 2016-03-27</text:span></text:p></text:note-body></text:note></text:span><text:span text:style-name="T67">. Podczas poszukiwań autor natrafił na raport firmy AVG</text:span><text:span text:style-name="T67"><text:note text:id="ftn8" text:note-class="footnote"><text:note-citation>9</text:note-citation><text:note-body><text:p text:style-name="P177">Raport firmy AVG ze strony <text:s/><text:a xlink:type="simple" xlink:href="http://now.avg.com/wp-content/uploads/2015/02/avg_android_app_performance_report_q4_2014.pdf" text:style-name="Internet_20_link" text:visited-style-name="Visited_20_Internet_20_Link"><text:span text:style-name="T67">http://now.avg.com/wp-content/uploads/2015/02/avg_android_app_performance_report_q4_2014.pdf</text:span></text:a><text:span text:style-name="T67"> dostęp z dnia 2016-03-27</text:span></text:p></text:note-body></text:note></text:span><text:span text:style-name="T67">, w którym zebrano statystyki użycia telefonów komórkowych z systemem Android. Dla miliona telefonów przeanalizowano jakie aplikacje mają największy wpływ na zużycie baterii, transfer danych z sieci oraz zajętość przestrzeni dyskowej.</text:span></text:p>
      <text:p text:style-name="P242">Według wyżej wymienionego raportu w pierwszej trzy aplikacji pobierających najwięcej mocy uruchamianych przy starcie urządzenia są kolejno:</text:p>
      <text:list xml:id="list1124471013413735091" text:style-name="L12">
        <text:list-item>
          <text:p text:style-name="P243">Beaming Service for Samsung,</text:p>
        </text:list-item>
        <text:list-item>
          <text:p text:style-name="P243">Security Policy Updates (Samsung Software Updates),</text:p>
        </text:list-item>
        <text:list-item>
          <text:p text:style-name="P243">Facebook.</text:p>
        </text:list-item>
      </text:list>
      <text:p text:style-name="P244"/>
      <text:p text:style-name="P244">Pierwsza <text:span text:style-name="T90">trójka</text:span> aplikacji pobierających najwięcej mocy uruchamianych przez użytkownika:</text:p>
      <text:list xml:id="list8425238512306844272" text:style-name="L13">
        <text:list-item>
          <text:p text:style-name="P245">Samsung WatchON (Video),</text:p>
        </text:list-item>
        <text:list-item>
          <text:p text:style-name="P245">OLX Free Classifieds,</text:p>
        </text:list-item>
        <text:list-item>
          <text:p text:style-name="P245">Telstra.</text:p>
        </text:list-item>
      </text:list>
      <text:p text:style-name="P244"/>
      <text:p text:style-name="P247">Pierwsza <text:span text:style-name="T90">trójka</text:span> aplikacji ze względu na ruch sieciowy</text:p>
      <text:list xml:id="list6994710050841689842" text:style-name="L14">
        <text:list-item>
          <text:p text:style-name="P248">Daily Mail Online,</text:p>
        </text:list-item>
        <text:list-item>
          <text:p text:style-name="P248">Tumblr,</text:p>
        </text:list-item>
        <text:list-item>
          <text:p text:style-name="P248">Facebook.</text:p>
        </text:list-item>
      </text:list>
      <text:p text:style-name="P364">Krótki opis powyższych aplikacji</text:p>
      <text:list xml:id="list4844353631548432699" text:style-name="L15">
        <text:list-item>
          <text:p text:style-name="P246">Beaming Service for Samsung <text:line-break/><text:a xlink:type="simple" xlink:href="https://play.google.com/store/apps/details?id=com.mobeam.barcodeService" text:style-name="Internet_20_link" text:visited-style-name="Visited_20_Internet_20_Link"><text:span text:style-name="T90">https://play.google.com/store/apps/details?id=com.mobeam.barcodeService</text:span></text:a><text:span text:style-name="T90"><text:line-break/>Aplikacja do skanowania kodów kreskowych,</text:span></text:p>
        </text:list-item>
        <text:list-item>
          <text:p text:style-name="P246">Security Policy Updates<text:line-break/><text:a xlink:type="simple" xlink:href="https://play.google.com/store/apps/details?id=com.policydm" text:style-name="Internet_20_link" text:visited-style-name="Visited_20_Internet_20_Link"><text:span text:style-name="T90">https://play.google.com/store/apps/details?id=com.policydm</text:span></text:a><text:span text:style-name="T90"><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90">https://www.samsungknox.com/en/products/knox-workspace/how-to/lock-down-android</text:span></text:a><text:span text:style-name="T90">,</text:span></text:p>
        </text:list-item>
        <text:list-item>
          <text:p text:style-name="P251">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53">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52"><text:span text:style-name="T68">OLX Free Classifieds →odpowiednik na rynek polski OLX.pl</text:span><text:line-break/><text:a xlink:type="simple" xlink:href="https://play.google.com/store/apps/details?id=pl.tablica" text:style-name="Internet_20_link" text:visited-style-name="Visited_20_Internet_20_Link"><text:span text:style-name="T91">https://play.google.com/store/apps/details?id=pl.tablica</text:span></text:a><text:span text:style-name="T91"><text:line-break/>Aplikacja do przeglądania i zamieszczania ogłoszeń (kupno / sprzedaż),</text:span></text:p>
        </text:list-item>
        <text:list-item>
          <text:p text:style-name="P254">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50">Daily Mail Online<text:line-break/><text:a xlink:type="simple" xlink:href="https://play.google.com/store/apps/details?id=com.dailymail.online" text:style-name="Internet_20_link" text:visited-style-name="Visited_20_Internet_20_Link"><text:span text:style-name="T92">https://play.google.com/store/apps/details?id=com.dailymail.online</text:span></text:a><text:span text:style-name="T92"><text:line-break/>Wiadomości i czasopisma,</text:span></text:p>
        </text:list-item>
        <text:list-item>
          <text:p text:style-name="P249">Tumblr<text:line-break/><text:a xlink:type="simple" xlink:href="https://play.google.com/store/apps/details?id=com.tumblr" text:style-name="Internet_20_link" text:visited-style-name="Visited_20_Internet_20_Link"><text:span text:style-name="T93">https://play.google.com/store/apps/details?id=com.tumblr</text:span></text:a><text:span text:style-name="T93"><text:line-break/></text:span><text:span text:style-name="T85">aplikacja do dzielenia się treścią (zdjęcia, filmy, cytaty, itd.).</text:span></text:p>
        </text:list-item>
      </text:list>
      <text:p text:style-name="P247"/>
      <text:p text:style-name="P247"><text:tab/>W wynikach należy zwrócić uwagę, że są to dane z czwartego kwartału 2014 roku, więc same aplikacje mogły zostać poprawione, a trend wśród użytkowników mógł się też zmienić. <text:span text:style-name="T69">Dane dotyczą użytkowników z całego świata. Aplikacje z liczbą instalacji poniżej jednego miliona nie były brane pod uwagę.</text:span></text:p>
      <text:p text:style-name="P255">Na podstawie wyżej wymienionego raportu wytypowano następujące aplikacje do testów:</text:p>
      <text:list xml:id="list8812006385291844475" text:style-name="L16">
        <text:list-item>
          <text:p text:style-name="P256">Facebook,</text:p>
        </text:list-item>
        <text:list-item>
          <text:p text:style-name="P256">OLX.pl</text:p>
        </text:list-item>
      </text:list>
      <text:p text:style-name="P255"/>
      <text:p text:style-name="P255"/>
      <text:p text:style-name="P346"><text:soft-page-break/><text:tab/>Są to aplikacje notowane wysoko w raporcie ze względu na zużycie energii i generowany ruch sieciowy. Ponieważ lista jest krótka postanowiono dodać następujące aplikacje:</text:p>
      <text:list xml:id="list172561151771229" text:continue-numbering="true" text:style-name="L16">
        <text:list-item>
          <text:p text:style-name="P256">OTOMOTO,</text:p>
        </text:list-item>
        <text:list-item>
          <text:p text:style-name="P256">Pracuj.pl,</text:p>
        </text:list-item>
        <text:list-item>
          <text:p text:style-name="P256">iCarWash.<text:line-break/></text:p>
        </text:list-item>
      </text:list>
      <text:p text:style-name="P347"><text:tab/>Aplikacja OTOMOTO i Pracuj.pl podobnie jak OLX zawierają listę ogłoszeń. <text:span text:style-name="T271">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41">e</text:span>waż została wykonana przez autora, przez co znany jest mu model komunikacji sieciowej co w znaczącym stopniu może pomóc przy interpretacji wyników dla innych aplikacji.</text:p>
      <text:p text:style-name="P348"><text:tab/><text:span text:style-name="T125">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05" text:outline-level="2"><text:bookmark-start text:name="__RefHeading__1085_768326401"/>2.2. <text:span text:style-name="T96">Krótki opis systemu Android</text:span><text:bookmark-end text:name="__RefHeading__1085_768326401"/></text:h>
      <text:p text:style-name="P336"><text:tab/><text:span text:style-name="T95">Rozwój system operacyjnego Android jest nadzorowany przez spółkę Google. Jest on oparty na jądrze systemu Linux. Kod źródłowy jest otwarty i dostępny pod licencją </text:span><text:span text:style-name="T30">Android Open Source Project License</text:span><text:span text:style-name="T30"><text:note text:id="ftn9" text:note-class="footnote"><text:note-citation>10</text:note-citation><text:note-body><text:p text:style-name="P179">Opis znajduje się na stronie <text:span text:style-name="T30"><text:s/></text:span><text:a xlink:type="simple" xlink:href="http://source.android.com/source/licenses.html">http://source.android.com/source/licenses.html</text:a>, dostęp dnia 2016-05-27</text:p></text:note-body></text:note></text:span><text:span text:style-name="T30">. </text:span><text:span text:style-name="T31">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397" text:outline-level="2"><text:bookmark-start text:name="__RefHeading__1087_768326401"/>2.3. Środowisko testowe<text:bookmark-end text:name="__RefHeading__1087_768326401"/></text:h>
      <text:p text:style-name="P45"><text:tab/><text:span text:style-name="T97">Jako urządzenie testowe posłuży telefon komórkowy LG G4C z wersją systemu Android 6.0. Testy będą dokonywane dla operatora sieci Orange, oferta na kartę Yes. W ofercie tej dostępna jest transmisja danych w technologii LTE.</text:span></text:p>
      <text:h text:style-name="P398" text:outline-level="2"><text:bookmark-start text:name="__RefHeading__1089_768326401"/>2.4. Opis sposobu przeprowadzania badań<text:bookmark-end text:name="__RefHeading__1089_768326401"/></text:h>
      <text:p text:style-name="P337"><text:tab/><text:span text:style-name="T98">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6066212716834217557" text:style-name="L17">
        <text:list-item>
          <text:p text:style-name="P257"><text:span text:style-name="T141">p</text:span>odłączamy urządzenie do komputera, na którym zainstalowany jest pakiet narzędzi ADB. <text:span text:style-name="T99">Urządzenie musi mieć włączony tryb dla deweloperów i zezwolenie na debugowanie przez USB,</text:span></text:p>
        </text:list-item>
        <text:list-item>
          <text:p text:style-name="P258"><text:span text:style-name="T141">u</text:span>ruchamiamy konsolę na komputerze i kasujemy statystyki zużycia baterii na urządzeniu. Robimy to przy pomocy komendy <text:span text:style-name="T100">adb dumpsys batterystats –reset,</text:span></text:p>
        </text:list-item>
        <text:list-item>
          <text:p text:style-name="P258"><text:span text:style-name="T141">o</text:span>dłączamy urządzenie od komputera i zaczynamy swoje testy polegające na korzystaniu<text:line-break/>z aplikacji,</text:p>
        </text:list-item>
        <text:list-item>
          <text:p text:style-name="P258"><text:span text:style-name="T141">p</text:span>o zakończonej sesji ponownie podłączamy urządzenie do komputera i zgrywamy raport przy pomocy polecenia <text:span text:style-name="T100">adb bugreport &gt; raport.txt,</text:span></text:p>
        </text:list-item>
        <text:list-item>
          <text:p text:style-name="P258"><text:span text:style-name="T141">n</text:span>astępnie możemy wczytać plik raportu w narzędziu battery-historian i oglądać wygenerowane na jej podstawie wykresy.</text:p>
        </text:list-item>
      </text:list>
      <text:p text:style-name="P349"/>
      <text:p text:style-name="P350">Ze względu na różnorodność aplikacji postawiono <text:span text:style-name="T272">testować aplikacje manualnie na tym etapie</text:span>. Aplikacji jest niedużo, jednak napisanie testów automatycznych dla każdej z nich pochłonęłoby dużo czasu a optymalizacja tych aplikacji nie jest możliwa, więc ten zabieg mija się z celem.</text:p>
      <text:p text:style-name="P365">Przykładowe wykresy wygenerowane przez narzędzie battery-historian</text:p>
      <text:p text:style-name="P351"><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351"><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259"><text:tab/>Według autora wykresy dla <text:span text:style-name="T143">nowszej</text:span> wersji, <text:span text:style-name="T273">przedstawione na ilustracji 5, </text:span>są czytelniejsze<text:line-break/><text:span text:style-name="T144">i bogatsze w informacje</text:span>. Moż<text:span text:style-name="T143">na</text:span> na nich zobaczyć stan radia w czasie <text:span text:style-name="T145">oraz poziom naładowania baterii</text:span>. Brakuje jednak informacji o użyciu sieci. O ile przy autorskich / własnych aplikacjach nie jest to problemem ponieważ możemy użyć podglądu ruchu sieciowego oferowanego w IDE Android Studio<text:note text:id="ftn10" text:note-class="footnote"><text:note-citation>11</text:note-citation><text:note-body><text:p text:style-name="P180">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366"><text:tab/>Informacja ta jest o tyle istotna, że możemy zobaczyć jak efektywnie wykorzystywane jest radio do transferu danych. W materiale wideo odnośnie tego zjawiska<text:note text:id="ftn11" text:note-class="footnote"><text:note-citation>12</text:note-citation><text:note-body><text:p text:style-name="P181">Patrz rozdział 1.2.</text:p></text:note-body></text:note> zwracano uwagę na wykresy, gdzie krótkie stany aktywności radia przeplatają się z krótkimi stanami uśpienia. <text:span text:style-name="T120">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260"><text:tab/><text:span text:style-name="T121">Po intensywnym okresie poszukiwań najlepszego rozwiązania metodą prób i błędów wybrano następujący sposób dla urządzenia testowego. Okazało się bowiem, że logi zapisywane przez usługę systemu Android logcat</text:span><text:span text:style-name="T121"><text:note text:id="ftn12" text:note-class="footnote"><text:note-citation>13</text:note-citation><text:note-body><text:p text:style-name="P261"><text:span text:style-name="T121"><text:s/></text:span><text:span text:style-name="T261">Więcej szczegółów pod adresem </text:span><text:a xlink:type="simple" xlink:href="http://developer.android.com/tools/help/logcat.html" text:style-name="Internet_20_link" text:visited-style-name="Visited_20_Internet_20_Link"><text:span text:style-name="T261">http://developer.android.com/tools/help/logcat.html</text:span></text:a><text:span text:style-name="T261">, dostęp dnia 2016-04-17</text:span></text:p></text:note-body></text:note></text:span><text:span text:style-name="T121">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21"><text:note text:id="ftn13" text:note-class="footnote"><text:note-citation>14</text:note-citation><text:note-body><text:p text:style-name="P182">Opis program pod adresem <text:a xlink:type="simple" xlink:href="https://www.gnu.org/software/octave/">https://www.gnu.org/software/octave/</text:a>, dostęp z dnia 2016-05-27</text:p></text:note-body></text:note></text:span><text:span text:style-name="T121">. Umożliwiło to wizualizację przebiegu sesji..</text:span></text:p>
      <text:p text:style-name="P262"><text:tab/>Skrypty te są załączone wraz z pracą na płycie CD do wglądu. <text:span text:style-name="T275">Dokładniejszy opis repozytorium dostarczonego wraz z pracą znaleźć można w rozdziale 6. </text:span></text:p>
      <text:p text:style-name="P263"><text:tab/>Czynności potrzebne do przeprowadzenia badania / pojedynczej sesji:</text:p>
      <text:list xml:id="list4112535794402024315" text:style-name="L47">
        <text:list-item>
          <text:p text:style-name="P264"><text:span text:style-name="T141">podłączenie urządzenia do komputera, w tym celu konieczne jest włączenie funkcji debugowania USB na telefonie,</text:span></text:p>
        </text:list-item>
        <text:list-item>
          <text:p text:style-name="P264"><text:span text:style-name="T141">wyczyszczenie logów<text:line-break/></text:span><text:span text:style-name="T122">adb logcat -cb radio,</text:span></text:p>
        </text:list-item>
        <text:list-item>
          <text:p text:style-name="P264"><text:span text:style-name="T141">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22">adb logcat -v time -b radio &gt; plik_raportu.log,</text:span></text:p>
        </text:list-item>
        <text:list-item>
          <text:p text:style-name="P264"><text:span text:style-name="T141">przy nadal podłączonym urządzeniu dokonujemy testów / korzystamy z aplikacji,</text:span></text:p>
        </text:list-item>
        <text:list-item>
          <text:p text:style-name="P264"><text:span text:style-name="T141">po zakończeniu testów zakańczamy zgrywanie raportu i ewentualnie odłączamy telefon,</text:span></text:p>
        </text:list-item>
        <text:list-item>
          <text:p text:style-name="P264"><text:span text:style-name="T141">plik z logami radia konwertujemy do postaci macierzy Octave przy pomocy skryptu <text:line-break/></text:span><text:span text:style-name="T122">parse-lg-radiolog plik_raportu.log &gt; plik_raportu.m,</text:span></text:p>
        </text:list-item>
        <text:list-item>
          <text:p text:style-name="P264"><text:span text:style-name="T141">plik w tym formacie wczytujemy w Octave i tworzymy wykres<text:line-break/></text:span><text:span text:style-name="T122">load plik_raportu.m<text:line-break/>plot-lg-radiolog.m.</text:span></text:p>
        </text:list-item>
      </text:list>
      <text:p text:style-name="P306"><text:soft-page-break/>Poniżej zamieszczony został przykładowy wykres uzyskany tym sposobem.</text:p>
      <text:p text:style-name="P306"><draw:frame draw:style-name="fr3"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27">Ilustracja</text:span> <text:sequence text:ref-name="refIllustration5" text:name="Illustration" text:formula="ooow:Illustration+1" style:num-format="1">6</text:sequence>: <text:span text:style-name="T123">Wykres stanu radia i komunikacji sieciowej</text:span></text:p></draw:text-box></draw:frame></text:p>
      <text:p text:style-name="P221">Na ilustracji <text:span text:style-name="T276">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21">w logach użycia radia przemnożonych przez wielkości pakietów. Wielkości pakietów zostały ustalone<text:span text:style-name="T71"> </text:span><text:span text:style-name="T80">poprzez podzielenie całkowitej liczby pobranych / wysłanych danych przez liczbę pakietów odczytane z pliku systemowego /proc/net/</text:span><text:span text:style-name="T83">dev</text:span><text:span text:style-name="T73">. </text:span><text:span text:style-name="T87">Przyjęto odpowiednio 98 bajtów dla pakietów wysyłanych i 980 bajtów dla pakietów pobieranych. </text:span><text:span text:style-name="T81">Próbkowanie ustalone na 1 Hz.</text:span></text:p>
      <text:p text:style-name="P222"><text:span text:style-name="T80"><text:tab/>Przedstawiony wykres w lepszy sposób ilustruje zależność stanu radia od wykonywanych transferów danych. Mo</text:span><text:span text:style-name="T82">żemy zauważyć, że radio pozostaje w stanie aktywnym przez około 10 sekund po zakończeniu komunikacji. Na tym wykresie dodatkowo widać wspominany w prezentacji Google wzorze</text:span><text:span text:style-name="T84">c</text:span><text:span text:style-name="T84"><text:note text:id="ftn14" text:note-class="footnote"><text:note-citation>15</text:note-citation><text:note-body><text:p text:style-name="P183">Chodzi o film wspomniany w rozdziale 1.2.</text:p></text:note-body></text:note></text:span><text:span text:style-name="T82">. Chodzi o regularne małe żądania danych, które sprawiają, że radio jest przez większość czasu aktywne, pomimo znikomego wykorzystania jego przepustowości. Wykres ilustruje sesję używania aplikacji Pracuj.pl.</text:span></text:p>
      <text:h text:style-name="P406" text:outline-level="2"><text:bookmark-start text:name="__RefHeading__1091_768326401"/>2.5. Prezentacja i omówienie wyników<text:bookmark-end text:name="__RefHeading__1091_768326401"/></text:h>
      <text:p text:style-name="P353"><text:tab/>W dalszej części zamieszczono wyniki pomiarów dla poszczególnych aplikacji metodą opisaną w poprzednim rozdziale.</text:p>
      <text:p text:style-name="P354"><text:line-break/><text:span text:style-name="T132">Wykres wygenerowano na podstawie pliku 2016-04-12/olx.praca.m<text:line-break/></text:span><text:span text:style-name="T101"><text:line-break/>czas sesji pomiarowej: <text:s text:c="7"/>97 s<text:line-break/>czas aktywności radia: <text:s text:c="7"/>72 s <text:s/>(74%)<text:line-break/><text:line-break/></text:span><text:span text:style-name="T108">liczba pobranych danych: <text:s text:c="5"/>1670.</text:span><text:span text:style-name="T113">02</text:span><text:span text:style-name="T108"> KB</text:span><text:span text:style-name="T101"><text:line-break/></text:span><text:span text:style-name="T105">średnia dla aplikacji: <text:s text:c="7"/>17.</text:span><text:span text:style-name="T113">22</text:span><text:span text:style-name="T105"> KB/s</text:span><text:span text:style-name="T101"><text:line-break/>średnia dla aktywnego radia: <text:s/>23.</text:span><text:span text:style-name="T113">19</text:span><text:span text:style-name="T101"> KB/s <text:line-break/><text:line-break/>liczba wysłanych danych: <text:s text:c="5"/>1</text:span><text:span text:style-name="T109">68.</text:span><text:span text:style-name="T113">63</text:span><text:span text:style-name="T101"> KB<text:line-break/></text:span><text:span text:style-name="T106">średnia dla aplikacji: <text:s text:c="7"/>1.</text:span><text:span text:style-name="T113">74</text:span><text:span text:style-name="T106"> KB/s</text:span><text:span text:style-name="T101"><text:line-break/>średnia dla aktywnego radia: <text:s/>2.</text:span><text:span text:style-name="T113">34</text:span><text:span text:style-name="T101"> KB/s</text:span><text:span text:style-name="T132"><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51"><draw:frame draw:style-name="fr2"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36">3</text:span>/pracuj.pl.<text:span text:style-name="T135">m</text:span></text:p>
      <text:p text:style-name="P53"><text:span text:style-name="T102">czas sesji pomiarowej: <text:s text:c="7"/>332 s<text:line-break/>czas aktywności radia: <text:s text:c="7"/>234 s <text:s/>(70%)<text:line-break/><text:line-break/>liczba pobranych danych: <text:s text:c="5"/></text:span><text:span text:style-name="T110">1955.</text:span><text:span text:style-name="T114">21</text:span><text:span text:style-name="T102"> KB<text:line-break/></text:span><text:span text:style-name="T107">średnia dla aplikacji: <text:s text:c="7"/></text:span><text:span text:style-name="T110">5.</text:span><text:span text:style-name="T114">89</text:span><text:span text:style-name="T107"> KB/s</text:span><text:span text:style-name="T102"><text:line-break/>średnia dla aktywnego radia: <text:s/>8.</text:span><text:span text:style-name="T114">36</text:span><text:span text:style-name="T102"> KB/s<text:line-break/><text:line-break/>liczba wysłanych danych: <text:s text:c="5"/>1</text:span><text:span text:style-name="T111">88.</text:span><text:span text:style-name="T114">06</text:span><text:span text:style-name="T102"> KB<text:line-break/></text:span><text:span text:style-name="T107">średnia dla aplikacji: <text:s text:c="7"/>0.</text:span><text:span text:style-name="T114">57</text:span><text:span text:style-name="T107"> KB/s</text:span><text:span text:style-name="T102"><text:line-break/>średnia dla aktywnego radia: <text:s/></text:span><text:span text:style-name="T111">0.</text:span><text:span text:style-name="T114">80</text:span><text:span text:style-name="T102"> KB/s</text:span><text:line-break/></text:p>
      <text:p text:style-name="P355"><text:soft-page-break/><text:line-break/><text:span text:style-name="T133">Wykres wygenerowano na podstawie pliku 2016-04-14/bkf.m<text:line-break/><text:line-break/></text:span><text:span text:style-name="T103">czas sesji pomiarowej: <text:s text:c="7"/>447 s <text:line-break/>czas aktywności radia: <text:s text:c="7"/>241 s <text:s/>(53%) <text:line-break/><text:line-break/>liczba pobranych danych: <text:s text:c="5"/></text:span><text:span text:style-name="T112">286.</text:span><text:span text:style-name="T115">15</text:span><text:span text:style-name="T103"> KB<text:line-break/></text:span><text:span text:style-name="T112">średnia dla aplikacji: <text:s text:c="7"/></text:span><text:span text:style-name="T115">0.64</text:span><text:span text:style-name="T112"> KB/s</text:span><text:span text:style-name="T103"><text:line-break/>średnia dla aktywnego radia: <text:s/>1.</text:span><text:span text:style-name="T115">19</text:span><text:span text:style-name="T103"> KB/s<text:line-break/><text:line-break/>liczba wysłanych danych: <text:s text:c="5"/>2</text:span><text:span text:style-name="T112">2.</text:span><text:span text:style-name="T116">97</text:span><text:span text:style-name="T103"> KB <text:line-break/></text:span><text:span text:style-name="T112">średnia dla aplikacji: <text:s text:c="7"/></text:span><text:span text:style-name="T116">0.05</text:span><text:span text:style-name="T112"> KB/s</text:span><text:span text:style-name="T103"><text:line-break/>średnia dla aktywnego radia: <text:s/></text:span><text:span text:style-name="T116">0.10</text:span><text:span text:style-name="T103">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54"><text:soft-page-break/><text:line-break/><text:span text:style-name="T133">Wykres wygenerowano na podstawie pliku 2016-04-13/olx.moto.m<text:line-break/></text:span><text:span text:style-name="T103"><text:line-break/>czas sesji pomiarowej: <text:s text:c="7"/>255 s<text:line-break/>czas aktywności radia: <text:s text:c="7"/>255 s <text:s/>(100%) <text:line-break/><text:line-break/>liczba pobranych danych: <text:s text:c="5"/></text:span><text:span text:style-name="T117">24620.59</text:span><text:span text:style-name="T103"> KB<text:line-break/></text:span><text:span text:style-name="T117">średnia dla aplikacji: <text:s text:c="7"/>96.55 KB/s</text:span><text:span text:style-name="T103"><text:line-break/>średnia dla aktywnego radia: <text:s/>9</text:span><text:span text:style-name="T117">6.55</text:span><text:span text:style-name="T103"> KB/s<text:line-break/><text:line-break/>liczba wysłanych danych: <text:s text:c="5"/></text:span><text:span text:style-name="T117">2085.56</text:span><text:span text:style-name="T103"> KB<text:line-break/></text:span><text:span text:style-name="T117">średnia dla aplikacji: <text:s text:c="7"/>8.18 KB/s</text:span><text:span text:style-name="T103"><text:line-break/>średnia dla aktywnego radia: <text:s/></text:span><text:span text:style-name="T117">8.18</text:span><text:span text:style-name="T103">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55"><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52">Wykres wygenerowano na podstawie pliku 2016-04-1<text:span text:style-name="T134">4</text:span>/<text:span text:style-name="T134">facebook.m<text:line-break/></text:span><text:span text:style-name="T104"><text:line-break/>czas sesji pomiarowej: <text:s text:c="7"/>1256 s<text:line-break/>czas aktywności radia: <text:s text:c="7"/>1051 s <text:s/>(83%) <text:line-break/><text:line-break/>liczba pobranych danych: <text:s text:c="5"/></text:span><text:span text:style-name="T118">7785.45</text:span><text:span text:style-name="T104"> KB<text:line-break/></text:span><text:span text:style-name="T118">średnia dla aplikacji: <text:s text:c="7"/>6.20 KB/s</text:span><text:span text:style-name="T104"><text:line-break/>średnia dla aktywnego radia: <text:s/></text:span><text:span text:style-name="T118">7.41</text:span><text:span text:style-name="T104"> KB/s<text:line-break/><text:line-break/>liczba wysłanych danych: <text:s text:c="5"/>6</text:span><text:span text:style-name="T118">53.56</text:span><text:span text:style-name="T104"> KB<text:line-break/></text:span><text:span text:style-name="T118">średnia dla aplikacji: <text:s text:c="7"/>0.52 KB/s </text:span><text:span text:style-name="T104"><text:line-break/>średnia dla aktywnego radia: <text:s/></text:span><text:span text:style-name="T118">0.62</text:span><text:span text:style-name="T104"> KB/s</text:span></text:p>
      <text:p text:style-name="P43"/>
      <text:p text:style-name="P43"><text:tab/><text:span text:style-name="T88">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07" text:outline-level="2"><text:bookmark-start text:name="__RefHeading__1894_151293633"/>2.6. Określenie używanych protokołów w badanych aplikacjach<text:bookmark-end text:name="__RefHeading__1894_151293633"/></text:h>
      <text:p text:style-name="P356"><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338"><text:span text:style-name="T128"><text:tab/>Do zbadania tego obszaru autor posłużył się aplikacją </text:span><text:bookmark text:name="firstHeading"/><text:span text:style-name="T32">OWASP Zed Attack Proxy Project</text:span></text:p>
      <text:p text:style-name="P357"><text:span text:style-name="T33">[</text:span><text:a xlink:type="simple" xlink:href="https://www.owasp.org/index.php/OWASP_Zed_Attack_Proxy_Project" text:style-name="Internet_20_link" text:visited-style-name="Visited_20_Internet_20_Link">https://www.owasp.org/index.php/OWASP_Zed_Attack_Proxy_Project</text:a><text:span text:style-name="T33"> | 2016-04-22].<text:line-break/></text:span><text:span text:style-name="T34">Jest to narzędzie umożliwiające między innymi monitorowanie ruchu sieciowego. Jest to możliwe poprzez konfigurację środowiska testowego w następujący sposób:</text:span></text:p>
      <text:list xml:id="list8881351438368346055" text:style-name="L19">
        <text:list-item>
          <text:p text:style-name="P265"><text:span text:style-name="T142">p</text:span>osiadamy komputer wyposażony w interfejs WLAN. Na nim instalujemy program ZAP,</text:p>
        </text:list-item>
        <text:list-item>
          <text:p text:style-name="P265"><text:span text:style-name="T142">g</text:span>enerujemy przy pomocy ZAP własny certyfikat głównego urzędu certyfikującego (Root CA),</text:p>
        </text:list-item>
        <text:list-item>
          <text:p text:style-name="P276"><text:span text:style-name="T44">c</text:span><text:span text:style-name="T41">ertyfikat ten przenosimy </text:span><text:span text:style-name="T42">I instalujemy na urządzeniu mobilnym,</text:span></text:p>
        </text:list-item>
        <text:list-item>
          <text:p text:style-name="P266"><text:span text:style-name="T142">n</text:span>a nim też ustawiamy odpowiednie ustawienia serwera pośredniczącego. Komputer<text:line-break/>z zainstalowanym programem ZAP będzie za niego służył.</text:p>
        </text:list-item>
      </text:list>
      <text:p text:style-name="P267">Tak w uproszczeniu wygląda proces ustawiania środowiska testowego. Po prawidłowym skonfigurowaniu możemy przystąpić do monitorowania ruchu sieciowego danych aplikacji.</text:p>
      <text:p text:style-name="P267"><text:tab/>Należy zaznaczyć, że aplikacje mogą być na tyle inteligentne, że rozróżniają medium po którym się komunikują (WiFi) <text:span text:style-name="T142">i</text:span> dla niego przyjmują inne strategie (bardziej agresywne pobieranie). Przyjęto taki sposób ponieważ nie wymaga on ingerencji w system operacyjny urządzenia (tzw. Rooting) co wiąże się z możliwością utraty gwarancji producenta.</text:p>
      <text:p text:style-name="P270">Wyniki badań (przechwycone sesje) zostały dołączone do pracy w postaci plików w formacie programu ZAP. Dodatkowo wyłuskano dane w formacie JSON z niektórych zapytań dla tych sesji.</text:p>
      <text:p text:style-name="P277"><text:span text:style-name="T41"><text:tab/>Przetestowano</text:span><text:span text:style-name="T43"> cztery aplikacje:</text:span></text:p>
      <text:list xml:id="list2392820423158462516" text:style-name="L20">
        <text:list-item>
          <text:p text:style-name="P271">OLX,</text:p>
        </text:list-item>
        <text:list-item>
          <text:p text:style-name="P271">OTOMOTO,</text:p>
        </text:list-item>
        <text:list-item>
          <text:p text:style-name="P271">Pracuj.<text:span text:style-name="T130">pl</text:span>,</text:p>
        </text:list-item>
        <text:list-item>
          <text:p text:style-name="P271">iCarWash.</text:p>
        </text:list-item>
      </text:list>
      <text:p text:style-name="P268">Wszystkie korzystają z podobnego sposobu komunikacji sieciowej. Mianowicie:</text:p>
      <text:list xml:id="list5180788049291548942" text:style-name="L21">
        <text:list-item>
          <text:p text:style-name="P269">protokół HTTP(s),</text:p>
        </text:list-item>
        <text:list-item>
          <text:p text:style-name="P269">dane przesyłane w formacie JSON</text:p>
        </text:list-item>
      </text:list>
      <text:p text:style-name="P268">Taka konfiguracja jest z jednej strony łatwa I przejrzysta w i<text:span text:style-name="T142">m</text:span>plementacji, z drugie pozostawia wiele do życzenia pod względem optymalizacji. Możnaby bowiem skorzystać z autorskich (lżejszych) rozwiązań opartych na protokole TCP I danych binarnych.</text:p>
      <text:p text:style-name="P358"><text:soft-page-break/></text:p>
      <text:p text:style-name="P359"><text:span text:style-name="T35"><text:tab/></text:span><text:span text:style-name="T36">W aplikacji OTOMOTO widać je</text:span><text:span text:style-name="T40">d</text:span><text:span text:style-name="T36">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7">Aplikacje Pracuj po pobraniu całej listy ogłoszeń doł</text:span><text:span text:style-name="T40">a</text:span><text:span text:style-name="T37">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40">e</text:span><text:span text:style-name="T37">dnym razem. Przy czym należy zwrócić uwagę, że czę</text:span><text:span text:style-name="T40">s</text:span><text:span text:style-name="T37">totliwość zmian pobranych danych w aplikacji iCarWash </text:span><text:span text:style-name="T38">może być </text:span><text:span text:style-name="T37">większa. </text:span><text:span text:style-name="T39">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40">'</text:span><text:span text:style-name="T39">owane a wysyłane w odpowiedzi na zdarzenia.</text:span></text:p>
      <text:p text:style-name="P360"><text:span text:style-name="T139"><text:tab/></text:span><text:span text:style-name="T140">Aplikacje Pracuj.pl i iCarWash wydają się bardziej pod</text:span><text:span text:style-name="T129">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272"/>
      <text:h text:style-name="P398" text:outline-level="2"><text:bookmark-start text:name="__RefHeading__1093_768326401"/>2.6. Aplikacja wzorcowa???<text:bookmark-end text:name="__RefHeading__1093_768326401"/></text:h>
      <text:p text:style-name="P56"/>
      <text:h text:style-name="P388" text:outline-level="1"><text:bookmark-start text:name="__RefHeading__4073_530245620"/>3. Implementacja biblioteki<text:bookmark-end text:name="__RefHeading__4073_530245620"/></text:h>
      <text:p text:style-name="P18"/>
      <text:p text:style-name="P18"><text:tab/><text:span text:style-name="T146">W rozdziale tym zostaną omówione etapy tworzenia biblioteki wykorzystanej do testowania aplikacji wzorcowej w tej pracy. Będą to w kolejności:</text:span></text:p>
      <text:list xml:id="list1356839264286419587" text:style-name="L22">
        <text:list-item>
          <text:p text:style-name="P202">stworzenie infrastruktury serwerowej,</text:p>
        </text:list-item>
        <text:list-item>
          <text:p text:style-name="P202">prototypowanie,</text:p>
        </text:list-item>
        <text:list-item>
          <text:p text:style-name="P202">zebranie wymagań,</text:p>
        </text:list-item>
        <text:list-item>
          <text:p text:style-name="P202">projekt,</text:p>
        </text:list-item>
        <text:list-item>
          <text:p text:style-name="P203">implementacja.</text:p>
        </text:list-item>
      </text:list>
      <text:p text:style-name="P8"/>
      <text:h text:style-name="Heading_20_2" text:outline-level="2"><text:bookmark-start text:name="__RefHeading__5666_827020684"/><text:span text:style-name="T147">3.1. </text:span><text:s/><text:span text:style-name="T230">Infrastruktura po stronie serwera</text:span><text:bookmark-end text:name="__RefHeading__5666_827020684"/></text:h>
      <text:p text:style-name="Text_20_body"><text:tab/><text:span text:style-name="T147">Przed przystąpieniem do jakichkolwiek prac dotyczących aplikacji klienckiej należało stworzyć część serwerową. Składa się na nią zestaw danych podobny do tego w testowanych aplikacjach, oraz serwer HTTP.</text:span></text:p>
      <text:p text:style-name="P57"><text:tab/><text:span text:style-name="T148">Ponieważ stworzenie odpowiedniego zbioru danych byłoby zbyt czasochłonne pobrano je<text:line-break/>z autentycznych serwisów. Są to dane publicznie dostępne dla następujących aplikacji:</text:span></text:p>
      <text:list xml:id="list6955111675180137802" text:style-name="L23">
        <text:list-item>
          <text:p text:style-name="P278">iCarWash – dane dostępne przy pomocy konta demonstracyjnego,</text:p>
        </text:list-item>
        <text:list-item>
          <text:p text:style-name="P278">Pracuj.pl <text:s/>– dane dla kategorii praca w IT dla miasta Szczecin,</text:p>
        </text:list-item>
        <text:list-item>
          <text:p text:style-name="P279">OLX <text:s text:c="7"/>– dane dla kategorii motoryzacja, pierwsze dziesięć stron.</text:p>
        </text:list-item>
      </text:list>
      <text:p text:style-name="P58">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49">Poniżej zamieszczono przykłady uruchamiania obu.<text:line-break/></text:span><text:span text:style-name="T74">[TODO </text:span><text:span text:style-name="T149">linki do oficjalnych stron]<text:line-break/></text:span></text:p>
      <text:p text:style-name="P37">Należy wpisać w konsoli (pod warunkiem, że środowisko jest dostępne na danym komputerze):</text:p>
      <text:list xml:id="list2209940289615094117" text:style-name="L24">
        <text:list-item>
          <text:p text:style-name="P280"><text:span text:style-name="T149">Python 2.7 → </text:span><text:span text:style-name="T119">python -m SimpleHTTPServer</text:span></text:p>
        </text:list-item>
        <text:list-item>
          <text:p text:style-name="P281">PHP 5.6 <text:s text:c="4"/>→ <text:span text:style-name="T100">php -S 0.0.0.0:8000</text:span></text:p>
        </text:list-item>
      </text:list>
      <text:p text:style-name="P59">W obu przypadkach uruchomi to serwery w linii poleceń. Serwery będą nasłuchiwać połączeń przychodzących na port 8000.</text:p>
      <text:p text:style-name="P37"/>
      <text:p text:style-name="P60"><text:tab/>Podczas prac nad nad biblioteką i aplikacją zdecydowano się na serwer PHP. Ponieważ PHP <text:span text:style-name="T150">jest mocno powiązane z dziedziną komunikacji poprzez protokół HTTP wiele funkcjonalności jest dostępnych od początku (nie trzeba implementować). Umożliwiło to zaimplementowanie w prosty sposób kompresji GZIP w przesyłanych wiadomościach. </text:span><text:span text:style-name="T75">[TODO rozwinąć? Pominąć?]</text:span></text:p>
      <text:p text:style-name="P60"/>
      <text:h text:style-name="P408" text:outline-level="2"><text:bookmark-start text:name="__RefHeading__5668_827020684"/>3.2. Prototypowanie i pierwsze wnioski<text:bookmark-end text:name="__RefHeading__5668_827020684"/></text:h>
      <text:p text:style-name="P61"><text:tab/><text:span text:style-name="T151">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61"><text:tab/><text:span text:style-name="T152">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61"><text:tab/><text:span text:style-name="T153">Pierwsze spostrzeżenia przedstawione w postaci listy</text:span></text:p>
      <text:list xml:id="list541237192803526720" text:style-name="L25">
        <text:list-item>
          <text:p text:style-name="P282">struktura danych mocno różni się między poszczególnymi aplikacjami</text:p>
          <text:list>
            <text:list-item>
              <text:p text:style-name="P282">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83">Pracuj.pl – <text:span text:style-name="T154">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84">OLX – <text:span text:style-name="T155">lista ma już ponad 19 tysięcy ogłoszeń. Pobierane są one w postaci strone, gdzie strona składa się z 15 ogłoszeń wraz między innymi z treścią i linkami do obrazków,</text:span></text:p>
            </text:list-item>
          </text:list>
        </text:list-item>
        <text:list-item>
          <text:p text:style-name="P285">objętość danych jest różna (zajmowana przez obiekt cache w pamięci RAM)</text:p>
          <text:list>
            <text:list-item>
              <text:p text:style-name="P285">iCarWash – całość około 60 KB dla wszystkich danych,</text:p>
            </text:list-item>
            <text:list-item>
              <text:p text:style-name="P285">Pracuj.pl <text:s/>– około 800 KB dla 50 ogłoszeń,</text:p>
            </text:list-item>
            <text:list-item>
              <text:p text:style-name="P285">OLX <text:s text:c="7"/>– około 720 KB dla 150 ogłoszeń bez obrazków,</text:p>
            </text:list-item>
          </text:list>
        </text:list-item>
        <text:list-item>
          <text:p text:style-name="P286">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38"/>
      <text:p text:style-name="P62"><text:tab/>Pomimo, że podane wartości dla zajętości pamięci tyczą się języka JavaScript i mogą się różnić, możemy na ich podstawie wstępnie oszacować zapotrzebowanie na RAM. <text:span text:style-name="T156">Należy pamiętać<text:line-break/>o ograniczeniach dostępnej pamięci jakie narzuca sam system.</text:span> <text:span text:style-name="T156">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56">http://developer.android.com/training/articles/memory.html</text:span></text:a><text:span text:style-name="T156"> | dostęp 2016-05-08 | tłumaczenie własne]. </text:span><text:span text:style-name="T76">[TODO ile na urządzeniu testowym?]. </text:span></text:p>
      <text:p text:style-name="P34"><text:soft-page-break/>Dla iCarWash zajętość RAM kompletu danych (wpis na liście + szczegóły) dla jednej myjni wynosi 10 KB (60 KB / 6 myjni), dla Pracuj.pl jest to 16 KB a OLX niecałe 5 KB. <text:span text:style-name="T157">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57">http://jan.ucc.nau.edu/lrm22/pixels2bytes/calculator.htm</text:span></text:a><text:span text:style-name="T157"> | dostęp z dnia 2016-05-08]</text:span></text:p>
      <text:p text:style-name="P35">Przyjmując rozmiar 300px na 200px przy rozdzielczości 300 DPI i palecie barw 24 bit jeden obrazek zajmuje około 200 KB. Dla rozdzielczości 150px na 100px będzie to 50 KB.</text:p>
      <text:p text:style-name="P36"><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09" text:outline-level="2"><text:bookmark-start text:name="__RefHeading__5670_827020684"/>3.3. Ograniczenia dla biblioteki<text:bookmark-end text:name="__RefHeading__5670_827020684"/></text:h>
      <text:p text:style-name="P63"><text:tab/><text:span text:style-name="T158">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63"><text:tab/><text:span text:style-name="T158">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63"/>
      <text:h text:style-name="P410" text:outline-level="2"><text:bookmark-start text:name="__RefHeading__5672_827020684"/>3.4. Wymagania<text:bookmark-end text:name="__RefHeading__5672_827020684"/></text:h>
      <text:p text:style-name="P64"><text:tab/><text:span text:style-name="T159">W tym rozdziale podsumowano wymagania stawiane bibliotece, którym musi sprostać w celu przetestowania aplikacji wzorcowej.</text:span></text:p>
      <text:list xml:id="list5587731853893506577" text:style-name="L26">
        <text:list-item>
          <text:p text:style-name="P287">Możliwość pobrania listy elementów w całości, bądź wybranej części,</text:p>
        </text:list-item>
        <text:list-item>
          <text:p text:style-name="P287">możliwość pobrania szczegółów dotyczących jednego bądź więcej elementów,</text:p>
        </text:list-item>
        <text:list-item>
          <text:p text:style-name="P287">możliwość pobrania obrazków,</text:p>
        </text:list-item>
        <text:list-item>
          <text:p text:style-name="P287">możliwość pobierania zawczasu wybranej liczby elementów (strategia prefetch),</text:p>
        </text:list-item>
        <text:list-item>
          <text:p text:style-name="P287">opcjonalnie możliwość kolejkowania żądań typu analitics i wysyłania wraz z żądaniem użytkownika,</text:p>
        </text:list-item>
        <text:list-item>
          <text:p text:style-name="P287">możliwość dopasowania aplikacji w prosty sposób do przedstawionych struktur danych (iCarWash, OLX, Pracuj.pl).</text:p>
        </text:list-item>
      </text:list>
      <text:p text:style-name="P65">[TODO może trochę ograniczyć?!]</text:p>
      <text:h text:style-name="P411" text:outline-level="2"><text:bookmark-start text:name="__RefHeading__5674_827020684"/>3.5. Implementacja<text:bookmark-end text:name="__RefHeading__5674_827020684"/></text:h>
      <text:p text:style-name="P66"/>
      <text:p text:style-name="P67"><text:tab/><text:span text:style-name="T160">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0">https://github.com/grzegorz-rozycki/master-thesis-app</text:span></text:a><text:span text:style-name="T160">.</text:span></text:p>
      <text:p text:style-name="P66"><text:tab/><text:span text:style-name="T160">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68"><text:tab/><text:span text:style-name="T161">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1">https://developer.android.com/training/articles/perf-anr.html</text:span></text:a><text:span text:style-name="T161"> | 2016-05-21].<text:line-break/>Wynika z tego, że kod uruchamiany w głównym wątku musi kończyć swoją pracę szybko. Nie można zatem przeprowadzać komunikacji sieciowej na tym wątku.</text:span></text:p>
      <text:p text:style-name="P69"><text:tab/><text:span text:style-name="T162">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2">https://developer.android.com/training/basics/network-ops/connecting.html</text:span></text:a><text:span text:style-name="T162">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2">https://developer.android.com/training/volley/index.html</text:span></text:a><text:span text:style-name="T162">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69"><text:tab/><text:span text:style-name="T163">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69"/>
      <text:p text:style-name="P31"><text:tab/><text:span text:style-name="T164">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131365792725456380" text:style-name="L27">
        <text:list-item>
          <text:p text:style-name="P288">zwrócenie liczy elementów na liście,</text:p>
        </text:list-item>
        <text:list-item>
          <text:p text:style-name="P289">tworzenie obiektu elementu listy,</text:p>
        </text:list-item>
        <text:list-item>
          <text:p text:style-name="P289">aktualizacja / pobranie danych elementu na liście.</text:p>
        </text:list-item>
      </text:list>
      <text:p text:style-name="P70"><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70"><text:tab/><text:span text:style-name="T166">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67" text:outline-level="3"><text:bookmark-start text:name="__RefHeading__5676_827020684"/>3.5.1. Implementacja dla danych iCarWash<text:bookmark-end text:name="__RefHeading__5676_827020684"/></text:h>
      <text:p text:style-name="P71"><text:tab/><text:span text:style-name="T165">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65">https://developer.android.com/reference/android/util/SparseArray.html</text:span></text:a><text:span text:style-name="T165"> | 2016-05-21].</text:span></text:p>
      <text:p text:style-name="P72"><text:tab/>Jako elementy listy przechowywane są obiekty typu CarWash. <text:span text:style-name="T167">Główne pola tej klasy to:</text:span></text:p>
      <text:p text:style-name="P73"><text:s text:c="4"/>public final String id;</text:p>
      <text:p text:style-name="P73"><text:s text:c="4"/>public final String serialNumber;</text:p>
      <text:p text:style-name="P73"><text:s text:c="4"/>public final String username;</text:p>
      <text:p text:style-name="P73"/>
      <text:p text:style-name="P73"><text:s text:c="4"/>NetDataPromise alarms;</text:p>
      <text:p text:style-name="P73"><text:s text:c="4"/>NetDataPromise autodiagnostics;</text:p>
      <text:p text:style-name="P73"><text:s text:c="4"/>NetDataPromise events;</text:p>
      <text:p text:style-name="P73"><text:s text:c="4"/>NetDataPromise finance;</text:p>
      <text:p text:style-name="P73"><text:s text:c="4"/>NetDataPromise monitor;</text:p>
      <text:p text:style-name="P41">Trzy pierwsze pola są uzupełniane już na etapie <text:span text:style-name="T168">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68">https://github.com/stleary/JSON-java</text:span></text:a><text:span text:style-name="T168">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68">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68">https://docs.oracle.com/javase/7/docs/api/java/lang/ref/WeakReference.html</text:span></text:a><text:span text:style-name="T168">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68">https://developer.mozilla.org/en-US/docs/Web/JavaScript/Reference/Global_Objects/Promise</text:span></text:a><text:span text:style-name="T168"> | 2016-05-21]. Ma on na celu synchroniczne zwracanie danych z funkcji wykonującej żądanie asynchroniczne.</text:span></text:p>
      <text:p text:style-name="P41"><text:tab/><text:span text:style-name="T169">Taki dobór rozwiązań umożliwił działanie aplikacji na dwa sposoby:</text:span></text:p>
      <text:list xml:id="list5122964534201991241" text:style-name="L28">
        <text:list-item>
          <text:p text:style-name="P290">Pobranie listy elementów na początku działania aplikacji, pobranie reszty danych (wymienione pola dla każdej z myjni) na żądanie użytkownika,</text:p>
        </text:list-item>
        <text:list-item>
          <text:p text:style-name="P290">pobranie listy elementów i wraz z nimi wszystkich dodatkowych pól</text:p>
        </text:list-item>
      </text:list>
      <text:p text:style-name="P39"/>
      <text:h text:style-name="P368" text:outline-level="3"><text:bookmark-start text:name="__RefHeading__5678_827020684"/>3.5.2. Implementacja dla danych OLX<text:bookmark-end text:name="__RefHeading__5678_827020684"/></text:h>
      <text:p text:style-name="P39"><text:tab/><text:span text:style-name="T170">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39"><text:tab/><text:span text:style-name="T171">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40"><text:tab/><text:span text:style-name="T172">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2">https://developer.android.com/reference/android/util/LruCache.html</text:span></text:a><text:span text:style-name="T172">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40"><text:soft-page-break/><text:tab/><text:span text:style-name="T173">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40"><text:tab/><text:span text:style-name="T174">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40"><text:tab/><text:span text:style-name="T175">Opisana implementacja umożliwiła pobieranie danych po kolei, tak jak dzieje się to<text:line-break/>w oryginalnej aplikacji oraz dobór liczby stron pobranych przy pierwszym żądaniu.</text:span></text:p>
      <text:h text:style-name="P412" text:outline-level="2"><text:bookmark-start text:name="__RefHeading__5680_827020684"/>3.6. Wnioski z implementacji<text:bookmark-end text:name="__RefHeading__5680_827020684"/></text:h>
      <text:p text:style-name="P74"><text:tab/><text:span text:style-name="T176">W tym rozdziale przestawione zostaną wnioski wyciągnięte podczas implementacji, napotkane problemy oraz błędy zauważone po jej zakończeniu.</text:span></text:p>
      <text:p text:style-name="P75"><text:tab/><text:span text:style-name="T177">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191154874861127045" text:style-name="L29">
        <text:list-item>
          <text:p text:style-name="P291">możliwość zainicjowania większej liczby żądań stron jeśli użytkownik przewija zawartość listy szybko nie czekając na pojawienie się treści,</text:p>
        </text:list-item>
        <text:list-item>
          <text:p text:style-name="P292">problemy z reagowaniem na aktualizację danych. Zastosowano dwa podejścia: przekazywanie słabej referencji do adaptera listy i jej, gdy pojawią się dane. Rejestrowanie adaptera listy jako obserwatora w obiekcie strony. <text:span text:style-name="T178">Oba podejścia sprowadzały się do wymuszania odświeżenia listy poprzez obiekt strony.</text:span></text:p>
        </text:list-item>
      </text:list>
      <text:p text:style-name="P79">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76"><text:tab/><text:span text:style-name="T179">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77"/>
      <text:p text:style-name="P32"><text:tab/>Wnioski jakie autor wysnuł na podstawie etapu implementacji są następujące:</text:p>
      <text:list xml:id="list685418604896304750" text:style-name="L30">
        <text:list-item>
          <text:p text:style-name="P293">możliwe, że nie ma złotego środka na organizację danych w aplikacji korzystającej z listy,</text:p>
        </text:list-item>
        <text:list-item>
          <text:p text:style-name="P293">w związku z punktem 1. stworzenie uniwersalnej biblioteki ułatwiającej zoptymalizowaną komunikację sieciową może być niemożliwe. Wynik z pewnością nie nadawałby się do każdego zastosowania,</text:p>
        </text:list-item>
        <text:list-item>
          <text:p text:style-name="P294">brakujące elementy listy należy tworzyć i wyświetlać dopiero, gdy użytkownik widzi aktualnie ostatni element,</text:p>
        </text:list-item>
        <text:list-item>
          <text:p text:style-name="P294">jeżeli dane konkretnego elementu pobierane są dopiero na żądanie użytkownika dobrze sprawdza się implementacja w postaci obietnicy,</text:p>
        </text:list-item>
        <text:list-item>
          <text:p text:style-name="P295">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96">w przypadku, gdy wszystkie dane mieszczą się w dostępnej pamięci można udostępnić osobną metodę do pobrania kompletu jednym żądaniem. Przykład aplikacji iCarWash,<text:line-break/>kompletne dane zajmowały [TODO sprawdzić w Android Studio!]. <text:span text:style-name="T180">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78"/>
      <text:h text:style-name="P389" text:outline-level="1"><text:bookmark-start text:name="__RefHeading__683_208457283"/>4. Badanie własnej aplikacji<text:bookmark-end text:name="__RefHeading__683_208457283"/></text:h>
      <text:p text:style-name="P22"/>
      <text:p text:style-name="P23"><text:tab/><text:span text:style-name="T181">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22"/>
      <text:h text:style-name="P399" text:outline-level="2"><text:bookmark-start text:name="__RefHeading__5682_827020684"/>4.1. Założenia dotyczące testów<text:bookmark-end text:name="__RefHeading__5682_827020684"/></text:h>
      <text:p text:style-name="P80"><text:tab/><text:span text:style-name="T182">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81"><text:tab/><text:span text:style-name="T183">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82"><text:tab/><text:span text:style-name="T185">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81"><text:tab/><text:span text:style-name="T184">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80"><text:soft-page-break/></text:p>
      <text:p text:style-name="P80"/>
      <text:p text:style-name="P80"/>
      <text:h text:style-name="P400" text:outline-level="2"><text:bookmark-start text:name="__RefHeading__5684_827020684"/>4.2. Wybrane narzędzia<text:bookmark-end text:name="__RefHeading__5684_827020684"/></text:h>
      <text:p text:style-name="P83"><text:tab/><text:span text:style-name="T186">Podczas poszukiwania narzędzi do automatyzacji testów uwagę autora przyciągnęły dwa narzędzia. Oba były dostarczane wraz z frameworkiem do tworzenia aplikacji na platformę Android, są to:</text:span></text:p>
      <text:list xml:id="list3341465758782744701" text:style-name="L31">
        <text:list-item>
          <text:p text:style-name="P297">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297">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85"><text:tab/></text:p>
      <text:p text:style-name="P85"><text:tab/>Pierwsze narzędzie pomimo możliwości powtarzania testów przy pomocy odpowiedniego parametru wejściowego do programu, <text:span text:style-name="T190">wydawało</text:span> się <text:span text:style-name="T190">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87">Ponowne odpalenie testu z tym samym parametrem wejściowym nie musiało skutkować w tej samej sekwencji zdarzeń.</text:span></text:p>
      <text:p text:style-name="P84"><text:tab/><text:span text:style-name="T188">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613644241824616689" text:style-name="L32">
        <text:list-item>
          <text:p text:style-name="P298">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299">run-monkeyrunner-test, który wykonywał sekwencję zdarzeń wygenerowaną przy pomocy wcześniejszego skryptu,</text:p>
        </text:list-item>
        <text:list-item>
          <text:p text:style-name="P299">run-monkeyrunner-testsuite, który wykonywał całą sekwencję testów</text:p>
        </text:list-item>
      </text:list>
      <text:p text:style-name="P86"/>
      <text:p text:style-name="P87"><text:tab/><text:span text:style-name="T189">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89">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89">http://basic-operating-system-faq.blogspot.it/p/monkey-script.html</text:span></text:a><text:span text:style-name="T189">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89">https://android.googlesource.com/platform/development/+/46b6741/cmds/monkey/src/com/android/commands/monkey</text:span></text:a><text:span text:style-name="T189"> | 2016-05-25] umożliwiły oprogramowanie następujących zachowań:</text:span></text:p>
      <text:list xml:id="list5124214121213004998" text:style-name="L33">
        <text:list-item>
          <text:p text:style-name="P300">dotknięcie ekranu w punkcie x, y na ekranie,</text:p>
        </text:list-item>
        <text:list-item>
          <text:p text:style-name="P300">„przeciągnięcie palcem” z punktów x1, y1 do x2, y2,</text:p>
        </text:list-item>
        <text:list-item>
          <text:p text:style-name="P300">odczekanie czasu t sekund,</text:p>
        </text:list-item>
        <text:list-item>
          <text:p text:style-name="P300">użycie przycisku wstecz.</text:p>
        </text:list-item>
      </text:list>
      <text:p text:style-name="P88"/>
      <text:p text:style-name="P89"><text:tab/>Na podstawie wcześniej opracowanego rozwiązania dla narzędzia monkeyrunner i wypracowanego zbioru zachowań stworzono narzędzie do generowania sekwencji akcji użytkownika gen-monkey-test. </text:p>
      <text:p text:style-name="P90"><text:span text:style-name="T191"><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1">http://www.gnu.org/software/coreutils/manual/html_node/nohup-invocation.html</text:span></text:a><text:span text:style-name="T191"> | 2016-05-25], co umożliwiło zautomatyzowanie całych sekwencji testów bez konieczności utzymywania połączenia z komputerem w ich trakcie. W celu automatyzacji powstały następujące skrypty konsoli sh:</text:span></text:p>
      <text:list xml:id="list7543821101145081930" text:style-name="L34">
        <text:list-item>
          <text:p text:style-name="P301">run-monkey-lib.sh – zbiór funkcji odpowiedzialnych za zresetowanie statystyk pomiarowych, resetart aplikacji, uruchomienie testu, zapis statystyk do pliku</text:p>
        </text:list-item>
        <text:list-item>
          <text:p text:style-name="P301">run-monkey-testsuite.sh <text:span text:style-name="T192">– wykorzystuje wyżej wymienione funkcje i uruchamia testy<text:line-break/>zawarte w podanym katalogu zadaną liczbę razy.</text:span></text:p>
        </text:list-item>
      </text:list>
      <text:h text:style-name="P385" text:outline-level="1"/>
      <text:h text:style-name="P204" text:outline-level="1"><text:bookmark-start text:name="__RefHeading__5686_827020684"/><text:tab/><text:span text:style-name="T193">Plik wynikowy ma postać standardowego raportu błędów systemu Android, tak zwanego pliku bugreport. Generowanego przy pomocy narzędzia o tej samej nazwie. Zawiera on między innymi:</text:span><text:bookmark-end text:name="__RefHeading__5686_827020684"/></text:h>
      <text:list xml:id="list8793561587488495476" text:style-name="L35">
        <text:list-item>
          <text:h text:style-name="P205" text:outline-level="1"><text:bookmark-start text:name="__RefHeading__5688_827020684"/>aktualny stan systemu – aktualnie uruchomione procesy, zamontowane partycje systemowe,<text:bookmark-end text:name="__RefHeading__5688_827020684"/></text:h>
        </text:list-item>
        <text:list-item>
          <text:h text:style-name="P206" text:outline-level="1"><text:bookmark-start text:name="__RefHeading__5690_827020684"/>listę zarejestrowanych wyjątków,<text:bookmark-end text:name="__RefHeading__5690_827020684"/></text:h>
        </text:list-item>
        <text:list-item>
          <text:h text:style-name="P206" text:outline-level="1"><text:bookmark-start text:name="__RefHeading__5692_827020684"/>zawartość logów programu logcat,<text:bookmark-end text:name="__RefHeading__5692_827020684"/></text:h>
        </text:list-item>
        <text:list-item>
          <text:h text:style-name="P206" text:outline-level="1"><text:bookmark-start text:name="__RefHeading__5694_827020684"/><text:soft-page-break/>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207" text:outline-level="1"><text:bookmark-start text:name="__RefHeading__5696_827020684"/>Plik taki następnie jest wykorzystywany przez narzędzie <text:s/><text:span text:style-name="T194">battery-historian, </text:span>które generuje wykresy oraz statystyki, które będą podstawą do dalszej analizy w tej pracy.<text:bookmark-end text:name="__RefHeading__5696_827020684"/></text:h>
      <text:h text:style-name="P413" text:outline-level="2"><text:bookmark-start text:name="__RefHeading__5698_827020684"/>4.3. Generowanie scenariusza oraz przebieg testu<text:bookmark-end text:name="__RefHeading__5698_827020684"/></text:h>
      <text:p text:style-name="P91"><text:tab/><text:span text:style-name="T195">Rozdział ten ma na celu przedstawienie regół jakie zostały zastosowane podczas generowania scenariuszy testowych. Ma także pokazać w jaki sposób był wykonmywany pojedynczy scenariusz na urządzeniu.</text:span></text:p>
      <text:p text:style-name="P91"/>
      <text:h text:style-name="P369" text:outline-level="3"><text:bookmark-start text:name="__RefHeading__5700_827020684"/>4.3.1. Zastosowane regóły generowania scenariuszy testowych<text:bookmark-end text:name="__RefHeading__5700_827020684"/></text:h>
      <text:p text:style-name="P92"><text:tab/><text:span text:style-name="T196">Pliki zawirające scenariusze testowe zostały dołączone do pracy dyplomowej,<text:line-break/>są zapisane w katalogach test/icarwash/monkey i test/olx/monkey. Nazwy składają się<text:line-break/>z następujących części:</text:span></text:p>
      <text:list xml:id="list6281814162768580782" text:style-name="L36">
        <text:list-item>
          <text:p text:style-name="P302">przedrotstek mt_,</text:p>
        </text:list-item>
        <text:list-item>
          <text:p text:style-name="P302">numer serii,</text:p>
        </text:list-item>
        <text:list-item>
          <text:p text:style-name="P302">podkreślenie dolne,</text:p>
        </text:list-item>
        <text:list-item>
          <text:p text:style-name="P302">numer testu w serii</text:p>
        </text:list-item>
      </text:list>
      <text:p text:style-name="P93"><text:tab/>Przykładowy plik ma nazwę: mt_2_3 oznacza to, że jest to trzeci test wygenerowany w drugiej serii. <text:span text:style-name="T197">Jako serię autor uznaje zbiór testów wygenerowany przy pomocy skryptu gen-monkey-test, lub gen-icarwash-monkey-test dla tych samych wartości zmiennych konfiguracyjnych w nich zawartych.</text:span></text:p>
      <text:p text:style-name="P94"><text:tab/><text:span text:style-name="T198">Zmienne te, dla skryptu gen-monkey-test, <text:s/>obejmują:</text:span></text:p>
      <text:list xml:id="list3457481397885207263" text:style-name="L37">
        <text:list-item>
          <text:p text:style-name="P303">liczbę kroków w danym teście,</text:p>
        </text:list-item>
        <text:list-item>
          <text:p text:style-name="P303">prawdopodobieństwo pokazania danego elementu (liczba w przedziale od 0 do 1),</text:p>
        </text:list-item>
        <text:list-item>
          <text:p text:style-name="P303">czas spędzony w podglądzie danego elementu (jeżeli zostanie odwiedzony, liczba sekund),</text:p>
        </text:list-item>
        <text:list-item>
          <text:p text:style-name="P303">prawdopodobieństwo przesunięcia listy w dół,</text:p>
        </text:list-item>
        <text:list-item>
          <text:p text:style-name="P303">liczba lub przedział liczbowy o ile elementów ma być przesunięta lista,</text:p>
        </text:list-item>
        <text:list-item>
          <text:p text:style-name="P303">prawdopodobieństwo odczekania danego czasu pomiędzy kolejnymi krokami,</text:p>
        </text:list-item>
        <text:list-item>
          <text:p text:style-name="P303">czas odczekany pomiędzy kolejnym krokiem</text:p>
        </text:list-item>
      </text:list>
      <text:p text:style-name="P95"/>
      <text:p text:style-name="P96">Przykładowa konfiguracja skryptu:</text:p>
      <text:p text:style-name="P97">conf = {</text:p>
      <text:p text:style-name="P97"><text:s text:c="4"/>'steps': <text:s text:c="11"/>100,<text:tab/><text:tab/><text:span text:style-name="T199"># test składa się z 100 kroków</text:span></text:p>
      <text:p text:style-name="P97"><text:s text:c="4"/>'show': <text:s text:c="12"/>(1, 2),<text:tab/><text:span text:style-name="T199"># pokaż element z p = 1, odczekaj 2 sekundy</text:span></text:p>
      <text:p text:style-name="P97"><text:s text:c="4"/>'drag': <text:s text:c="12"/>(1, 1),<text:tab/><text:span text:style-name="T199"># przewiń listę z p = 1 o jeden element</text:span></text:p>
      <text:p text:style-name="P97"><text:s text:c="4"/>'sleep': <text:s text:c="11"/>(0.5, 2),<text:tab/><text:span text:style-name="T199"># odczekaj 2 sekundy z p = 0.5</text:span></text:p>
      <text:p text:style-name="P97"><text:s text:c="4"/>'margin_top': <text:s text:c="6"/>170,<text:tab/><text:tab/><text:span text:style-name="T200"># margines od góry, gdzie zaczyna się lista</text:span></text:p>
      <text:p text:style-name="P97"><text:soft-page-break/><text:s text:c="4"/>'margin_left': <text:s text:c="5"/>50,<text:tab/><text:tab/><text:span text:style-name="T201"># </text:span></text:p>
      <text:p text:style-name="P97"><text:s text:c="4"/>'element_height': <text:s text:c="2"/>160,<text:tab/><text:tab/><text:span text:style-name="T201"># wysokość pojedynczego elementu</text:span></text:p>
      <text:p text:style-name="P97">}</text:p>
      <text:p text:style-name="P46">Testy były generowane poprzez kolejne uruchomienia skryptu, na przykład z konsoli bash:</text:p>
      <text:p text:style-name="P47">for i in $(seq 5); do sh/gen-monkey-test &gt; "test/olx/monkey/mt_1_${i}"; done</text:p>
      <text:p text:style-name="P48">Powyższe polecenie stworzy pięć testów z serii pierwszej.</text:p>
      <text:p text:style-name="P48"/>
      <text:p text:style-name="P48"><text:tab/><text:span text:style-name="T202">Autor stworzył trzy serie testów dla obu testowanych zbiorów danych / aplikacji.</text:span></text:p>
      <text:p text:style-name="P49">Parametry w nich były dobierane tak, aby zasymulować odpowiednio w seriach:</text:p>
      <text:list xml:id="list5041831643331232969" text:style-name="L38">
        <text:list-item>
          <text:p text:style-name="P304">wejście do wszystkich elementów i podstron dla iCarWash, wejście do stu pierwszych elementów dla OLX,</text:p>
        </text:list-item>
        <text:list-item>
          <text:p text:style-name="P305">wejście do każdego elementu na liście, wejście do kolejnego podmenu z p = 0.5 dla iCarWash, wejście do elementu na liście z p = 0.5 dla OLX,</text:p>
        </text:list-item>
        <text:list-item>
          <text:p text:style-name="P305">dodatkowo względem poprzedniej serii dodano: wejście do kolejnego elementu na liście z p = 0.5 dla iCarWash, wylosowanie liczby elementów o ile przewinąć listę z przedziału &lt;1, 3&gt;</text:p>
        </text:list-item>
      </text:list>
      <text:p text:style-name="P50"/>
      <text:h text:style-name="P370" text:outline-level="3"><text:bookmark-start text:name="__RefHeading__5702_827020684"/>4.3.2. <text:span text:style-name="T203">Warunki oraz p</text:span>rzykładowy przebieg testu<text:bookmark-end text:name="__RefHeading__5702_827020684"/></text:h>
      <text:p text:style-name="P98"/>
      <text:p text:style-name="P98"><text:tab/><text:span text:style-name="T203">W rozdziale tym zawarty został opis środowiska testowego, stan urządzenia, dobór parametrów oraz przykładowy przebieg wykonania scenariusza testowego.</text:span></text:p>
      <text:p text:style-name="P99"><text:tab/><text:span text:style-name="T204">Testowane urządzenie to telefon komórkowy marki LG, model G4c [</text:span><text:a xlink:type="simple" xlink:href="http://www.mgsm.pl/pl/katalog/lg/g4c/" text:style-name="Internet_20_link" text:visited-style-name="Visited_20_Internet_20_Link"><text:span text:style-name="T204">http://www.mgsm.pl/pl/katalog/lg/g4c/</text:span></text:a><text:span text:style-name="T204">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04">http://www.orange.pl/kid,4002009309,id,4003784070,article.html</text:span></text:a><text:span text:style-name="T204"> | 2016-05-25].</text:span></text:p>
      <text:p text:style-name="P100">Rolę serwera podczas testów pełniła platforma UniCloud <text:span text:style-name="T205">[</text:span><text:a xlink:type="simple" xlink:href="https://unicloud.pl/" text:style-name="Internet_20_link" text:visited-style-name="Visited_20_Internet_20_Link"><text:span text:style-name="T205">https://unicloud.pl/</text:span></text:a><text:span text:style-name="T205"> | 2016-05-25].</text:span></text:p>
      <text:p text:style-name="P104">Komputer z zainstalowanymi narzędziami adb (Android Debug Bridge <text:a xlink:type="simple" xlink:href="https://developer.android.com/studio/command-line/adb.html" text:style-name="Internet_20_link" text:visited-style-name="Visited_20_Internet_20_Link"><text:span text:style-name="T206">https://developer.android.com/studio/command-line/adb.html</text:span></text:a><text:span text:style-name="T206"> | 2016-05-25</text:span>).</text:p>
      <text:p text:style-name="P101"/>
      <text:p text:style-name="P101">Urządzenie było przygotowywane do testów w następujący sposób:</text:p>
      <text:list xml:id="list7037463405402872208" text:style-name="L39">
        <text:list-item>
          <text:p text:style-name="P307">bateria naładowana na 100%,</text:p>
        </text:list-item>
        <text:list-item>
          <text:p text:style-name="P307">jasność wyświetlacza ustawiona na 0%,</text:p>
        </text:list-item>
        <text:list-item>
          <text:p text:style-name="P307">usunięte wszystkie aplikacje z listy aktualnie uruchomionych,</text:p>
        </text:list-item>
        <text:list-item>
          <text:p text:style-name="P307"><text:soft-page-break/>wyłączone WiFi, włączona transmisja danych,</text:p>
        </text:list-item>
        <text:list-item>
          <text:p text:style-name="P308">scenariusze testowe i skrypty run-monkey-testsuite.sh oraz run-monkey-lib.sh wgrane na kartę pamięci urządzenia,</text:p>
        </text:list-item>
        <text:list-item>
          <text:p text:style-name="P308">aplikacja poddawana testom (Master Thesis) zainstalowana na urządzeniu.</text:p>
        </text:list-item>
      </text:list>
      <text:p text:style-name="P103"/>
      <text:p text:style-name="P33">Gdy powyższe warunki są spełnione uruchomić testy. Następuje to poprzez:</text:p>
      <text:list xml:id="list2266063557862120672" text:style-name="L40">
        <text:list-item>
          <text:p text:style-name="P309">podłączenie urządzenia do komputera,</text:p>
        </text:list-item>
        <text:list-item>
          <text:p text:style-name="P309">zalogwanie do jego konsoli (adb shell),</text:p>
        </text:list-item>
        <text:list-item>
          <text:p text:style-name="P310">przejście do lokalizacji zawierającej skrypty testowe,</text:p>
        </text:list-item>
        <text:list-item>
          <text:p text:style-name="P310">uruchomienie testów poprzez wprowadzenie komendy<text:line-break/>nohup sh run-monkey-testsuite.sh katalog_z_testami liczba_powtorzen</text:p>
        </text:list-item>
        <text:list-item>
          <text:p text:style-name="P311">odłączenie urządzenie od komputera,</text:p>
        </text:list-item>
        <text:list-item>
          <text:p text:style-name="P311">po zakończeniu testów ponowne podłączenie do komputera,</text:p>
        </text:list-item>
        <text:list-item>
          <text:p text:style-name="P311">pobranie plików z raportem z lokalizacji gdzie znajdują się skrypty, podkatalog bugreports<text:line-break/>abd pull sciezka_do_katalogu_z_raportami</text:p>
        </text:list-item>
      </text:list>
      <text:p text:style-name="P105">Następnie pobrany raport można zwizualizować przy pomocy battery-historian.</text:p>
      <text:p text:style-name="P102"/>
      <text:p text:style-name="P101"><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361" text:outline-level="1"><text:bookmark-start text:name="__RefHeading__5704_827020684"/><draw:frame draw:style-name="fr4"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208" text:outline-level="1"><text:bookmark-start text:name="__RefHeading__5706_827020684"/>[TODO move to tools section? 4.2]<text:bookmark-end text:name="__RefHeading__5706_827020684"/></text:h>
      <text:h text:style-name="P312"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13" text:outline-level="1"><text:bookmark-start text:name="__RefHeading__5710_827020684"/>Na ilustracji 12 możemy wyróżnić następujące pozycje, które mogą być istotne z punktu widzenia przeprowadzanych testów:<text:bookmark-end text:name="__RefHeading__5710_827020684"/></text:h>
      <text:list xml:id="list3349537992274092519" text:style-name="L41">
        <text:list-item>
          <text:h text:style-name="P273"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74" text:outline-level="1"><text:bookmark-start text:name="__RefHeading__5714_827020684"/>Mobile radio active – dziewiąty wiersz od góry, pokazuje, czy radio komórkowe urządzenia jest aktywne,<text:bookmark-end text:name="__RefHeading__5714_827020684"/></text:h>
        </text:list-item>
        <text:list-item>
          <text:h text:style-name="P274" text:outline-level="1"><text:bookmark-start text:name="__RefHeading__5716_827020684"/>Battery level – drugi wiersz od dołu, pokazuje zmiany w stanie naładowania baterii<text:bookmark-end text:name="__RefHeading__5716_827020684"/></text:h>
        </text:list-item>
      </text:list>
      <text:h text:style-name="P275"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14" text:outline-level="1"><text:soft-page-break/></text:h>
      <text:h text:style-name="P362"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2109779627525645471" text:style-name="L42">
        <text:list-item>
          <text:h text:style-name="P315"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16" text:outline-level="1"><text:bookmark-start text:name="__RefHeading__5724_827020684"/>Mobile data transferred – liczba danych przetransmitoanych przy użyciu radia komórkowego urządzenia.<text:bookmark-end text:name="__RefHeading__5724_827020684"/></text:h>
        </text:list-item>
      </text:list>
      <text:h text:style-name="P317" text:outline-level="1"/>
      <text:h text:style-name="P319" text:outline-level="1"><text:bookmark-start text:name="__RefHeading__5726_827020684"/>Zaplanowane <text:span text:style-name="T208">zostało przetestowanie następujących </text:span><text:s/>metody optymalizacji <text:span text:style-name="T208">komunikacji sieciowej:</text:span><text:bookmark-end text:name="__RefHeading__5726_827020684"/></text:h>
      <text:list xml:id="list1944654026332348731" text:style-name="L43">
        <text:list-item>
          <text:h text:style-name="P320" text:outline-level="1"><text:bookmark-start text:name="__RefHeading__5728_827020684"/>bez optymalizacji, pobieranie danych tylko w momencie, gdy są potrzebne, brak kompresji,<text:bookmark-end text:name="__RefHeading__5728_827020684"/></text:h>
        </text:list-item>
        <text:list-item>
          <text:h text:style-name="P320" text:outline-level="1"><text:bookmark-start text:name="__RefHeading__5730_827020684"/>iCarWash – pobranie kompletu danych po starcie aplikacji, brak kompresji,<text:bookmark-end text:name="__RefHeading__5730_827020684"/></text:h>
        </text:list-item>
        <text:list-item>
          <text:h text:style-name="P320" text:outline-level="1"><text:bookmark-start text:name="__RefHeading__5732_827020684"/>iCarWash – pobranie kompletu danych po starcie aplikacji, kompresja gzip,<text:bookmark-end text:name="__RefHeading__5732_827020684"/></text:h>
        </text:list-item>
        <text:list-item>
          <text:h text:style-name="P320"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20"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20"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20"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20"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20"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20"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20"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18" text:outline-level="1"><text:bookmark-start text:name="__RefHeading__5750_827020684"/><text:tab/><text:span text:style-name="T207">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bookmark-end text:name="__RefHeading__5750_827020684"/></text:h>
      <text:list xml:id="list7664175189213113398" text:style-name="L44">
        <text:list-item>
          <text:h text:style-name="P321" text:outline-level="1"><text:bookmark-start text:name="__RefHeading__5752_827020684"/><text:soft-page-break/>wybrano jeden test z serii, pierwszy dla każdej,<text:bookmark-end text:name="__RefHeading__5752_827020684"/></text:h>
        </text:list-item>
        <text:list-item>
          <text:h text:style-name="P321" text:outline-level="1"><text:bookmark-start text:name="__RefHeading__5754_827020684"/>ustalono liczbę powtórzeń na dziesięć dla każdego testu<text:bookmark-end text:name="__RefHeading__5754_827020684"/></text:h>
        </text:list-item>
      </text:list>
      <text:h text:style-name="P322"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386" text:outline-level="1"/>
      <text:h text:style-name="P386" text:outline-level="1"><text:bookmark-start text:name="__RefHeading__5758_827020684"/>4.4. Wyniki testów<text:bookmark-end text:name="__RefHeading__5758_827020684"/></text:h>
      <text:p text:style-name="P24"/>
      <text:p text:style-name="P24"><text:tab/><text:span text:style-name="T209">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24"><text:tab/><text:span text:style-name="T210">Rozdział ten zawiera wyniki przeprowadzonych analiz oraz naświetla pewne zjawiska / problemy, które zostaną poruszone szerzej w kolejnym rozdziale, dotyczącym wniosków.</text:span></text:p>
      <text:p text:style-name="P24"><text:tab/><text:span text:style-name="T211">Pod pojęciem znormalizowane dane, należy zrozumieć przeliczenie danych do wspólnej jednostki, w tym przypadku jest to czas a konkretnie jedna godzina.</text:span></text:p>
      <text:p text:style-name="P24"/>
      <text:h text:style-name="P371" text:outline-level="3"><text:bookmark-start text:name="__RefHeading__5760_827020684"/>4.4.1. Wyniki dla iCarWash<text:bookmark-end text:name="__RefHeading__5760_827020684"/></text:h>
      <text:p text:style-name="P106"/>
      <table:table table:name="Tabela1" table:style-name="Tabela1">
        <table:table-column table:style-name="Tabela1.A" table:number-columns-repeated="3"/>
        <table:table-column table:style-name="Tabela1.D"/>
        <table:table-row>
          <table:table-cell table:style-name="Tabela1.A1" office:value-type="string">
            <text:p text:style-name="P122"/>
          </table:table-cell>
          <table:table-cell table:style-name="Tabela1.A1" office:value-type="string">
            <text:p text:style-name="P124">Seria 1</text:p>
          </table:table-cell>
          <table:table-cell table:style-name="Tabela1.A1" office:value-type="string">
            <text:p text:style-name="P124">Seria 2</text:p>
          </table:table-cell>
          <table:table-cell table:style-name="Tabela1.D1" office:value-type="string">
            <text:p text:style-name="P124">Seria 3</text:p>
          </table:table-cell>
        </table:table-row>
        <table:table-row>
          <table:table-cell table:style-name="Tabela1.A2" office:value-type="string">
            <text:p text:style-name="P146">Dane na żądanie,<text:line-break/>bez gzip</text:p>
          </table:table-cell>
          <table:table-cell table:style-name="Tabela1.A2" office:value-type="string">
            <text:p text:style-name="P123">2.00787</text:p>
          </table:table-cell>
          <table:table-cell table:style-name="Tabela1.A2" office:value-type="string">
            <text:p text:style-name="P123">1.07087</text:p>
          </table:table-cell>
          <table:table-cell table:style-name="Tabela1.D2" office:value-type="string">
            <text:p text:style-name="P123">0.14724</text:p>
          </table:table-cell>
        </table:table-row>
        <table:table-row>
          <table:table-cell table:style-name="Tabela1.A2" office:value-type="string">
            <text:p text:style-name="P146">Dane na żądanie, <text:line-break/>z gzip</text:p>
          </table:table-cell>
          <table:table-cell table:style-name="Tabela1.A2" office:value-type="string">
            <text:p text:style-name="P137">2.06299</text:p>
          </table:table-cell>
          <table:table-cell table:style-name="Tabela1.A2" office:value-type="string">
            <text:p text:style-name="P123">1.07<text:span text:style-name="T212">874</text:span></text:p>
          </table:table-cell>
          <table:table-cell table:style-name="Tabela1.D2" office:value-type="string">
            <text:p text:style-name="P123">0.1<text:span text:style-name="T212">4685</text:span></text:p>
          </table:table-cell>
        </table:table-row>
        <table:table-row>
          <table:table-cell table:style-name="Tabela1.A2" office:value-type="string">
            <text:p text:style-name="P146">Pobranie danych na początku, bez gzip</text:p>
          </table:table-cell>
          <table:table-cell table:style-name="Tabela1.A2" office:value-type="string">
            <text:p text:style-name="P123">0.49213</text:p>
          </table:table-cell>
          <table:table-cell table:style-name="Tabela1.A2" office:value-type="string">
            <text:p text:style-name="P123">0.25157</text:p>
          </table:table-cell>
          <table:table-cell table:style-name="Tabela1.D2" office:value-type="string">
            <text:p text:style-name="P123">0.22362</text:p>
          </table:table-cell>
        </table:table-row>
        <table:table-row>
          <table:table-cell table:style-name="Tabela1.A2" office:value-type="string">
            <text:p text:style-name="P146">Pobranie danych na początku, z gzip</text:p>
          </table:table-cell>
          <table:table-cell table:style-name="Tabela1.A2" office:value-type="string">
            <text:p text:style-name="P123">0.4<text:span text:style-name="T212">5669</text:span></text:p>
          </table:table-cell>
          <table:table-cell table:style-name="Tabela1.A2" office:value-type="string">
            <text:p text:style-name="P123">0.2<text:span text:style-name="T212">3780</text:span></text:p>
          </table:table-cell>
          <table:table-cell table:style-name="Tabela1.D2" office:value-type="string">
            <text:p text:style-name="P123">0.22<text:span text:style-name="T212">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27"/>
          </table:table-cell>
          <table:table-cell table:style-name="Tabela2.A1" office:value-type="string">
            <text:p text:style-name="P124">Seria 1</text:p>
          </table:table-cell>
          <table:table-cell table:style-name="Tabela2.A1" office:value-type="string">
            <text:p text:style-name="P124">Seria 2</text:p>
          </table:table-cell>
          <table:table-cell table:style-name="Tabela2.D1" office:value-type="string">
            <text:p text:style-name="P124">Seria 3</text:p>
          </table:table-cell>
        </table:table-row>
        <table:table-row>
          <table:table-cell table:style-name="Tabela2.A2" office:value-type="string">
            <text:p text:style-name="P146">Dane na żądanie,<text:line-break/>bez gzip</text:p>
          </table:table-cell>
          <table:table-cell table:style-name="Tabela2.A2" office:value-type="string">
            <text:p text:style-name="P128">6.4070</text:p>
          </table:table-cell>
          <table:table-cell table:style-name="Tabela2.A2" office:value-type="string">
            <text:p text:style-name="P128">6.4767</text:p>
          </table:table-cell>
          <table:table-cell table:style-name="Tabela2.D2" office:value-type="string">
            <text:p text:style-name="P128">3.9176</text:p>
          </table:table-cell>
        </table:table-row>
        <table:table-row>
          <table:table-cell table:style-name="Tabela2.A2" office:value-type="string">
            <text:p text:style-name="P146">Dane na żądanie, <text:line-break/>z gzip</text:p>
          </table:table-cell>
          <table:table-cell table:style-name="Tabela2.A2" office:value-type="string">
            <text:p text:style-name="P131">6.5802</text:p>
          </table:table-cell>
          <table:table-cell table:style-name="Tabela2.A2" office:value-type="string">
            <text:p text:style-name="P128"><text:span text:style-name="T213">6</text:span>.5<text:span text:style-name="T213">203</text:span></text:p>
          </table:table-cell>
          <table:table-cell table:style-name="Tabela2.D2" office:value-type="string">
            <text:p text:style-name="P131">3.8928</text:p>
          </table:table-cell>
        </table:table-row>
        <table:table-row>
          <table:table-cell table:style-name="Tabela2.A2" office:value-type="string">
            <text:p text:style-name="P146">Pobranie danych na początku, bez gzip</text:p>
          </table:table-cell>
          <table:table-cell table:style-name="Tabela2.A2" office:value-type="string">
            <text:p text:style-name="P128">1.5683</text:p>
          </table:table-cell>
          <table:table-cell table:style-name="Tabela2.A2" office:value-type="string">
            <text:p text:style-name="P128">1.5190</text:p>
          </table:table-cell>
          <table:table-cell table:style-name="Tabela2.D2" office:value-type="string">
            <text:p text:style-name="P128">5.9359</text:p>
          </table:table-cell>
        </table:table-row>
        <table:table-row>
          <table:table-cell table:style-name="Tabela2.A2" office:value-type="string">
            <text:p text:style-name="P146">Pobranie danych na początku, z gzip</text:p>
          </table:table-cell>
          <table:table-cell table:style-name="Tabela2.A2" office:value-type="string">
            <text:p text:style-name="P128">1.<text:span text:style-name="T213">4385</text:span></text:p>
          </table:table-cell>
          <table:table-cell table:style-name="Tabela2.A2" office:value-type="string">
            <text:p text:style-name="P128">1.<text:span text:style-name="T213">4343</text:span></text:p>
          </table:table-cell>
          <table:table-cell table:style-name="Tabela2.D2" office:value-type="string">
            <text:p text:style-name="P131">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27"/>
          </table:table-cell>
          <table:table-cell table:style-name="Tabela3.A1" office:value-type="string">
            <text:p text:style-name="P124">Seria 1</text:p>
          </table:table-cell>
          <table:table-cell table:style-name="Tabela3.A1" office:value-type="string">
            <text:p text:style-name="P124">Seria 2</text:p>
          </table:table-cell>
          <table:table-cell table:style-name="Tabela3.D1" office:value-type="string">
            <text:p text:style-name="P124">Seria 3</text:p>
          </table:table-cell>
        </table:table-row>
        <table:table-row>
          <table:table-cell table:style-name="Tabela3.A2" office:value-type="string">
            <text:p text:style-name="P146">Dane na żądanie,<text:line-break/>bez gzip</text:p>
          </table:table-cell>
          <table:table-cell table:style-name="Tabela3.A2" office:value-type="string">
            <text:p text:style-name="P129">51</text:p>
          </table:table-cell>
          <table:table-cell table:style-name="Tabela3.A2" office:value-type="string">
            <text:p text:style-name="P129">27</text:p>
          </table:table-cell>
          <table:table-cell table:style-name="Tabela3.D2" office:value-type="string">
            <text:p text:style-name="P129">4</text:p>
            <text:p text:style-name="P129"/>
          </table:table-cell>
        </table:table-row>
        <table:table-row>
          <table:table-cell table:style-name="Tabela3.A2" office:value-type="string">
            <text:p text:style-name="P146">Dane na żądanie, <text:line-break/>z gzip</text:p>
          </table:table-cell>
          <table:table-cell table:style-name="Tabela3.A2" office:value-type="string">
            <text:p text:style-name="P132">52</text:p>
          </table:table-cell>
          <table:table-cell table:style-name="Tabela3.A2" office:value-type="string">
            <text:p text:style-name="P129">27</text:p>
          </table:table-cell>
          <table:table-cell table:style-name="Tabela3.D2" office:value-type="string">
            <text:p text:style-name="P129">4</text:p>
          </table:table-cell>
        </table:table-row>
        <table:table-row>
          <table:table-cell table:style-name="Tabela3.A2" office:value-type="string">
            <text:p text:style-name="P146">Pobranie danych na początku, bez gzip</text:p>
          </table:table-cell>
          <table:table-cell table:style-name="Tabela3.A2" office:value-type="string">
            <text:p text:style-name="P129">13</text:p>
          </table:table-cell>
          <table:table-cell table:style-name="Tabela3.A2" office:value-type="string">
            <text:p text:style-name="P129">6</text:p>
          </table:table-cell>
          <table:table-cell table:style-name="Tabela3.D2" office:value-type="string">
            <text:p text:style-name="P129">6</text:p>
          </table:table-cell>
        </table:table-row>
        <table:table-row>
          <table:table-cell table:style-name="Tabela3.A2" office:value-type="string">
            <text:p text:style-name="P146">Pobranie danych na początku, z gzip</text:p>
          </table:table-cell>
          <table:table-cell table:style-name="Tabela3.A2" office:value-type="string">
            <text:p text:style-name="P129">1<text:span text:style-name="T214">2</text:span></text:p>
          </table:table-cell>
          <table:table-cell table:style-name="Tabela3.A2" office:value-type="string">
            <text:p text:style-name="P132">6</text:p>
          </table:table-cell>
          <table:table-cell table:style-name="Tabela3.D2" office:value-type="string">
            <text:p text:style-name="P129">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27"/>
          </table:table-cell>
          <table:table-cell table:style-name="Tabela4.A1" office:value-type="string">
            <text:p text:style-name="P124">Seria 1</text:p>
          </table:table-cell>
          <table:table-cell table:style-name="Tabela4.A1" office:value-type="string">
            <text:p text:style-name="P124">Seria 2</text:p>
          </table:table-cell>
          <table:table-cell table:style-name="Tabela4.D1" office:value-type="string">
            <text:p text:style-name="P124">Seria 3</text:p>
          </table:table-cell>
        </table:table-row>
        <table:table-row>
          <table:table-cell table:style-name="Tabela4.A2" office:value-type="string">
            <text:p text:style-name="P146">Dane na żądanie,<text:line-break/>bez gzip</text:p>
          </table:table-cell>
          <table:table-cell table:style-name="Tabela4.A2" office:value-type="string">
            <text:p text:style-name="P129">163</text:p>
          </table:table-cell>
          <table:table-cell table:style-name="Tabela4.A2" office:value-type="string">
            <text:p text:style-name="P129">165</text:p>
          </table:table-cell>
          <table:table-cell table:style-name="Tabela4.D2" office:value-type="string">
            <text:p text:style-name="P129">100</text:p>
          </table:table-cell>
        </table:table-row>
        <table:table-row>
          <table:table-cell table:style-name="Tabela4.A2" office:value-type="string">
            <text:p text:style-name="P146">Dane na żądanie, <text:line-break/>z gzip</text:p>
          </table:table-cell>
          <table:table-cell table:style-name="Tabela4.A2" office:value-type="string">
            <text:p text:style-name="P133">167</text:p>
          </table:table-cell>
          <table:table-cell table:style-name="Tabela4.A2" office:value-type="string">
            <text:p text:style-name="P129">1<text:span text:style-name="T215">66</text:span></text:p>
          </table:table-cell>
          <table:table-cell table:style-name="Tabela4.D2" office:value-type="string">
            <text:p text:style-name="P133">99</text:p>
          </table:table-cell>
        </table:table-row>
        <table:table-row>
          <table:table-cell table:style-name="Tabela4.A2" office:value-type="string">
            <text:p text:style-name="P146">Pobranie danych na początku, bez gzip</text:p>
          </table:table-cell>
          <table:table-cell table:style-name="Tabela4.A2" office:value-type="string">
            <text:p text:style-name="P129">40</text:p>
          </table:table-cell>
          <table:table-cell table:style-name="Tabela4.A2" office:value-type="string">
            <text:p text:style-name="P129">39</text:p>
          </table:table-cell>
          <table:table-cell table:style-name="Tabela4.D2" office:value-type="string">
            <text:p text:style-name="P129">151</text:p>
          </table:table-cell>
        </table:table-row>
        <table:table-row>
          <table:table-cell table:style-name="Tabela4.A2" office:value-type="string">
            <text:p text:style-name="P146">Pobranie danych na początku, z gzip</text:p>
          </table:table-cell>
          <table:table-cell table:style-name="Tabela4.A2" office:value-type="string">
            <text:p text:style-name="P129">3<text:span text:style-name="T215">7</text:span></text:p>
          </table:table-cell>
          <table:table-cell table:style-name="Tabela4.A2" office:value-type="string">
            <text:p text:style-name="P129">3<text:span text:style-name="T215">6</text:span></text:p>
          </table:table-cell>
          <table:table-cell table:style-name="Tabela4.D2" office:value-type="string">
            <text:p text:style-name="P133">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127"/>
          </table:table-cell>
          <table:table-cell table:style-name="Tabela5.A1" office:value-type="string">
            <text:p text:style-name="P124">Seria 1</text:p>
          </table:table-cell>
          <table:table-cell table:style-name="Tabela5.A1" office:value-type="string">
            <text:p text:style-name="P124">Seria 2</text:p>
          </table:table-cell>
          <table:table-cell table:style-name="Tabela5.D1" office:value-type="string">
            <text:p text:style-name="P124">Seria 3</text:p>
          </table:table-cell>
        </table:table-row>
        <table:table-row>
          <table:table-cell table:style-name="Tabela5.A2" office:value-type="string">
            <text:p text:style-name="P146">Dane na żądanie,<text:line-break/>bez gzip</text:p>
          </table:table-cell>
          <table:table-cell table:style-name="Tabela5.A2" office:value-type="string">
            <text:p text:style-name="P130">97</text:p>
          </table:table-cell>
          <table:table-cell table:style-name="Tabela5.A2" office:value-type="string">
            <text:p text:style-name="P130">98</text:p>
          </table:table-cell>
          <table:table-cell table:style-name="Tabela5.D2" office:value-type="string">
            <text:p text:style-name="P130">59</text:p>
          </table:table-cell>
        </table:table-row>
        <table:table-row>
          <table:table-cell table:style-name="Tabela5.A2" office:value-type="string">
            <text:p text:style-name="P146">Dane na żądanie, <text:line-break/>z gzip</text:p>
          </table:table-cell>
          <table:table-cell table:style-name="Tabela5.A2" office:value-type="string">
            <text:p text:style-name="P134">99</text:p>
          </table:table-cell>
          <table:table-cell table:style-name="Tabela5.A2" office:value-type="string">
            <text:p text:style-name="P134">98</text:p>
          </table:table-cell>
          <table:table-cell table:style-name="Tabela5.D2" office:value-type="string">
            <text:p text:style-name="P134">59</text:p>
          </table:table-cell>
        </table:table-row>
        <table:table-row>
          <table:table-cell table:style-name="Tabela5.A2" office:value-type="string">
            <text:p text:style-name="P146">Pobranie danych na początku, bez gzip</text:p>
          </table:table-cell>
          <table:table-cell table:style-name="Tabela5.A2" office:value-type="string">
            <text:p text:style-name="P130">21</text:p>
          </table:table-cell>
          <table:table-cell table:style-name="Tabela5.A2" office:value-type="string">
            <text:p text:style-name="P130">20</text:p>
          </table:table-cell>
          <table:table-cell table:style-name="Tabela5.D2" office:value-type="string">
            <text:p text:style-name="P130">90</text:p>
          </table:table-cell>
        </table:table-row>
        <table:table-row>
          <table:table-cell table:style-name="Tabela5.A2" office:value-type="string">
            <text:p text:style-name="P146">Pobranie danych na początku, z gzip</text:p>
          </table:table-cell>
          <table:table-cell table:style-name="Tabela5.A2" office:value-type="string">
            <text:p text:style-name="P134">19</text:p>
          </table:table-cell>
          <table:table-cell table:style-name="Tabela5.A2" office:value-type="string">
            <text:p text:style-name="P130">1<text:span text:style-name="T216">9</text:span></text:p>
          </table:table-cell>
          <table:table-cell table:style-name="Tabela5.D2" office:value-type="string">
            <text:p text:style-name="P134">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27"/>
          </table:table-cell>
          <table:table-cell table:style-name="Tabela6.A1" office:value-type="string">
            <text:p text:style-name="P124">Seria 1</text:p>
          </table:table-cell>
          <table:table-cell table:style-name="Tabela6.A1" office:value-type="string">
            <text:p text:style-name="P124">Seria 2</text:p>
          </table:table-cell>
          <table:table-cell table:style-name="Tabela6.D1" office:value-type="string">
            <text:p text:style-name="P124">Seria 3</text:p>
          </table:table-cell>
        </table:table-row>
        <table:table-row>
          <table:table-cell table:style-name="Tabela6.A2" office:value-type="string">
            <text:p text:style-name="P146">Dane na żądanie,<text:line-break/>bez gzip</text:p>
          </table:table-cell>
          <table:table-cell table:style-name="Tabela6.A2" office:value-type="string">
            <text:p text:style-name="P136">439</text:p>
          </table:table-cell>
          <table:table-cell table:style-name="Tabela6.A2" office:value-type="string">
            <text:p text:style-name="P136">164</text:p>
          </table:table-cell>
          <table:table-cell table:style-name="Tabela6.D2" office:value-type="string">
            <text:p text:style-name="P135">11</text:p>
          </table:table-cell>
        </table:table-row>
        <table:table-row>
          <table:table-cell table:style-name="Tabela6.A2" office:value-type="string">
            <text:p text:style-name="P146">Dane na żądanie, <text:line-break/>z gzip</text:p>
          </table:table-cell>
          <table:table-cell table:style-name="Tabela6.A2" office:value-type="string">
            <text:p text:style-name="P135">439</text:p>
          </table:table-cell>
          <table:table-cell table:style-name="Tabela6.A2" office:value-type="string">
            <text:p text:style-name="P135">164</text:p>
          </table:table-cell>
          <table:table-cell table:style-name="Tabela6.D2" office:value-type="string">
            <text:p text:style-name="P135">11</text:p>
          </table:table-cell>
        </table:table-row>
        <table:table-row>
          <table:table-cell table:style-name="Tabela6.A2" office:value-type="string">
            <text:p text:style-name="P146">Pobranie danych na początku, bez gzip</text:p>
          </table:table-cell>
          <table:table-cell table:style-name="Tabela6.A2" office:value-type="string">
            <text:p text:style-name="P135">444</text:p>
          </table:table-cell>
          <table:table-cell table:style-name="Tabela6.A2" office:value-type="string">
            <text:p text:style-name="P135">441</text:p>
          </table:table-cell>
          <table:table-cell table:style-name="Tabela6.D2" office:value-type="string">
            <text:p text:style-name="P135">441</text:p>
          </table:table-cell>
        </table:table-row>
        <table:table-row>
          <table:table-cell table:style-name="Tabela6.A2" office:value-type="string">
            <text:p text:style-name="P146">Pobranie danych na początku, z gzip</text:p>
          </table:table-cell>
          <table:table-cell table:style-name="Tabela6.A2" office:value-type="string">
            <text:p text:style-name="P135">44<text:span text:style-name="T217">3</text:span></text:p>
          </table:table-cell>
          <table:table-cell table:style-name="Tabela6.A2" office:value-type="string">
            <text:p text:style-name="P135">441</text:p>
          </table:table-cell>
          <table:table-cell table:style-name="Tabela6.D2" office:value-type="string">
            <text:p text:style-name="P135">441</text:p>
          </table:table-cell>
        </table:table-row>
      </table:table>
      <text:p text:style-name="P169">Tabela <text:sequence text:ref-name="refTable5" text:name="Table" text:formula="ooow:Table+1" style:num-format="1">6</text:sequence>: <text:span text:style-name="T220">Liczba pobranych d</text:span>an<text:span text:style-name="T220">ych</text:span> [KB]</text:p>
      <text:p text:style-name="P107"/>
      <text:p text:style-name="P107"><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107"/>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24">Seria 1</text:p>
          </table:table-cell>
          <table:table-cell table:style-name="Tabela7.A1" office:value-type="string">
            <text:p text:style-name="P124">Seria 2</text:p>
          </table:table-cell>
          <table:table-cell table:style-name="Tabela7.D1" office:value-type="string">
            <text:p text:style-name="P124">Seria 3</text:p>
          </table:table-cell>
        </table:table-row>
        <table:table-row>
          <table:table-cell table:style-name="Tabela7.A2" office:value-type="string">
            <text:p text:style-name="P146">Dane na żądanie,<text:line-break/>bez gzip</text:p>
          </table:table-cell>
          <table:table-cell table:style-name="Tabela7.A2" office:value-type="string">
            <text:p text:style-name="P140">1400</text:p>
          </table:table-cell>
          <table:table-cell table:style-name="Tabela7.A2" office:value-type="string">
            <text:p text:style-name="P140">992</text:p>
          </table:table-cell>
          <table:table-cell table:style-name="Tabela7.D2" office:value-type="string">
            <text:p text:style-name="P140">289</text:p>
          </table:table-cell>
        </table:table-row>
        <table:table-row>
          <table:table-cell table:style-name="Tabela7.A2" office:value-type="string">
            <text:p text:style-name="P146">Dane na żądanie, <text:line-break/>z gzip</text:p>
          </table:table-cell>
          <table:table-cell table:style-name="Tabela7.A2" office:value-type="string">
            <text:p text:style-name="P140">1<text:span text:style-name="T218">399</text:span></text:p>
          </table:table-cell>
          <table:table-cell table:style-name="Tabela7.A2" office:value-type="string">
            <text:p text:style-name="P138">992</text:p>
          </table:table-cell>
          <table:table-cell table:style-name="Tabela7.D2" office:value-type="string">
            <text:p text:style-name="P138">288</text:p>
          </table:table-cell>
        </table:table-row>
        <table:table-row>
          <table:table-cell table:style-name="Tabela7.A2" office:value-type="string">
            <text:p text:style-name="P146">Pobranie danych na początku, bez gzip</text:p>
          </table:table-cell>
          <table:table-cell table:style-name="Tabela7.A2" office:value-type="string">
            <text:p text:style-name="P140">141<text:span text:style-name="T218">4</text:span></text:p>
          </table:table-cell>
          <table:table-cell table:style-name="Tabela7.A2" office:value-type="string">
            <text:p text:style-name="P140">2660</text:p>
          </table:table-cell>
          <table:table-cell table:style-name="Tabela7.D2" office:value-type="string">
            <text:p text:style-name="P140">11695</text:p>
          </table:table-cell>
        </table:table-row>
        <table:table-row>
          <table:table-cell table:style-name="Tabela7.A2" office:value-type="string">
            <text:p text:style-name="P146">Pobranie danych na początku, z gzip</text:p>
          </table:table-cell>
          <table:table-cell table:style-name="Tabela7.A2" office:value-type="string">
            <text:p text:style-name="P140">13<text:span text:style-name="T219">96</text:span></text:p>
          </table:table-cell>
          <table:table-cell table:style-name="Tabela7.A2" office:value-type="string">
            <text:p text:style-name="P140">2<text:span text:style-name="T219">657</text:span></text:p>
          </table:table-cell>
          <table:table-cell table:style-name="Tabela7.D2" office:value-type="string">
            <text:p text:style-name="P139">11674</text:p>
          </table:table-cell>
        </table:table-row>
      </table:table>
      <text:p text:style-name="Table">Tabela <text:sequence text:ref-name="refTable6" text:name="Table" text:formula="ooow:Table+1" style:num-format="1">7</text:sequence>: Znormalizowana liczba pobranych danych [KB]</text:p>
      <text:p text:style-name="P107"/>
      <text:p text:style-name="P107"><text:tab/><text:span text:style-name="T221">Dlaczego w przypadku serii 3 tendencja jest różna niż dla pozostałych? Pobranie kompletu danych daje odwrotne skutki od zamierzonych? W tabeli 8 przedstawiono czas wykonania testów. Powinny one pomóc wyjaśnić zjawisko.</text:span></text:p>
      <text:p text:style-name="P107"/>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124"/>
          </table:table-cell>
          <table:table-cell table:style-name="Tabela8.A1" office:value-type="string">
            <text:p text:style-name="P124">Seria 1</text:p>
          </table:table-cell>
          <table:table-cell table:style-name="Tabela8.A1" office:value-type="string">
            <text:p text:style-name="P124">Seria 2</text:p>
          </table:table-cell>
          <table:table-cell table:style-name="Tabela8.D1" office:value-type="string">
            <text:p text:style-name="P124">Seria 3</text:p>
          </table:table-cell>
        </table:table-row>
        <table:table-row>
          <table:table-cell table:style-name="Tabela8.A2" office:value-type="string">
            <text:p text:style-name="P148">Czas wykonania testu <text:span text:style-name="T245">podany</text:span> <text:span text:style-name="T245">w minutach</text:span></text:p>
          </table:table-cell>
          <table:table-cell table:style-name="Tabela8.A2" office:value-type="string">
            <text:p text:style-name="P141">113</text:p>
          </table:table-cell>
          <table:table-cell table:style-name="Tabela8.A2" office:value-type="string">
            <text:p text:style-name="P141">60</text:p>
          </table:table-cell>
          <table:table-cell table:style-name="Tabela8.D2" office:value-type="string">
            <text:p text:style-name="P141">14</text:p>
          </table:table-cell>
        </table:table-row>
      </table:table>
      <text:p text:style-name="Table">Tabela <text:sequence text:ref-name="refTable7" text:name="Table" text:formula="ooow:Table+1" style:num-format="1">8</text:sequence>: <text:span text:style-name="T222">C</text:span>zas wykonania <text:span text:style-name="T222">pojedynczego </text:span>test<text:span text:style-name="T222">u</text:span> <text:span text:style-name="T231">[sekunda]</text:span></text:p>
      <text:p text:style-name="P107"/>
      <text:p text:style-name="P107"><text:tab/><text:span text:style-name="T223">Sama aplikacja i zastosowane metody ni mają wpływu na czas wykonywania testu ponieważ są one wykonywane przez zewnętrzne narzędzie. <text:s/>Można zatem przyjąć, że są takie same dla każdej z metod.</text:span></text:p>
      <text:p text:style-name="P107"><text:tab/><text:span text:style-name="T224">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108"><text:tab/><text:span text:style-name="T225">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14"><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24">Seria 1</text:p>
          </table:table-cell>
          <table:table-cell table:style-name="Tabela9.A1" office:value-type="string">
            <text:p text:style-name="P124">Seria 2</text:p>
          </table:table-cell>
          <table:table-cell table:style-name="Tabela9.D1" office:value-type="string">
            <text:p text:style-name="P124">Seria 3</text:p>
          </table:table-cell>
        </table:table-row>
        <table:table-row>
          <table:table-cell table:style-name="Tabela9.A2" office:value-type="string">
            <text:p text:style-name="P146">Dane na żądanie,<text:line-break/>bez gzip</text:p>
          </table:table-cell>
          <table:table-cell table:style-name="Tabela9.A2" office:value-type="string">
            <text:p text:style-name="P168">0</text:p>
          </table:table-cell>
          <table:table-cell table:style-name="Tabela9.A2" office:value-type="string">
            <text:p text:style-name="P168">0</text:p>
          </table:table-cell>
          <table:table-cell table:style-name="Tabela9.D2" office:value-type="string">
            <text:p text:style-name="P168">0</text:p>
          </table:table-cell>
        </table:table-row>
        <table:table-row>
          <table:table-cell table:style-name="Tabela9.A2" office:value-type="string">
            <text:p text:style-name="P146">Dane na żądanie, <text:line-break/>z gzip</text:p>
          </table:table-cell>
          <table:table-cell table:style-name="Tabela9.A2" office:value-type="string">
            <text:p text:style-name="P168">2.7032</text:p>
          </table:table-cell>
          <table:table-cell table:style-name="Tabela9.A2" office:value-type="string">
            <text:p text:style-name="P168">0.67305</text:p>
          </table:table-cell>
          <table:table-cell table:style-name="Tabela9.D2" office:value-type="string">
            <text:p text:style-name="P168">-0.63237</text:p>
          </table:table-cell>
        </table:table-row>
        <table:table-row>
          <table:table-cell table:style-name="Tabela9.A2" office:value-type="string">
            <text:p text:style-name="P146">Pobranie danych na początku, bez gzip</text:p>
          </table:table-cell>
          <table:table-cell table:style-name="Tabela9.A2" office:value-type="string">
            <text:p text:style-name="P168">-75.521</text:p>
          </table:table-cell>
          <table:table-cell table:style-name="Tabela9.A2" office:value-type="string">
            <text:p text:style-name="P168">-76.547</text:p>
          </table:table-cell>
          <table:table-cell table:style-name="Tabela9.D2" office:value-type="string">
            <text:p text:style-name="P168">51.521</text:p>
          </table:table-cell>
        </table:table-row>
        <table:table-row>
          <table:table-cell table:style-name="Tabela9.A2" office:value-type="string">
            <text:p text:style-name="P146">Pobranie danych na początku, z gzip</text:p>
          </table:table-cell>
          <table:table-cell table:style-name="Tabela9.A2" office:value-type="string">
            <text:p text:style-name="P168">-77.548</text:p>
          </table:table-cell>
          <table:table-cell table:style-name="Tabela9.A2" office:value-type="string">
            <text:p text:style-name="P168">-77.855</text:p>
          </table:table-cell>
          <table:table-cell table:style-name="Tabela9.D2" office:value-type="string">
            <text:p text:style-name="P168">52.041</text:p>
          </table:table-cell>
        </table:table-row>
      </table:table>
      <text:p text:style-name="Table">Tabela <text:sequence text:ref-name="refTable8" text:name="Table" text:formula="ooow:Table+1" style:num-format="1">9</text:sequence>: Wpływ pobrania kompletu danych na zużycie energii [%]</text:p>
      <text:p text:style-name="P118">[TODO] lepszy opis co do czego porównujemy!</text:p>
      <text:p text:style-name="P109"><text:tab/><text:span text:style-name="T226">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109"/>
      <text:h text:style-name="P372"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24">Seria 1</text:p>
          </table:table-cell>
          <table:table-cell table:style-name="Tabela12.A1" office:value-type="string">
            <text:p text:style-name="P124">Seria 2</text:p>
          </table:table-cell>
          <table:table-cell table:style-name="Tabela12.D1" office:value-type="string">
            <text:p text:style-name="P124">Seria 3</text:p>
          </table:table-cell>
        </table:table-row>
        <table:table-row>
          <table:table-cell table:style-name="Tabela12.A2" office:value-type="string">
            <text:p text:style-name="P145">Na żądanie, bez gzip</text:p>
          </table:table-cell>
          <table:table-cell table:style-name="Tabela12.A2" office:value-type="string">
            <text:p text:style-name="P159">1.9567</text:p>
          </table:table-cell>
          <table:table-cell table:style-name="Tabela12.A2" office:value-type="string">
            <text:p text:style-name="P159">2.0669</text:p>
          </table:table-cell>
          <table:table-cell table:style-name="Tabela12.D2" office:value-type="string">
            <text:p text:style-name="P159">2.5197 </text:p>
          </table:table-cell>
        </table:table-row>
        <table:table-row>
          <table:table-cell table:style-name="Tabela12.A2" office:value-type="string">
            <text:p text:style-name="P145">Na żądanie, z gzip</text:p>
          </table:table-cell>
          <table:table-cell table:style-name="Tabela12.A2" office:value-type="string">
            <text:p text:style-name="P159">1.937</text:p>
          </table:table-cell>
          <table:table-cell table:style-name="Tabela12.A2" office:value-type="string">
            <text:p text:style-name="P159">2.0984</text:p>
          </table:table-cell>
          <table:table-cell table:style-name="Tabela12.D2" office:value-type="string">
            <text:p text:style-name="P159">2.5472</text:p>
          </table:table-cell>
        </table:table-row>
        <table:table-row>
          <table:table-cell table:style-name="Tabela12.A2" office:value-type="string">
            <text:p text:style-name="P145">Najpierw 5 stron, później po 1, bez gzip</text:p>
          </table:table-cell>
          <table:table-cell table:style-name="Tabela12.A2" office:value-type="string">
            <text:p text:style-name="P159">1.0276</text:p>
          </table:table-cell>
          <table:table-cell table:style-name="Tabela12.A2" office:value-type="string">
            <text:p text:style-name="P159">1.7874</text:p>
          </table:table-cell>
          <table:table-cell table:style-name="Tabela12.D2" office:value-type="string">
            <text:p text:style-name="P159">2.1142</text:p>
          </table:table-cell>
        </table:table-row>
        <table:table-row>
          <table:table-cell table:style-name="Tabela12.A2" office:value-type="string">
            <text:p text:style-name="P145">Najpierw 5 stron, później po 1, z gzip</text:p>
          </table:table-cell>
          <table:table-cell table:style-name="Tabela12.A2" office:value-type="string">
            <text:p text:style-name="P159">1.0315</text:p>
          </table:table-cell>
          <table:table-cell table:style-name="Tabela12.A2" office:value-type="string">
            <text:p text:style-name="P159">1.7402</text:p>
          </table:table-cell>
          <table:table-cell table:style-name="Tabela12.D2" office:value-type="string">
            <text:p text:style-name="P159">2.0787 </text:p>
          </table:table-cell>
        </table:table-row>
        <table:table-row>
          <table:table-cell table:style-name="Tabela12.A2" office:value-type="string">
            <text:p text:style-name="P145">Najpierw 5 stron, później po 2, bez gzip</text:p>
          </table:table-cell>
          <table:table-cell table:style-name="Tabela12.A2" office:value-type="string">
            <text:p text:style-name="P160">0.9685</text:p>
          </table:table-cell>
          <table:table-cell table:style-name="Tabela12.A2" office:value-type="string">
            <text:p text:style-name="P160">1.3858</text:p>
          </table:table-cell>
          <table:table-cell table:style-name="Tabela12.D2" office:value-type="string">
            <text:p text:style-name="P160">1.4724</text:p>
          </table:table-cell>
        </table:table-row>
        <table:table-row>
          <table:table-cell table:style-name="Tabela12.A2" office:value-type="string">
            <text:p text:style-name="P145">Najpierw 5 stron, później po 2, z gzip</text:p>
          </table:table-cell>
          <table:table-cell table:style-name="Tabela12.A2" office:value-type="string">
            <text:p text:style-name="P160">0.97638</text:p>
          </table:table-cell>
          <table:table-cell table:style-name="Tabela12.A2" office:value-type="string">
            <text:p text:style-name="P160">1.378</text:p>
          </table:table-cell>
          <table:table-cell table:style-name="Tabela12.D2" office:value-type="string">
            <text:p text:style-name="P160">1.437</text:p>
          </table:table-cell>
        </table:table-row>
        <table:table-row>
          <table:table-cell table:style-name="Tabela12.A2" office:value-type="string">
            <text:p text:style-name="P145">Najpierw 10 stron, później po 1, bez gzip</text:p>
          </table:table-cell>
          <table:table-cell table:style-name="Tabela12.A2" office:value-type="string">
            <text:p text:style-name="P161">0.62992</text:p>
          </table:table-cell>
          <table:table-cell table:style-name="Tabela12.A2" office:value-type="string">
            <text:p text:style-name="P161">0.58661</text:p>
          </table:table-cell>
          <table:table-cell table:style-name="Tabela12.D2" office:value-type="string">
            <text:p text:style-name="P161">1.685</text:p>
          </table:table-cell>
        </table:table-row>
        <table:table-row>
          <table:table-cell table:style-name="Tabela12.A2" office:value-type="string">
            <text:p text:style-name="P145">Najpierw 10 stron, później po 1, z gzip</text:p>
          </table:table-cell>
          <table:table-cell table:style-name="Tabela12.A2" office:value-type="string">
            <text:p text:style-name="P161">0.64567</text:p>
          </table:table-cell>
          <table:table-cell table:style-name="Tabela12.A2" office:value-type="string">
            <text:p text:style-name="P373"><text:span text:style-name="T253">0.62205</text:span></text:p>
          </table:table-cell>
          <table:table-cell table:style-name="Tabela12.D2" office:value-type="string">
            <text:p text:style-name="P374">1.6811</text:p>
          </table:table-cell>
        </table:table-row>
        <table:table-row>
          <table:table-cell table:style-name="Tabela12.A2" office:value-type="string">
            <text:p text:style-name="P145">Najpierw 10 stron, później po 2, bez gzip</text:p>
          </table:table-cell>
          <table:table-cell table:style-name="Tabela12.A2" office:value-type="string">
            <text:p text:style-name="P161">0.62598</text:p>
          </table:table-cell>
          <table:table-cell table:style-name="Tabela12.A2" office:value-type="string">
            <text:p text:style-name="P161">0.6063</text:p>
          </table:table-cell>
          <table:table-cell table:style-name="Tabela12.D2" office:value-type="string">
            <text:p text:style-name="P161">1.4488</text:p>
          </table:table-cell>
        </table:table-row>
        <table:table-row>
          <table:table-cell table:style-name="Tabela12.A2" office:value-type="string">
            <text:p text:style-name="P145">Najpierw 10 stron, później po 2, z gzip</text:p>
          </table:table-cell>
          <table:table-cell table:style-name="Tabela12.A2" office:value-type="string">
            <text:p text:style-name="P161">0.64567</text:p>
          </table:table-cell>
          <table:table-cell table:style-name="Tabela12.A2" office:value-type="string">
            <text:p text:style-name="P374">0.62205</text:p>
          </table:table-cell>
          <table:table-cell table:style-name="Tabela12.D2" office:value-type="string">
            <text:p text:style-name="P161">1.4961</text:p>
          </table:table-cell>
        </table:table-row>
      </table:table>
      <text:p text:style-name="Table">Tabela <text:sequence text:ref-name="refTable9" text:name="Table" text:formula="ooow:Table+1" style:num-format="1">10</text:sequence>: Przewidywane zużycie energii [%]</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24">Seria 1</text:p>
          </table:table-cell>
          <table:table-cell table:style-name="Tabela13.A1" office:value-type="string">
            <text:p text:style-name="P124">Seria 2</text:p>
          </table:table-cell>
          <table:table-cell table:style-name="Tabela13.D1" office:value-type="string">
            <text:p text:style-name="P124">Seria 3</text:p>
          </table:table-cell>
        </table:table-row>
        <table:table-row>
          <table:table-cell table:style-name="Tabela13.A2" office:value-type="string">
            <text:p text:style-name="P145">Na żądanie, bez gzip</text:p>
          </table:table-cell>
          <table:table-cell table:style-name="Tabela13.A2" office:value-type="string">
            <text:p text:style-name="P158">1.588</text:p>
          </table:table-cell>
          <table:table-cell table:style-name="Tabela13.A2" office:value-type="string">
            <text:p text:style-name="P158">2.1508</text:p>
          </table:table-cell>
          <table:table-cell table:style-name="Tabela13.D2" office:value-type="string">
            <text:p text:style-name="P158">5.4666</text:p>
          </table:table-cell>
        </table:table-row>
        <table:table-row>
          <table:table-cell table:style-name="Tabela13.A2" office:value-type="string">
            <text:p text:style-name="P145">Na żądanie, z gzip</text:p>
          </table:table-cell>
          <table:table-cell table:style-name="Tabela13.A2" office:value-type="string">
            <text:p text:style-name="P158">1.572</text:p>
          </table:table-cell>
          <table:table-cell table:style-name="Tabela13.A2" office:value-type="string">
            <text:p text:style-name="P158">2.1835</text:p>
          </table:table-cell>
          <table:table-cell table:style-name="Tabela13.D2" office:value-type="string">
            <text:p text:style-name="P158">5.5256</text:p>
          </table:table-cell>
        </table:table-row>
        <table:table-row>
          <table:table-cell table:style-name="Tabela13.A2" office:value-type="string">
            <text:p text:style-name="P145">Najpierw 5 stron, później po 1, bez gzip</text:p>
          </table:table-cell>
          <table:table-cell table:style-name="Tabela13.A2" office:value-type="string">
            <text:p text:style-name="P158">0.83388</text:p>
          </table:table-cell>
          <table:table-cell table:style-name="Tabela13.A2" office:value-type="string">
            <text:p text:style-name="P158">1.8597</text:p>
          </table:table-cell>
          <table:table-cell table:style-name="Tabela13.D2" office:value-type="string">
            <text:p text:style-name="P158">4.5674</text:p>
          </table:table-cell>
        </table:table-row>
        <table:table-row>
          <table:table-cell table:style-name="Tabela13.A2" office:value-type="string">
            <text:p text:style-name="P145">Najpierw 5 stron, później po 1, z gzip</text:p>
          </table:table-cell>
          <table:table-cell table:style-name="Tabela13.A2" office:value-type="string">
            <text:p text:style-name="P158">0.837</text:p>
          </table:table-cell>
          <table:table-cell table:style-name="Tabela13.A2" office:value-type="string">
            <text:p text:style-name="P158">1.8104</text:p>
          </table:table-cell>
          <table:table-cell table:style-name="Tabela13.D2" office:value-type="string">
            <text:p text:style-name="P158">4.5067</text:p>
          </table:table-cell>
        </table:table-row>
        <table:table-row>
          <table:table-cell table:style-name="Tabela13.A2" office:value-type="string">
            <text:p text:style-name="P145">Najpierw 5 stron, później po 2, bez gzip</text:p>
          </table:table-cell>
          <table:table-cell table:style-name="Tabela13.A2" office:value-type="string">
            <text:p text:style-name="P158">0.78589</text:p>
          </table:table-cell>
          <table:table-cell table:style-name="Tabela13.A2" office:value-type="string">
            <text:p text:style-name="P158">1.4416</text:p>
          </table:table-cell>
          <table:table-cell table:style-name="Tabela13.D2" office:value-type="string">
            <text:p text:style-name="P158">3.1917</text:p>
          </table:table-cell>
        </table:table-row>
        <table:table-row>
          <table:table-cell table:style-name="Tabela13.A2" office:value-type="string">
            <text:p text:style-name="P145">Najpierw 5 stron, później po 2, z gzip</text:p>
          </table:table-cell>
          <table:table-cell table:style-name="Tabela13.A2" office:value-type="string">
            <text:p text:style-name="P158">0.79233</text:p>
          </table:table-cell>
          <table:table-cell table:style-name="Tabela13.A2" office:value-type="string">
            <text:p text:style-name="P158">1.4333</text:p>
          </table:table-cell>
          <table:table-cell table:style-name="Tabela13.D2" office:value-type="string">
            <text:p text:style-name="P158">3.1143</text:p>
          </table:table-cell>
        </table:table-row>
        <table:table-row>
          <table:table-cell table:style-name="Tabela13.A2" office:value-type="string">
            <text:p text:style-name="P145">Najpierw 10 stron, później po 1, bez gzip</text:p>
          </table:table-cell>
          <table:table-cell table:style-name="Tabela13.A2" office:value-type="string">
            <text:p text:style-name="P158">0.51107</text:p>
          </table:table-cell>
          <table:table-cell table:style-name="Tabela13.A2" office:value-type="string">
            <text:p text:style-name="P158">0.61005</text:p>
          </table:table-cell>
          <table:table-cell table:style-name="Tabela13.D2" office:value-type="string">
            <text:p text:style-name="P158">3.6519</text:p>
          </table:table-cell>
        </table:table-row>
        <table:table-row>
          <table:table-cell table:style-name="Tabela13.A2" office:value-type="string">
            <text:p text:style-name="P145">Najpierw 10 stron, później po 1, z gzip</text:p>
          </table:table-cell>
          <table:table-cell table:style-name="Tabela13.A2" office:value-type="string">
            <text:p text:style-name="P158">0.51698</text:p>
          </table:table-cell>
          <table:table-cell table:style-name="Tabela13.A2" office:value-type="string">
            <text:p text:style-name="P375">0.6475</text:p>
          </table:table-cell>
          <table:table-cell table:style-name="Tabela13.D2" office:value-type="string">
            <text:p text:style-name="P375">3.6469</text:p>
          </table:table-cell>
        </table:table-row>
        <table:table-row>
          <table:table-cell table:style-name="Tabela13.A2" office:value-type="string">
            <text:p text:style-name="P145">Najpierw 10 stron, później po 2, bez gzip</text:p>
          </table:table-cell>
          <table:table-cell table:style-name="Tabela13.A2" office:value-type="string">
            <text:p text:style-name="P158">0.50787</text:p>
          </table:table-cell>
          <table:table-cell table:style-name="Tabela13.A2" office:value-type="string">
            <text:p text:style-name="P158">0.63058</text:p>
          </table:table-cell>
          <table:table-cell table:style-name="Tabela13.D2" office:value-type="string">
            <text:p text:style-name="P158">3.1412</text:p>
          </table:table-cell>
        </table:table-row>
        <table:table-row>
          <table:table-cell table:style-name="Tabela13.A2" office:value-type="string">
            <text:p text:style-name="P145">Najpierw 10 stron, później po 2, z gzip</text:p>
          </table:table-cell>
          <table:table-cell table:style-name="Tabela13.A2" office:value-type="string">
            <text:p text:style-name="P158">0.51697</text:p>
          </table:table-cell>
          <table:table-cell table:style-name="Tabela13.A2" office:value-type="string">
            <text:p text:style-name="P375">0.6474</text:p>
          </table:table-cell>
          <table:table-cell table:style-name="Tabela13.D2" office:value-type="string">
            <text:p text:style-name="P158">3.2568</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24">Seria 1</text:p>
          </table:table-cell>
          <table:table-cell table:style-name="Tabela14.A1" office:value-type="string">
            <text:p text:style-name="P124">Seria 2</text:p>
          </table:table-cell>
          <table:table-cell table:style-name="Tabela14.D1" office:value-type="string">
            <text:p text:style-name="P124">Seria 3</text:p>
          </table:table-cell>
        </table:table-row>
        <table:table-row>
          <table:table-cell table:style-name="Tabela14.A2" office:value-type="string">
            <text:p text:style-name="P145">Na żądanie, bez gzip</text:p>
          </table:table-cell>
          <table:table-cell table:style-name="Tabela14.A2" office:value-type="string">
            <text:p text:style-name="P162">50</text:p>
          </table:table-cell>
          <table:table-cell table:style-name="Tabela14.A2" office:value-type="string">
            <text:p text:style-name="P162">53</text:p>
          </table:table-cell>
          <table:table-cell table:style-name="Tabela14.D2" office:value-type="string">
            <text:p text:style-name="P162">64</text:p>
          </table:table-cell>
        </table:table-row>
        <table:table-row>
          <table:table-cell table:style-name="Tabela14.A2" office:value-type="string">
            <text:p text:style-name="P145">Na żądanie, z gzip</text:p>
          </table:table-cell>
          <table:table-cell table:style-name="Tabela14.A2" office:value-type="string">
            <text:p text:style-name="P162">49</text:p>
          </table:table-cell>
          <table:table-cell table:style-name="Tabela14.A2" office:value-type="string">
            <text:p text:style-name="P162">53</text:p>
          </table:table-cell>
          <table:table-cell table:style-name="Tabela14.D2" office:value-type="string">
            <text:p text:style-name="P162">65</text:p>
          </table:table-cell>
        </table:table-row>
        <table:table-row>
          <table:table-cell table:style-name="Tabela14.A2" office:value-type="string">
            <text:p text:style-name="P145">Najpierw 5 stron, później po 1, bez gzip</text:p>
          </table:table-cell>
          <table:table-cell table:style-name="Tabela14.A2" office:value-type="string">
            <text:p text:style-name="P162">26</text:p>
          </table:table-cell>
          <table:table-cell table:style-name="Tabela14.A2" office:value-type="string">
            <text:p text:style-name="P162">45</text:p>
          </table:table-cell>
          <table:table-cell table:style-name="Tabela14.D2" office:value-type="string">
            <text:p text:style-name="P162">54</text:p>
          </table:table-cell>
        </table:table-row>
        <table:table-row>
          <table:table-cell table:style-name="Tabela14.A2" office:value-type="string">
            <text:p text:style-name="P145">Najpierw 5 stron, później po 1, z gzip</text:p>
          </table:table-cell>
          <table:table-cell table:style-name="Tabela14.A2" office:value-type="string">
            <text:p text:style-name="P162">26</text:p>
          </table:table-cell>
          <table:table-cell table:style-name="Tabela14.A2" office:value-type="string">
            <text:p text:style-name="P162">44</text:p>
          </table:table-cell>
          <table:table-cell table:style-name="Tabela14.D2" office:value-type="string">
            <text:p text:style-name="P162">53</text:p>
          </table:table-cell>
        </table:table-row>
        <table:table-row>
          <table:table-cell table:style-name="Tabela14.A2" office:value-type="string">
            <text:p text:style-name="P145">Najpierw 5 stron, później po 2, bez gzip</text:p>
          </table:table-cell>
          <table:table-cell table:style-name="Tabela14.A2" office:value-type="string">
            <text:p text:style-name="P162">25</text:p>
          </table:table-cell>
          <table:table-cell table:style-name="Tabela14.A2" office:value-type="string">
            <text:p text:style-name="P162">35</text:p>
          </table:table-cell>
          <table:table-cell table:style-name="Tabela14.D2" office:value-type="string">
            <text:p text:style-name="P162">37</text:p>
          </table:table-cell>
        </table:table-row>
        <table:table-row>
          <table:table-cell table:style-name="Tabela14.A2" office:value-type="string">
            <text:p text:style-name="P145">Najpierw 5 stron, później po 2, z gzip</text:p>
          </table:table-cell>
          <table:table-cell table:style-name="Tabela14.A2" office:value-type="string">
            <text:p text:style-name="P162">25</text:p>
          </table:table-cell>
          <table:table-cell table:style-name="Tabela14.A2" office:value-type="string">
            <text:p text:style-name="P162">35</text:p>
          </table:table-cell>
          <table:table-cell table:style-name="Tabela14.D2" office:value-type="string">
            <text:p text:style-name="P162">37</text:p>
          </table:table-cell>
        </table:table-row>
        <table:table-row>
          <table:table-cell table:style-name="Tabela14.A2" office:value-type="string">
            <text:p text:style-name="P145">Najpierw 10 stron, później po 1, bez gzip</text:p>
          </table:table-cell>
          <table:table-cell table:style-name="Tabela14.A2" office:value-type="string">
            <text:p text:style-name="P162">16</text:p>
          </table:table-cell>
          <table:table-cell table:style-name="Tabela14.A2" office:value-type="string">
            <text:p text:style-name="P162">15</text:p>
          </table:table-cell>
          <table:table-cell table:style-name="Tabela14.D2" office:value-type="string">
            <text:p text:style-name="P162">43</text:p>
          </table:table-cell>
        </table:table-row>
        <table:table-row>
          <table:table-cell table:style-name="Tabela14.A2" office:value-type="string">
            <text:p text:style-name="P145">Najpierw 10 stron, później po 1, z gzip</text:p>
          </table:table-cell>
          <table:table-cell table:style-name="Tabela14.A2" office:value-type="string">
            <text:p text:style-name="P162">16</text:p>
          </table:table-cell>
          <table:table-cell table:style-name="Tabela14.A2" office:value-type="string">
            <text:p text:style-name="P376">16</text:p>
          </table:table-cell>
          <table:table-cell table:style-name="Tabela14.D2" office:value-type="string">
            <text:p text:style-name="P376">43</text:p>
          </table:table-cell>
        </table:table-row>
        <table:table-row>
          <table:table-cell table:style-name="Tabela14.A2" office:value-type="string">
            <text:p text:style-name="P145">Najpierw 10 stron, później po 2, bez gzip</text:p>
          </table:table-cell>
          <table:table-cell table:style-name="Tabela14.A2" office:value-type="string">
            <text:p text:style-name="P162">16</text:p>
          </table:table-cell>
          <table:table-cell table:style-name="Tabela14.A2" office:value-type="string">
            <text:p text:style-name="P162">15</text:p>
          </table:table-cell>
          <table:table-cell table:style-name="Tabela14.D2" office:value-type="string">
            <text:p text:style-name="P162">37</text:p>
          </table:table-cell>
        </table:table-row>
        <table:table-row>
          <table:table-cell table:style-name="Tabela14.A2" office:value-type="string">
            <text:p text:style-name="P145">Najpierw 10 stron, później po 2, z gzip</text:p>
          </table:table-cell>
          <table:table-cell table:style-name="Tabela14.A2" office:value-type="string">
            <text:p text:style-name="P162">16</text:p>
          </table:table-cell>
          <table:table-cell table:style-name="Tabela14.A2" office:value-type="string">
            <text:p text:style-name="P376">16</text:p>
          </table:table-cell>
          <table:table-cell table:style-name="Tabela14.D2" office:value-type="string">
            <text:p text:style-name="P162">38</text:p>
          </table:table-cell>
        </table:table-row>
      </table:table>
      <text:p text:style-name="Table">Tabela <text:sequence text:ref-name="refTable11" text:name="Table" text:formula="ooow:Table+1" style:num-format="1">12</text:sequence>: Wyliczony pobór energii [mAh]</text:p>
      <text:p text:style-name="P109"/>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24">Seria 1</text:p>
          </table:table-cell>
          <table:table-cell table:style-name="Tabela15.A1" office:value-type="string">
            <text:p text:style-name="P124">Seria 2</text:p>
          </table:table-cell>
          <table:table-cell table:style-name="Tabela15.D1" office:value-type="string">
            <text:p text:style-name="P124">Seria 3</text:p>
          </table:table-cell>
        </table:table-row>
        <table:table-row>
          <table:table-cell table:style-name="Tabela15.A2" office:value-type="string">
            <text:p text:style-name="P145">Na żądanie, bez gzip</text:p>
          </table:table-cell>
          <table:table-cell table:style-name="Tabela15.A2" office:value-type="string">
            <text:p text:style-name="P163">40</text:p>
          </table:table-cell>
          <table:table-cell table:style-name="Tabela15.A2" office:value-type="string">
            <text:p text:style-name="P163">55</text:p>
          </table:table-cell>
          <table:table-cell table:style-name="Tabela15.D2" office:value-type="string">
            <text:p text:style-name="P163">139</text:p>
          </table:table-cell>
        </table:table-row>
        <table:table-row>
          <table:table-cell table:style-name="Tabela15.A2" office:value-type="string">
            <text:p text:style-name="P145">Na żądanie, z gzip</text:p>
          </table:table-cell>
          <table:table-cell table:style-name="Tabela15.A2" office:value-type="string">
            <text:p text:style-name="P163">40</text:p>
          </table:table-cell>
          <table:table-cell table:style-name="Tabela15.A2" office:value-type="string">
            <text:p text:style-name="P163">55</text:p>
          </table:table-cell>
          <table:table-cell table:style-name="Tabela15.D2" office:value-type="string">
            <text:p text:style-name="P163">140</text:p>
          </table:table-cell>
        </table:table-row>
        <table:table-row>
          <table:table-cell table:style-name="Tabela15.A2" office:value-type="string">
            <text:p text:style-name="P145">Najpierw 5 stron, później po 1, bez gzip</text:p>
          </table:table-cell>
          <table:table-cell table:style-name="Tabela15.A2" office:value-type="string">
            <text:p text:style-name="P163">21</text:p>
          </table:table-cell>
          <table:table-cell table:style-name="Tabela15.A2" office:value-type="string">
            <text:p text:style-name="P163">47</text:p>
          </table:table-cell>
          <table:table-cell table:style-name="Tabela15.D2" office:value-type="string">
            <text:p text:style-name="P163">116</text:p>
          </table:table-cell>
        </table:table-row>
        <table:table-row>
          <table:table-cell table:style-name="Tabela15.A2" office:value-type="string">
            <text:p text:style-name="P145">Najpierw 5 stron, później po 1, z gzip</text:p>
          </table:table-cell>
          <table:table-cell table:style-name="Tabela15.A2" office:value-type="string">
            <text:p text:style-name="P163">21</text:p>
          </table:table-cell>
          <table:table-cell table:style-name="Tabela15.A2" office:value-type="string">
            <text:p text:style-name="P163">46</text:p>
          </table:table-cell>
          <table:table-cell table:style-name="Tabela15.D2" office:value-type="string">
            <text:p text:style-name="P163">114</text:p>
          </table:table-cell>
        </table:table-row>
        <table:table-row>
          <table:table-cell table:style-name="Tabela15.A2" office:value-type="string">
            <text:p text:style-name="P145">Najpierw 5 stron, później po 2, bez gzip</text:p>
          </table:table-cell>
          <table:table-cell table:style-name="Tabela15.A2" office:value-type="string">
            <text:p text:style-name="P163">20</text:p>
          </table:table-cell>
          <table:table-cell table:style-name="Tabela15.A2" office:value-type="string">
            <text:p text:style-name="P163">37</text:p>
          </table:table-cell>
          <table:table-cell table:style-name="Tabela15.D2" office:value-type="string">
            <text:p text:style-name="P163">81</text:p>
          </table:table-cell>
        </table:table-row>
        <table:table-row>
          <table:table-cell table:style-name="Tabela15.A2" office:value-type="string">
            <text:p text:style-name="P145">Najpierw 5 stron, później po 2, z gzip</text:p>
          </table:table-cell>
          <table:table-cell table:style-name="Tabela15.A2" office:value-type="string">
            <text:p text:style-name="P163">20</text:p>
          </table:table-cell>
          <table:table-cell table:style-name="Tabela15.A2" office:value-type="string">
            <text:p text:style-name="P163">36</text:p>
          </table:table-cell>
          <table:table-cell table:style-name="Tabela15.D2" office:value-type="string">
            <text:p text:style-name="P163">79</text:p>
          </table:table-cell>
        </table:table-row>
        <table:table-row>
          <table:table-cell table:style-name="Tabela15.A2" office:value-type="string">
            <text:p text:style-name="P145">Najpierw 10 stron, później po 1, bez gzip</text:p>
          </table:table-cell>
          <table:table-cell table:style-name="Tabela15.A2" office:value-type="string">
            <text:p text:style-name="P163">13</text:p>
          </table:table-cell>
          <table:table-cell table:style-name="Tabela15.A2" office:value-type="string">
            <text:p text:style-name="P163">15</text:p>
          </table:table-cell>
          <table:table-cell table:style-name="Tabela15.D2" office:value-type="string">
            <text:p text:style-name="P163">93</text:p>
          </table:table-cell>
        </table:table-row>
        <table:table-row>
          <table:table-cell table:style-name="Tabela15.A2" office:value-type="string">
            <text:p text:style-name="P145">Najpierw 10 stron, później po 1, z gzip</text:p>
          </table:table-cell>
          <table:table-cell table:style-name="Tabela15.A2" office:value-type="string">
            <text:p text:style-name="P163">13</text:p>
          </table:table-cell>
          <table:table-cell table:style-name="Tabela15.A2" office:value-type="string">
            <text:p text:style-name="P377">16</text:p>
          </table:table-cell>
          <table:table-cell table:style-name="Tabela15.D2" office:value-type="string">
            <text:p text:style-name="P377">93</text:p>
          </table:table-cell>
        </table:table-row>
        <table:table-row>
          <table:table-cell table:style-name="Tabela15.A2" office:value-type="string">
            <text:p text:style-name="P145">Najpierw 10 stron, później po 2, bez gzip</text:p>
          </table:table-cell>
          <table:table-cell table:style-name="Tabela15.A2" office:value-type="string">
            <text:p text:style-name="P163">13</text:p>
          </table:table-cell>
          <table:table-cell table:style-name="Tabela15.A2" office:value-type="string">
            <text:p text:style-name="P163">16</text:p>
          </table:table-cell>
          <table:table-cell table:style-name="Tabela15.D2" office:value-type="string">
            <text:p text:style-name="P163">80</text:p>
          </table:table-cell>
        </table:table-row>
        <table:table-row>
          <table:table-cell table:style-name="Tabela15.A2" office:value-type="string">
            <text:p text:style-name="P145">Najpierw 10 stron, później po 2, z gzip</text:p>
          </table:table-cell>
          <table:table-cell table:style-name="Tabela15.A2" office:value-type="string">
            <text:p text:style-name="P163">13</text:p>
          </table:table-cell>
          <table:table-cell table:style-name="Tabela15.A2" office:value-type="string">
            <text:p text:style-name="P377">16</text:p>
          </table:table-cell>
          <table:table-cell table:style-name="Tabela15.D2" office:value-type="string">
            <text:p text:style-name="P163">83</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24">Seria 1</text:p>
          </table:table-cell>
          <table:table-cell table:style-name="Tabela16.A1" office:value-type="string">
            <text:p text:style-name="P124">Seria 2</text:p>
          </table:table-cell>
          <table:table-cell table:style-name="Tabela16.D1" office:value-type="string">
            <text:p text:style-name="P124">Seria 3</text:p>
          </table:table-cell>
        </table:table-row>
        <table:table-row>
          <table:table-cell table:style-name="Tabela16.A2" office:value-type="string">
            <text:p text:style-name="P145">Na żądanie, bez gzip</text:p>
          </table:table-cell>
          <table:table-cell table:style-name="Tabela16.A2" office:value-type="string">
            <text:p text:style-name="P164">22</text:p>
          </table:table-cell>
          <table:table-cell table:style-name="Tabela16.A2" office:value-type="string">
            <text:p text:style-name="P164">29</text:p>
          </table:table-cell>
          <table:table-cell table:style-name="Tabela16.D2" office:value-type="string">
            <text:p text:style-name="P164">79</text:p>
          </table:table-cell>
        </table:table-row>
        <table:table-row>
          <table:table-cell table:style-name="Tabela16.A2" office:value-type="string">
            <text:p text:style-name="P145">Na żądanie, z gzip</text:p>
          </table:table-cell>
          <table:table-cell table:style-name="Tabela16.A2" office:value-type="string">
            <text:p text:style-name="P164">21</text:p>
          </table:table-cell>
          <table:table-cell table:style-name="Tabela16.A2" office:value-type="string">
            <text:p text:style-name="P164">30</text:p>
          </table:table-cell>
          <table:table-cell table:style-name="Tabela16.D2" office:value-type="string">
            <text:p text:style-name="P164">80</text:p>
          </table:table-cell>
        </table:table-row>
        <table:table-row>
          <table:table-cell table:style-name="Tabela16.A2" office:value-type="string">
            <text:p text:style-name="P145">Najpierw 5 stron, później po 1, bez gzip</text:p>
          </table:table-cell>
          <table:table-cell table:style-name="Tabela16.A2" office:value-type="string">
            <text:p text:style-name="P164">10</text:p>
          </table:table-cell>
          <table:table-cell table:style-name="Tabela16.A2" office:value-type="string">
            <text:p text:style-name="P164">25</text:p>
          </table:table-cell>
          <table:table-cell table:style-name="Tabela16.D2" office:value-type="string">
            <text:p text:style-name="P164">64</text:p>
          </table:table-cell>
        </table:table-row>
        <table:table-row>
          <table:table-cell table:style-name="Tabela16.A2" office:value-type="string">
            <text:p text:style-name="P145">Najpierw 5 stron, później po 1, z gzip</text:p>
          </table:table-cell>
          <table:table-cell table:style-name="Tabela16.A2" office:value-type="string">
            <text:p text:style-name="P164">10</text:p>
          </table:table-cell>
          <table:table-cell table:style-name="Tabela16.A2" office:value-type="string">
            <text:p text:style-name="P164">24</text:p>
          </table:table-cell>
          <table:table-cell table:style-name="Tabela16.D2" office:value-type="string">
            <text:p text:style-name="P164">64</text:p>
          </table:table-cell>
        </table:table-row>
        <table:table-row>
          <table:table-cell table:style-name="Tabela16.A2" office:value-type="string">
            <text:p text:style-name="P145">Najpierw 5 stron, później po 2, bez gzip</text:p>
          </table:table-cell>
          <table:table-cell table:style-name="Tabela16.A2" office:value-type="string">
            <text:p text:style-name="P164">9</text:p>
          </table:table-cell>
          <table:table-cell table:style-name="Tabela16.A2" office:value-type="string">
            <text:p text:style-name="P164">18</text:p>
          </table:table-cell>
          <table:table-cell table:style-name="Tabela16.D2" office:value-type="string">
            <text:p text:style-name="P164">43</text:p>
          </table:table-cell>
        </table:table-row>
        <table:table-row>
          <table:table-cell table:style-name="Tabela16.A2" office:value-type="string">
            <text:p text:style-name="P145">Najpierw 5 stron, później po 2, z gzip</text:p>
          </table:table-cell>
          <table:table-cell table:style-name="Tabela16.A2" office:value-type="string">
            <text:p text:style-name="P164">9</text:p>
          </table:table-cell>
          <table:table-cell table:style-name="Tabela16.A2" office:value-type="string">
            <text:p text:style-name="P164">18</text:p>
          </table:table-cell>
          <table:table-cell table:style-name="Tabela16.D2" office:value-type="string">
            <text:p text:style-name="P164">42</text:p>
          </table:table-cell>
        </table:table-row>
        <table:table-row>
          <table:table-cell table:style-name="Tabela16.A2" office:value-type="string">
            <text:p text:style-name="P145">Najpierw 10 stron, później po 1, bez gzip</text:p>
          </table:table-cell>
          <table:table-cell table:style-name="Tabela16.A2" office:value-type="string">
            <text:p text:style-name="P164">5</text:p>
          </table:table-cell>
          <table:table-cell table:style-name="Tabela16.A2" office:value-type="string">
            <text:p text:style-name="P164">5</text:p>
          </table:table-cell>
          <table:table-cell table:style-name="Tabela16.D2" office:value-type="string">
            <text:p text:style-name="P164">50</text:p>
          </table:table-cell>
        </table:table-row>
        <table:table-row>
          <table:table-cell table:style-name="Tabela16.A2" office:value-type="string">
            <text:p text:style-name="P145">Najpierw 10 stron, później po 1, z gzip</text:p>
          </table:table-cell>
          <table:table-cell table:style-name="Tabela16.A2" office:value-type="string">
            <text:p text:style-name="P164">5</text:p>
          </table:table-cell>
          <table:table-cell table:style-name="Tabela16.A2" office:value-type="string">
            <text:p text:style-name="P378">6</text:p>
          </table:table-cell>
          <table:table-cell table:style-name="Tabela16.D2" office:value-type="string">
            <text:p text:style-name="P378">50</text:p>
          </table:table-cell>
        </table:table-row>
        <table:table-row>
          <table:table-cell table:style-name="Tabela16.A2" office:value-type="string">
            <text:p text:style-name="P145">Najpierw 10 stron, później po 2, bez gzip</text:p>
          </table:table-cell>
          <table:table-cell table:style-name="Tabela16.A2" office:value-type="string">
            <text:p text:style-name="P164">5</text:p>
          </table:table-cell>
          <table:table-cell table:style-name="Tabela16.A2" office:value-type="string">
            <text:p text:style-name="P164">6</text:p>
          </table:table-cell>
          <table:table-cell table:style-name="Tabela16.D2" office:value-type="string">
            <text:p text:style-name="P164">42</text:p>
          </table:table-cell>
        </table:table-row>
        <table:table-row>
          <table:table-cell table:style-name="Tabela16.A2" office:value-type="string">
            <text:p text:style-name="P145">Najpierw 10 stron, później po 2, z gzip</text:p>
          </table:table-cell>
          <table:table-cell table:style-name="Tabela16.A2" office:value-type="string">
            <text:p text:style-name="P164">5</text:p>
          </table:table-cell>
          <table:table-cell table:style-name="Tabela16.A2" office:value-type="string">
            <text:p text:style-name="P378">6</text:p>
          </table:table-cell>
          <table:table-cell table:style-name="Tabela16.D2" office:value-type="string">
            <text:p text:style-name="P164">44</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24">Seria 1</text:p>
          </table:table-cell>
          <table:table-cell table:style-name="Tabela17.A1" office:value-type="string">
            <text:p text:style-name="P124">Seria 2</text:p>
          </table:table-cell>
          <table:table-cell table:style-name="Tabela17.D1" office:value-type="string">
            <text:p text:style-name="P124">Seria 3</text:p>
          </table:table-cell>
        </table:table-row>
        <table:table-row>
          <table:table-cell table:style-name="Tabela17.A2" office:value-type="string">
            <text:p text:style-name="P145">Na żądanie, bez gzip</text:p>
          </table:table-cell>
          <table:table-cell table:style-name="Tabela17.A2" office:value-type="string">
            <text:p text:style-name="P165">2537</text:p>
          </table:table-cell>
          <table:table-cell table:style-name="Tabela17.A2" office:value-type="string">
            <text:p text:style-name="P165">3372</text:p>
          </table:table-cell>
          <table:table-cell table:style-name="Tabela17.D2" office:value-type="string">
            <text:p text:style-name="P165">8612</text:p>
          </table:table-cell>
        </table:table-row>
        <table:table-row>
          <table:table-cell table:style-name="Tabela17.A2" office:value-type="string">
            <text:p text:style-name="P145">Na żądanie, z gzip</text:p>
          </table:table-cell>
          <table:table-cell table:style-name="Tabela17.A2" office:value-type="string">
            <text:p text:style-name="P165">2537</text:p>
          </table:table-cell>
          <table:table-cell table:style-name="Tabela17.A2" office:value-type="string">
            <text:p text:style-name="P165">3372</text:p>
          </table:table-cell>
          <table:table-cell table:style-name="Tabela17.D2" office:value-type="string">
            <text:p text:style-name="P165">8536</text:p>
          </table:table-cell>
        </table:table-row>
        <table:table-row>
          <table:table-cell table:style-name="Tabela17.A2" office:value-type="string">
            <text:p text:style-name="P145">Najpierw 5 stron, później po 1, bez gzip</text:p>
          </table:table-cell>
          <table:table-cell table:style-name="Tabela17.A2" office:value-type="string">
            <text:p text:style-name="P165">2538</text:p>
          </table:table-cell>
          <table:table-cell table:style-name="Tabela17.A2" office:value-type="string">
            <text:p text:style-name="P165">3382</text:p>
          </table:table-cell>
          <table:table-cell table:style-name="Tabela17.D2" office:value-type="string">
            <text:p text:style-name="P165">8770</text:p>
          </table:table-cell>
        </table:table-row>
        <table:table-row>
          <table:table-cell table:style-name="Tabela17.A2" office:value-type="string">
            <text:p text:style-name="P145">Najpierw 5 stron, później po 1, z gzip</text:p>
          </table:table-cell>
          <table:table-cell table:style-name="Tabela17.A2" office:value-type="string">
            <text:p text:style-name="P165">2538</text:p>
          </table:table-cell>
          <table:table-cell table:style-name="Tabela17.A2" office:value-type="string">
            <text:p text:style-name="P165">3382</text:p>
          </table:table-cell>
          <table:table-cell table:style-name="Tabela17.D2" office:value-type="string">
            <text:p text:style-name="P165">8539</text:p>
          </table:table-cell>
        </table:table-row>
        <table:table-row>
          <table:table-cell table:style-name="Tabela17.A2" office:value-type="string">
            <text:p text:style-name="P145">Najpierw 5 stron, później po 2, bez gzip</text:p>
          </table:table-cell>
          <table:table-cell table:style-name="Tabela17.A2" office:value-type="string">
            <text:p text:style-name="P165">2540</text:p>
          </table:table-cell>
          <table:table-cell table:style-name="Tabela17.A2" office:value-type="string">
            <text:p text:style-name="P165">3724</text:p>
          </table:table-cell>
          <table:table-cell table:style-name="Tabela17.D2" office:value-type="string">
            <text:p text:style-name="P165">8538</text:p>
          </table:table-cell>
        </table:table-row>
        <table:table-row>
          <table:table-cell table:style-name="Tabela17.A2" office:value-type="string">
            <text:p text:style-name="P145">Najpierw 5 stron, później po 2, z gzip</text:p>
          </table:table-cell>
          <table:table-cell table:style-name="Tabela17.A2" office:value-type="string">
            <text:p text:style-name="P165">2541</text:p>
          </table:table-cell>
          <table:table-cell table:style-name="Tabela17.A2" office:value-type="string">
            <text:p text:style-name="P165">3724</text:p>
          </table:table-cell>
          <table:table-cell table:style-name="Tabela17.D2" office:value-type="string">
            <text:p text:style-name="P165">8538</text:p>
          </table:table-cell>
        </table:table-row>
        <table:table-row>
          <table:table-cell table:style-name="Tabela17.A2" office:value-type="string">
            <text:p text:style-name="P145">Najpierw 10 stron, później po 1, bez gzip</text:p>
          </table:table-cell>
          <table:table-cell table:style-name="Tabela17.A2" office:value-type="string">
            <text:p text:style-name="P165">3377</text:p>
          </table:table-cell>
          <table:table-cell table:style-name="Tabela17.A2" office:value-type="string">
            <text:p text:style-name="P165">3376</text:p>
          </table:table-cell>
          <table:table-cell table:style-name="Tabela17.D2" office:value-type="string">
            <text:p text:style-name="P165">8543</text:p>
          </table:table-cell>
        </table:table-row>
        <table:table-row>
          <table:table-cell table:style-name="Tabela17.A2" office:value-type="string">
            <text:p text:style-name="P145">Najpierw 10 stron, później po 1, z gzip</text:p>
          </table:table-cell>
          <table:table-cell table:style-name="Tabela17.A2" office:value-type="string">
            <text:p text:style-name="P165">3377</text:p>
          </table:table-cell>
          <table:table-cell table:style-name="Tabela17.A2" office:value-type="string">
            <text:p text:style-name="P379">3377</text:p>
          </table:table-cell>
          <table:table-cell table:style-name="Tabela17.D2" office:value-type="string">
            <text:p text:style-name="P379">8542</text:p>
          </table:table-cell>
        </table:table-row>
        <table:table-row>
          <table:table-cell table:style-name="Tabela17.A2" office:value-type="string">
            <text:p text:style-name="P145">Najpierw 10 stron, później po 2, bez gzip</text:p>
          </table:table-cell>
          <table:table-cell table:style-name="Tabela17.A2" office:value-type="string">
            <text:p text:style-name="P165">3377</text:p>
          </table:table-cell>
          <table:table-cell table:style-name="Tabela17.A2" office:value-type="string">
            <text:p text:style-name="P165">3377</text:p>
          </table:table-cell>
          <table:table-cell table:style-name="Tabela17.D2" office:value-type="string">
            <text:p text:style-name="P165">8924</text:p>
          </table:table-cell>
        </table:table-row>
        <table:table-row>
          <table:table-cell table:style-name="Tabela17.A2" office:value-type="string">
            <text:p text:style-name="P145">Najpierw 10 stron, później po 2, z gzip</text:p>
          </table:table-cell>
          <table:table-cell table:style-name="Tabela17.A2" office:value-type="string">
            <text:p text:style-name="P165">3377</text:p>
          </table:table-cell>
          <table:table-cell table:style-name="Tabela17.A2" office:value-type="string">
            <text:p text:style-name="P379">3377</text:p>
          </table:table-cell>
          <table:table-cell table:style-name="Tabela17.D2" office:value-type="string">
            <text:p text:style-name="P165">8848</text:p>
          </table:table-cell>
        </table:table-row>
      </table:table>
      <text:p text:style-name="Table">Tabela <text:sequence text:ref-name="refTable14" text:name="Table" text:formula="ooow:Table+1" style:num-format="1">15</text:sequence>: Liczba pobranych danych [KB]</text:p>
      <text:p text:style-name="P109"/>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24">Seria 1</text:p>
          </table:table-cell>
          <table:table-cell table:style-name="Tabela18.A1" office:value-type="string">
            <text:p text:style-name="P124">Seria 2</text:p>
          </table:table-cell>
          <table:table-cell table:style-name="Tabela18.D1" office:value-type="string">
            <text:p text:style-name="P124">Seria 3</text:p>
          </table:table-cell>
        </table:table-row>
        <table:table-row>
          <table:table-cell table:style-name="Tabela18.A2" office:value-type="string">
            <text:p text:style-name="P145">Na żądanie, bez gzip</text:p>
          </table:table-cell>
          <table:table-cell table:style-name="Tabela18.A2" office:value-type="string">
            <text:p text:style-name="P166">2059</text:p>
          </table:table-cell>
          <table:table-cell table:style-name="Tabela18.A2" office:value-type="string">
            <text:p text:style-name="P166">3509</text:p>
          </table:table-cell>
          <table:table-cell table:style-name="Tabela18.D2" office:value-type="string">
            <text:p text:style-name="P166">18684</text:p>
          </table:table-cell>
        </table:table-row>
        <table:table-row>
          <table:table-cell table:style-name="Tabela18.A2" office:value-type="string">
            <text:p text:style-name="P145">Na żądanie, z gzip</text:p>
          </table:table-cell>
          <table:table-cell table:style-name="Tabela18.A2" office:value-type="string">
            <text:p text:style-name="P166">2059</text:p>
          </table:table-cell>
          <table:table-cell table:style-name="Tabela18.A2" office:value-type="string">
            <text:p text:style-name="P166">3509</text:p>
          </table:table-cell>
          <table:table-cell table:style-name="Tabela18.D2" office:value-type="string">
            <text:p text:style-name="P166">18516</text:p>
          </table:table-cell>
        </table:table-row>
        <table:table-row>
          <table:table-cell table:style-name="Tabela18.A2" office:value-type="string">
            <text:p text:style-name="P145">Najpierw 5 stron, później po 1, bez gzip</text:p>
          </table:table-cell>
          <table:table-cell table:style-name="Tabela18.A2" office:value-type="string">
            <text:p text:style-name="P166">2060</text:p>
          </table:table-cell>
          <table:table-cell table:style-name="Tabela18.A2" office:value-type="string">
            <text:p text:style-name="P166">3518</text:p>
          </table:table-cell>
          <table:table-cell table:style-name="Tabela18.D2" office:value-type="string">
            <text:p text:style-name="P166">18946</text:p>
          </table:table-cell>
        </table:table-row>
        <table:table-row>
          <table:table-cell table:style-name="Tabela18.A2" office:value-type="string">
            <text:p text:style-name="P145">Najpierw 5 stron, później po 1, z gzip</text:p>
          </table:table-cell>
          <table:table-cell table:style-name="Tabela18.A2" office:value-type="string">
            <text:p text:style-name="P166">2060</text:p>
          </table:table-cell>
          <table:table-cell table:style-name="Tabela18.A2" office:value-type="string">
            <text:p text:style-name="P166">3519</text:p>
          </table:table-cell>
          <table:table-cell table:style-name="Tabela18.D2" office:value-type="string">
            <text:p text:style-name="P166">18512</text:p>
          </table:table-cell>
        </table:table-row>
        <table:table-row>
          <table:table-cell table:style-name="Tabela18.A2" office:value-type="string">
            <text:p text:style-name="P145">Najpierw 5 stron, później po 2, bez gzip</text:p>
          </table:table-cell>
          <table:table-cell table:style-name="Tabela18.A2" office:value-type="string">
            <text:p text:style-name="P166">2061</text:p>
          </table:table-cell>
          <table:table-cell table:style-name="Tabela18.A2" office:value-type="string">
            <text:p text:style-name="P166">3873</text:p>
          </table:table-cell>
          <table:table-cell table:style-name="Tabela18.D2" office:value-type="string">
            <text:p text:style-name="P166">18506</text:p>
          </table:table-cell>
        </table:table-row>
        <table:table-row>
          <table:table-cell table:style-name="Tabela18.A2" office:value-type="string">
            <text:p text:style-name="P145">Najpierw 5 stron, później po 2, z gzip</text:p>
          </table:table-cell>
          <table:table-cell table:style-name="Tabela18.A2" office:value-type="string">
            <text:p text:style-name="P166">2062</text:p>
          </table:table-cell>
          <table:table-cell table:style-name="Tabela18.A2" office:value-type="string">
            <text:p text:style-name="P166">3874</text:p>
          </table:table-cell>
          <table:table-cell table:style-name="Tabela18.D2" office:value-type="string">
            <text:p text:style-name="P166">18503</text:p>
          </table:table-cell>
        </table:table-row>
        <table:table-row>
          <table:table-cell table:style-name="Tabela18.A2" office:value-type="string">
            <text:p text:style-name="P145">Najpierw 10 stron, później po 1, bez gzip</text:p>
          </table:table-cell>
          <table:table-cell table:style-name="Tabela18.A2" office:value-type="string">
            <text:p text:style-name="P166">2740</text:p>
          </table:table-cell>
          <table:table-cell table:style-name="Tabela18.A2" office:value-type="string">
            <text:p text:style-name="P166">3511</text:p>
          </table:table-cell>
          <table:table-cell table:style-name="Tabela18.D2" office:value-type="string">
            <text:p text:style-name="P166">18514</text:p>
          </table:table-cell>
        </table:table-row>
        <table:table-row>
          <table:table-cell table:style-name="Tabela18.A2" office:value-type="string">
            <text:p text:style-name="P145">Najpierw 10 stron, później po 1, z gzip</text:p>
          </table:table-cell>
          <table:table-cell table:style-name="Tabela18.A2" office:value-type="string">
            <text:p text:style-name="P166">2704</text:p>
          </table:table-cell>
          <table:table-cell table:style-name="Tabela18.A2" office:value-type="string">
            <text:p text:style-name="P380">3515</text:p>
          </table:table-cell>
          <table:table-cell table:style-name="Tabela18.D2" office:value-type="string">
            <text:p text:style-name="P380">18531</text:p>
          </table:table-cell>
        </table:table-row>
        <table:table-row>
          <table:table-cell table:style-name="Tabela18.A2" office:value-type="string">
            <text:p text:style-name="P145">Najpierw 10 stron, później po 2, bez gzip</text:p>
          </table:table-cell>
          <table:table-cell table:style-name="Tabela18.A2" office:value-type="string">
            <text:p text:style-name="P166">2740</text:p>
          </table:table-cell>
          <table:table-cell table:style-name="Tabela18.A2" office:value-type="string">
            <text:p text:style-name="P166">3512</text:p>
          </table:table-cell>
          <table:table-cell table:style-name="Tabela18.D2" office:value-type="string">
            <text:p text:style-name="P166">19347</text:p>
          </table:table-cell>
        </table:table-row>
        <table:table-row>
          <table:table-cell table:style-name="Tabela18.A2" office:value-type="string">
            <text:p text:style-name="P145">Najpierw 10 stron, później po 2, z gzip</text:p>
          </table:table-cell>
          <table:table-cell table:style-name="Tabela18.A2" office:value-type="string">
            <text:p text:style-name="P166">2704</text:p>
          </table:table-cell>
          <table:table-cell table:style-name="Tabela18.A2" office:value-type="string">
            <text:p text:style-name="P380">3514</text:p>
          </table:table-cell>
          <table:table-cell table:style-name="Tabela18.D2" office:value-type="string">
            <text:p text:style-name="P166">19262</text:p>
          </table:table-cell>
        </table:table-row>
      </table:table>
      <text:p text:style-name="Table">Tabela <text:sequence text:ref-name="refTable15" text:name="Table" text:formula="ooow:Table+1" style:num-format="1">16</text:sequence>: Znormalizowana liczba pobranych danych [KB]</text:p>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24">Seria 1</text:p>
          </table:table-cell>
          <table:table-cell table:style-name="Tabela19.A1" office:value-type="string">
            <text:p text:style-name="P124">Seria 2</text:p>
          </table:table-cell>
          <table:table-cell table:style-name="Tabela19.D1" office:value-type="string">
            <text:p text:style-name="P124">Seria 3</text:p>
          </table:table-cell>
        </table:table-row>
        <table:table-row>
          <table:table-cell table:style-name="Tabela19.A2" office:value-type="string">
            <text:p text:style-name="P147">Czas wykonania testu <text:span text:style-name="T245">podany</text:span> <text:span text:style-name="T245">w minutach</text:span></text:p>
          </table:table-cell>
          <table:table-cell table:style-name="Tabela19.A2" office:value-type="string">
            <text:p text:style-name="P167">74</text:p>
          </table:table-cell>
          <table:table-cell table:style-name="Tabela19.A2" office:value-type="string">
            <text:p text:style-name="P167">58</text:p>
          </table:table-cell>
          <table:table-cell table:style-name="Tabela19.D2" office:value-type="string">
            <text:p text:style-name="P167">28</text:p>
          </table:table-cell>
        </table:table-row>
      </table:table>
      <text:p text:style-name="Table">Tabela <text:sequence text:ref-name="refTable16" text:name="Table" text:formula="ooow:Table+1" style:num-format="1">17</text:sequence>: Czas wykonania pojedynczego testu [<text:span text:style-name="T244">minuta</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24">Seria 1</text:p>
          </table:table-cell>
          <table:table-cell table:style-name="Tabela20.A1" office:value-type="string">
            <text:p text:style-name="P124">Seria 2</text:p>
          </table:table-cell>
          <table:table-cell table:style-name="Tabela20.D1" office:value-type="string">
            <text:p text:style-name="P124">Seria 3</text:p>
          </table:table-cell>
        </table:table-row>
        <table:table-row>
          <table:table-cell table:style-name="Tabela20.A2" office:value-type="string">
            <text:p text:style-name="P145">Na żądanie, bez gzip</text:p>
          </table:table-cell>
          <table:table-cell table:style-name="Tabela20.A2" office:value-type="string">
            <text:p text:style-name="P382">0</text:p>
          </table:table-cell>
          <table:table-cell table:style-name="Tabela20.A2" office:value-type="string">
            <text:p text:style-name="P382">0</text:p>
          </table:table-cell>
          <table:table-cell table:style-name="Tabela20.D2" office:value-type="string">
            <text:p text:style-name="P382">0</text:p>
          </table:table-cell>
        </table:table-row>
        <table:table-row>
          <table:table-cell table:style-name="Tabela20.A2" office:value-type="string">
            <text:p text:style-name="P145">Na żądanie, z gzip</text:p>
          </table:table-cell>
          <table:table-cell table:style-name="Tabela20.A2" office:value-type="string">
            <text:p text:style-name="P381">-1.0075</text:p>
          </table:table-cell>
          <table:table-cell table:style-name="Tabela20.A2" office:value-type="string">
            <text:p text:style-name="P381">1.5176</text:p>
          </table:table-cell>
          <table:table-cell table:style-name="Tabela20.D2" office:value-type="string">
            <text:p text:style-name="P381">1.0797</text:p>
          </table:table-cell>
        </table:table-row>
        <table:table-row>
          <table:table-cell table:style-name="Tabela20.A2" office:value-type="string">
            <text:p text:style-name="P145">Najpierw 5 stron, później po 1, bez gzip</text:p>
          </table:table-cell>
          <table:table-cell table:style-name="Tabela20.A2" office:value-type="string">
            <text:p text:style-name="P381">-47.49</text:p>
          </table:table-cell>
          <table:table-cell table:style-name="Tabela20.A2" office:value-type="string">
            <text:p text:style-name="P381">-13.537</text:p>
          </table:table-cell>
          <table:table-cell table:style-name="Tabela20.D2" office:value-type="string">
            <text:p text:style-name="P381">-16.449</text:p>
          </table:table-cell>
        </table:table-row>
        <table:table-row>
          <table:table-cell table:style-name="Tabela20.A2" office:value-type="string">
            <text:p text:style-name="P145">Najpierw 5 stron, później po 1, z gzip</text:p>
          </table:table-cell>
          <table:table-cell table:style-name="Tabela20.A2" office:value-type="string">
            <text:p text:style-name="P381">-47.293</text:p>
          </table:table-cell>
          <table:table-cell table:style-name="Tabela20.A2" office:value-type="string">
            <text:p text:style-name="P381">-15.829</text:p>
          </table:table-cell>
          <table:table-cell table:style-name="Tabela20.D2" office:value-type="string">
            <text:p text:style-name="P381">-17.56</text:p>
          </table:table-cell>
        </table:table-row>
        <table:table-row>
          <table:table-cell table:style-name="Tabela20.A2" office:value-type="string">
            <text:p text:style-name="P145">Najpierw 5 stron, później po 2, bez gzip</text:p>
          </table:table-cell>
          <table:table-cell table:style-name="Tabela20.A2" office:value-type="string">
            <text:p text:style-name="P381">-50.512</text:p>
          </table:table-cell>
          <table:table-cell table:style-name="Tabela20.A2" office:value-type="string">
            <text:p text:style-name="P381">-32.977</text:p>
          </table:table-cell>
          <table:table-cell table:style-name="Tabela20.D2" office:value-type="string">
            <text:p text:style-name="P381">-41.615</text:p>
          </table:table-cell>
        </table:table-row>
        <table:table-row>
          <table:table-cell table:style-name="Tabela20.A2" office:value-type="string">
            <text:p text:style-name="P145">Najpierw 5 stron, później po 2, z gzip</text:p>
          </table:table-cell>
          <table:table-cell table:style-name="Tabela20.A2" office:value-type="string">
            <text:p text:style-name="P381">-50.106</text:p>
          </table:table-cell>
          <table:table-cell table:style-name="Tabela20.A2" office:value-type="string">
            <text:p text:style-name="P381">-33.361</text:p>
          </table:table-cell>
          <table:table-cell table:style-name="Tabela20.D2" office:value-type="string">
            <text:p text:style-name="P381">-43.029</text:p>
          </table:table-cell>
        </table:table-row>
        <table:table-row>
          <table:table-cell table:style-name="Tabela20.A2" office:value-type="string">
            <text:p text:style-name="P145">Najpierw 10 stron, później po 1, bez gzip</text:p>
          </table:table-cell>
          <table:table-cell table:style-name="Tabela20.A2" office:value-type="string">
            <text:p text:style-name="P381">-67.818</text:p>
          </table:table-cell>
          <table:table-cell table:style-name="Tabela20.A2" office:value-type="string">
            <text:p text:style-name="P381">-71.637</text:p>
          </table:table-cell>
          <table:table-cell table:style-name="Tabela20.D2" office:value-type="string">
            <text:p text:style-name="P381">-33.197</text:p>
          </table:table-cell>
        </table:table-row>
        <table:table-row>
          <table:table-cell table:style-name="Tabela20.A2" office:value-type="string">
            <text:p text:style-name="P145">Najpierw 10 stron, później po 1, z gzip</text:p>
          </table:table-cell>
          <table:table-cell table:style-name="Tabela20.A2" office:value-type="string">
            <text:p text:style-name="P381">-67.445</text:p>
          </table:table-cell>
          <table:table-cell table:style-name="Tabela20.A2" office:value-type="string">
            <text:p text:style-name="P383">-69.895</text:p>
          </table:table-cell>
          <table:table-cell table:style-name="Tabela20.D2" office:value-type="string">
            <text:p text:style-name="P383">-33.288</text:p>
          </table:table-cell>
        </table:table-row>
        <table:table-row>
          <table:table-cell table:style-name="Tabela20.A2" office:value-type="string">
            <text:p text:style-name="P145">Najpierw 10 stron, później po 2, bez gzip</text:p>
          </table:table-cell>
          <table:table-cell table:style-name="Tabela20.A2" office:value-type="string">
            <text:p text:style-name="P381">-68.019</text:p>
          </table:table-cell>
          <table:table-cell table:style-name="Tabela20.A2" office:value-type="string">
            <text:p text:style-name="P381">-70.682</text:p>
          </table:table-cell>
          <table:table-cell table:style-name="Tabela20.D2" office:value-type="string">
            <text:p text:style-name="P381">-42.539</text:p>
          </table:table-cell>
        </table:table-row>
        <table:table-row>
          <table:table-cell table:style-name="Tabela20.A2" office:value-type="string">
            <text:p text:style-name="P145">Najpierw 10 stron, później po 2, z gzip</text:p>
          </table:table-cell>
          <table:table-cell table:style-name="Tabela20.A2" office:value-type="string">
            <text:p text:style-name="P381">-67.446</text:p>
          </table:table-cell>
          <table:table-cell table:style-name="Tabela20.A2" office:value-type="string">
            <text:p text:style-name="P383">-69.9</text:p>
          </table:table-cell>
          <table:table-cell table:style-name="Tabela20.D2" office:value-type="string">
            <text:p text:style-name="P381">-40.424</text:p>
          </table:table-cell>
        </table:table-row>
      </table:table>
      <text:p text:style-name="Table">Tabela <text:sequence text:ref-name="refTable17" text:name="Table" text:formula="ooow:Table+1" style:num-format="1">18</text:sequence>: Wpływ zastosowanej strategii pobierania danych na zużycie energii [%]</text:p>
      <text:p text:style-name="P109"/>
      <text:h text:style-name="P372" text:outline-level="3"><text:bookmark-start text:name="__RefHeading__5764_827020684"/>4.4.3. Wpływ kompresji metodą gzip na rozmiar danych<text:bookmark-end text:name="__RefHeading__5764_827020684"/></text:h>
      <text:p text:style-name="P110"/>
      <text:p text:style-name="P112"><text:tab/><text:span text:style-name="T227">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110"/>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25">OLX</text:p>
          </table:table-cell>
          <table:covered-table-cell/>
          <table:covered-table-cell/>
          <table:table-cell table:style-name="Tabela10.E1" table:number-columns-spanned="3" office:value-type="string">
            <text:p text:style-name="P125">iCarWash</text:p>
          </table:table-cell>
          <table:covered-table-cell/>
          <table:covered-table-cell/>
        </table:table-row>
        <table:table-row>
          <table:covered-table-cell/>
          <table:table-cell table:style-name="Tabela10.B2" office:value-type="string">
            <text:p text:style-name="P125">Minimum</text:p>
          </table:table-cell>
          <table:table-cell table:style-name="Tabela10.B2" office:value-type="string">
            <text:p text:style-name="P125">Maksimum</text:p>
          </table:table-cell>
          <table:table-cell table:style-name="Tabela10.B2" office:value-type="string">
            <text:p text:style-name="P125">Średnia</text:p>
          </table:table-cell>
          <table:table-cell table:style-name="Tabela10.B2" office:value-type="string">
            <text:p text:style-name="P125">Minimum</text:p>
          </table:table-cell>
          <table:table-cell table:style-name="Tabela10.B2" office:value-type="string">
            <text:p text:style-name="P125">Maksimum</text:p>
          </table:table-cell>
          <table:table-cell table:style-name="Tabela10.G2" office:value-type="string">
            <text:p text:style-name="P125">Średnia</text:p>
          </table:table-cell>
        </table:table-row>
        <table:table-row>
          <table:table-cell table:style-name="Tabela10.B2" office:value-type="string">
            <text:p text:style-name="P143">Bez kompresji</text:p>
          </table:table-cell>
          <table:table-cell table:style-name="Tabela10.B2" office:value-type="string">
            <text:p text:style-name="P149">23.8 [KB]</text:p>
          </table:table-cell>
          <table:table-cell table:style-name="Tabela10.B2" office:value-type="string">
            <text:p text:style-name="P150">36.3 [KB]</text:p>
          </table:table-cell>
          <table:table-cell table:style-name="Tabela10.B2" office:value-type="string">
            <text:p text:style-name="P150">32.1 [KB]</text:p>
          </table:table-cell>
          <table:table-cell table:style-name="Tabela10.B2" office:value-type="string">
            <text:p text:style-name="P150">0.2 [KB]</text:p>
          </table:table-cell>
          <table:table-cell table:style-name="Tabela10.B2" office:value-type="string">
            <text:p text:style-name="P150">2.2 [KB]</text:p>
          </table:table-cell>
          <table:table-cell table:style-name="Tabela10.G2" office:value-type="string">
            <text:p text:style-name="P150">1.2 [KB]</text:p>
          </table:table-cell>
        </table:table-row>
        <table:table-row>
          <table:table-cell table:style-name="Tabela10.B2" office:value-type="string">
            <text:p text:style-name="P143">Z kompresją</text:p>
          </table:table-cell>
          <table:table-cell table:style-name="Tabela10.B2" office:value-type="string">
            <text:p text:style-name="P149">7.0 [KB]</text:p>
          </table:table-cell>
          <table:table-cell table:style-name="Tabela10.B2" office:value-type="string">
            <text:p text:style-name="P150">10.8 [KB]</text:p>
          </table:table-cell>
          <table:table-cell table:style-name="Tabela10.B2" office:value-type="string">
            <text:p text:style-name="P150">9.3 [KB]</text:p>
          </table:table-cell>
          <table:table-cell table:style-name="Tabela10.B2" office:value-type="string">
            <text:p text:style-name="P150">0.2 [KB]</text:p>
          </table:table-cell>
          <table:table-cell table:style-name="Tabela10.B2" office:value-type="string">
            <text:p text:style-name="P150">0.7 [KB]</text:p>
          </table:table-cell>
          <table:table-cell table:style-name="Tabela10.G2" office:value-type="string">
            <text:p text:style-name="P150">0.5 [KB]</text:p>
          </table:table-cell>
        </table:table-row>
        <table:table-row>
          <table:table-cell table:style-name="Tabela10.B2" office:value-type="string">
            <text:p text:style-name="P142">Różnica</text:p>
          </table:table-cell>
          <table:table-cell table:style-name="Tabela10.B2" office:value-type="string">
            <text:p text:style-name="P149">16.8 [KB]</text:p>
          </table:table-cell>
          <table:table-cell table:style-name="Tabela10.B2" office:value-type="string">
            <text:p text:style-name="P151">25.5 [KB]</text:p>
          </table:table-cell>
          <table:table-cell table:style-name="Tabela10.B2" office:value-type="string">
            <text:p text:style-name="P151">22.8 [KB]</text:p>
          </table:table-cell>
          <table:table-cell table:style-name="Tabela10.B2" office:value-type="string">
            <text:p text:style-name="P151">0.0 [KB]</text:p>
          </table:table-cell>
          <table:table-cell table:style-name="Tabela10.B2" office:value-type="string">
            <text:p text:style-name="P151">1.7 [KB]</text:p>
          </table:table-cell>
          <table:table-cell table:style-name="Tabela10.G2" office:value-type="string">
            <text:p text:style-name="P151">0.7 [KB]</text:p>
          </table:table-cell>
        </table:table-row>
        <table:table-row>
          <table:table-cell table:style-name="Tabela10.B2" office:value-type="string">
            <text:p text:style-name="P142">Względnie</text:p>
          </table:table-cell>
          <table:table-cell table:style-name="Tabela10.B2" office:value-type="string">
            <text:p text:style-name="P149">70.6 [%]</text:p>
          </table:table-cell>
          <table:table-cell table:style-name="Tabela10.B2" office:value-type="string">
            <text:p text:style-name="P152">70.2 [%]</text:p>
          </table:table-cell>
          <table:table-cell table:style-name="Tabela10.B2" office:value-type="string">
            <text:p text:style-name="P152">71.0 [%]</text:p>
          </table:table-cell>
          <table:table-cell table:style-name="Tabela10.B2" office:value-type="string">
            <text:p text:style-name="P152">0.0 [%]</text:p>
          </table:table-cell>
          <table:table-cell table:style-name="Tabela10.B2" office:value-type="string">
            <text:p text:style-name="P152">68.2 [%]</text:p>
          </table:table-cell>
          <table:table-cell table:style-name="Tabela10.G2" office:value-type="string">
            <text:p text:style-name="P152">61.0 [%]</text:p>
          </table:table-cell>
        </table:table-row>
      </table:table>
      <text:p text:style-name="Table">Tabela <text:sequence text:ref-name="refTable18" text:name="Table" text:formula="ooow:Table+1" style:num-format="1">19</text:sequence>: Liczba danych wysyłana podczas jednego żądania</text:p>
      <text:p text:style-name="P110"/>
      <text:p text:style-name="P111"><text:tab/><text:span text:style-name="T228">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157"/>
          </table:table-cell>
          <table:table-cell table:style-name="Tabela11.A1" table:number-columns-spanned="2" office:value-type="string">
            <text:p text:style-name="P126">OLX</text:p>
          </table:table-cell>
          <table:covered-table-cell/>
          <table:table-cell table:style-name="Tabela11.D1" office:value-type="string">
            <text:p text:style-name="P126">iCarWash</text:p>
          </table:table-cell>
        </table:table-row>
        <table:table-row>
          <table:covered-table-cell/>
          <table:table-cell table:style-name="Tabela11.B2" office:value-type="string">
            <text:p text:style-name="P126">5 stron</text:p>
          </table:table-cell>
          <table:table-cell table:style-name="Tabela11.B2" office:value-type="string">
            <text:p text:style-name="P126">10 stron</text:p>
          </table:table-cell>
          <table:table-cell table:style-name="Tabela11.D2" office:value-type="string">
            <text:p text:style-name="P126">Wszystkie strony</text:p>
          </table:table-cell>
        </table:table-row>
        <table:table-row>
          <table:table-cell table:style-name="Tabela11.B2" office:value-type="string">
            <text:p text:style-name="P144">Bez kompresji</text:p>
          </table:table-cell>
          <table:table-cell table:style-name="Tabela11.B2" office:value-type="string">
            <text:p text:style-name="P149">177.0 [KB]</text:p>
          </table:table-cell>
          <table:table-cell table:style-name="Tabela11.B2" office:value-type="string">
            <text:p text:style-name="P153">331.0 [KB]</text:p>
          </table:table-cell>
          <table:table-cell table:style-name="Tabela11.D2" office:value-type="string">
            <text:p text:style-name="P153">32.7 [KB]</text:p>
          </table:table-cell>
        </table:table-row>
        <table:table-row>
          <table:table-cell table:style-name="Tabela11.B2" office:value-type="string">
            <text:p text:style-name="P144">Z kompresją</text:p>
          </table:table-cell>
          <table:table-cell table:style-name="Tabela11.B2" office:value-type="string">
            <text:p text:style-name="P149">40.9 [KB]</text:p>
          </table:table-cell>
          <table:table-cell table:style-name="Tabela11.B2" office:value-type="string">
            <text:p text:style-name="P154">75.7 [KB]</text:p>
          </table:table-cell>
          <table:table-cell table:style-name="Tabela11.D2" office:value-type="string">
            <text:p text:style-name="P154">4.0 [KB]</text:p>
          </table:table-cell>
        </table:table-row>
        <table:table-row>
          <table:table-cell table:style-name="Tabela11.B2" office:value-type="string">
            <text:p text:style-name="P144">Różnica</text:p>
          </table:table-cell>
          <table:table-cell table:style-name="Tabela11.B2" office:value-type="string">
            <text:p text:style-name="P149">136.1 [KB]</text:p>
          </table:table-cell>
          <table:table-cell table:style-name="Tabela11.B2" office:value-type="string">
            <text:p text:style-name="P155">255.3 [KB]</text:p>
          </table:table-cell>
          <table:table-cell table:style-name="Tabela11.D2" office:value-type="string">
            <text:p text:style-name="P155">28.7 [KB]</text:p>
          </table:table-cell>
        </table:table-row>
        <table:table-row>
          <table:table-cell table:style-name="Tabela11.B2" office:value-type="string">
            <text:p text:style-name="P144">Względnie</text:p>
          </table:table-cell>
          <table:table-cell table:style-name="Tabela11.B2" office:value-type="string">
            <text:p text:style-name="P149">76.9 [%]</text:p>
          </table:table-cell>
          <table:table-cell table:style-name="Tabela11.B2" office:value-type="string">
            <text:p text:style-name="P156">77.1 [%]</text:p>
          </table:table-cell>
          <table:table-cell table:style-name="Tabela11.D2" office:value-type="string">
            <text:p text:style-name="P156">87.8 [%]</text:p>
          </table:table-cell>
        </table:table-row>
      </table:table>
      <text:p text:style-name="Table">Tabela <text:sequence text:ref-name="refTable19" text:name="Table" text:formula="ooow:Table+1" style:num-format="1">20</text:sequence>: Rozmiar połączonych danych</text:p>
      <text:p text:style-name="P111"/>
      <text:p text:style-name="P113"><text:tab/><text:span text:style-name="T229">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29">http://jsonlint.com/</text:span></text:a><text:span text:style-name="T229"> | 2016-05-27].</text:span></text:p>
      <text:h text:style-name="P390" text:outline-level="1"><text:bookmark-start text:name="__RefHeading__4075_530245620"/>5. Wnioski<text:bookmark-end text:name="__RefHeading__4075_530245620"/></text:h>
      <text:p text:style-name="P18"/>
      <text:p text:style-name="P18"><text:tab/><text:span text:style-name="T232">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8"><text:tab/><text:span text:style-name="T233">Hipoteza brzmi, że nieoptymalna komunikacja sieciowa ma wpływ na szybsze zużycie baterii urządzenia mobilnego. Chodzi konkretniej o komunikację przy użyciu radia komórkowego,</text:span></text:p>
      <text:p text:style-name="P25">przy której jest ona bardziej kosztowna patrząc z perspektywy zużycia baterii (i finansowym, o czym później). <text:span text:style-name="T234">Chodziło o zweryfikowanie tej hipotezy metodą „chałupniczą”. Miało to swoje cele. Jednym z nich przestawia zdanie autora w tej kwestii: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26"><text:tab/><text:span text:style-name="T235">Następne podrozdziały przestawiają bardziej szczegółowo same obserwacje, wyciągnięte na ich podstawie wnioski, oraz sugestie autora dotyczące kierunku możliwej optymalizacji.</text:span></text:p>
      <text:p text:style-name="P18"/>
      <text:h text:style-name="Heading_20_2" text:outline-level="2">5.1. <text:span text:style-name="T236">Wnioski ogólne</text:span></text:h>
      <text:p text:style-name="P18"/>
      <text:p text:style-name="P19"><text:tab/><text:span text:style-name="T237">Z wyników widać, że sposób w jaki dane są pobierane przez aplikację, ma wpływ na zużycie energii urządzenia. Faktem jest również, że kompresja zmniejsza rozmiar danych. Ktoś może powiedzieć, że to są oczywistości, które nie wymagają ponownego potwierdzania. Autor się z tym zgadza. Nie był jednak świadomy zysku pochodzącego z kompresji danych typu JSON. Należy to podkreślić, ponad 50% zysk w redukcji objętości danych. Nie jest on jednak darmowy. Urządzenie musi wykonać dodatkową pracę związaną z dekompresją. W skrajnych przypadkach, gdzie rozmiar danych jest niewielki, kompresja może wpłynąć negatywnie. </text:span></text:p>
      <text:p text:style-name="P209"><text:tab/>Korzystając z odpowiednich bibliotek i standardów otrzymujemy tę funkcjonalność bez konieczności zastanawiania się nad tym. Przykładowo wykorzystana biblioteka Volley załatwia kwestie tego typu automatycznie, przez co zapominamy o tym. Należy jednak pamiętać o drugim końcu równania. Jeżeli serwer nie jest w stanie odesłać skompresowanej odpowiedzi to nie wykorzystamy tych benefitów. Wsparcie dla tej funkcji w ówczesnych czasach jest w standardzie „out of the box”. Pamiętajmy jednak, aby to zweryfikować. Biblioteki abstrahują tę warstwę komunikacji, więc możemy w łatwo nie zauważyć braku tej funkcji.</text:p>
      <text:p text:style-name="P18"><text:tab/><text:span text:style-name="T238">Sama kompresja daje dobre efekty, jednak nie powinniśmy polegać wyłącznie na tym. Autor będąc jednocześnie twórcą aplikacji iCarWash poddawanej testom nie zdawał sobie sprawy<text:line-break/></text:span><text:soft-page-break/><text:span text:style-name="T238">z niektórych wielkości. Przykładem niech będzie komplet danych dla wersji demo. Po skompresowaniu 4KB! Oczywiście nie jest to maksimum, jednak z doświadczeń autora wartość pośrodku. Nie badając aplikacji pod tym kątem nawet nie pomyślał o konsekwencjach podejścia klasycznie przeglądarkowego, tzw. AJAX. O ile w przeglądarce na maszynie stacjonarnej podpiętej do zasilania i nieograniczonym łączem jest to rozwiązanie dość dopasowane, na urządzeniu mobilnym już niekoniecznie.</text:span></text:p>
      <text:p text:style-name="P18"><text:tab/><text:span text:style-name="T239">Dalej w tym rozdziel autor postara się przedstawić wnioski i zalecenia per aplikacja oraz punkty podsumowujące / kontrolne, które jego zdaniem należy sprawdzić przed upublicznieniem aplikacji.</text:span></text:p>
      <text:p text:style-name="P18"/>
      <text:h text:style-name="P401" text:outline-level="2">5.2. Wnioski dla iCarWash</text:h>
      <text:p text:style-name="P115"/>
      <text:p text:style-name="P115"><text:tab/><text:span text:style-name="T240">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115"><text:tab/><text:span text:style-name="T241">Dla tak niewielkiego zbioru danych autor postanowił zastosować następujące podejście,</text:span></text:p>
      <text:list xml:id="list4453651130628379711" text:style-name="L45">
        <text:list-item>
          <text:p text:style-name="P323">przy początkowym braku danych, pobieramy wszystko w jednej paczce <text:span text:style-name="T242">(koszty niewielkie, czas też),</text:span></text:p>
        </text:list-item>
        <text:list-item>
          <text:p text:style-name="P324">znamy czas ostatniej aktualizacji,</text:p>
        </text:list-item>
        <text:list-item>
          <text:p text:style-name="P324">zamiast odpytywać regularnie korzystamy z mechanizmu typu GCM,<text:line-break/>w momencie gdy aplikacja wraca do stanu aktywności / dostaje informacje o nowych danych<text:line-break/>i je pobiera. <text:span text:style-name="T246">Nie musi przy tym wiedzieć co uległo zmianie. Podaje czas ostatniej aktualizacji a serwer odsyła komplet danych, który uległ od tego czasu zmianie.</text:span></text:p>
        </text:list-item>
      </text:list>
      <text:p text:style-name="P116"/>
      <text:p text:style-name="P117"><text:tab/><text:span text:style-name="T243">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ponowne zareklamowanie protokołu HTTP (teraz pod inną nazwą).</text:span></text:p>
      <text:p text:style-name="P117"/>
      <text:h text:style-name="P414" text:outline-level="2">5.3. Wnioski dla OLX</text:h>
      <text:p text:style-name="P18"/>
      <text:p text:style-name="P20"><text:tab/><text:span text:style-name="T247">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20"><text:tab/><text:span text:style-name="T248">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18"><text:tab/><text:span text:style-name="T249">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18"/>
      <text:p text:style-name="P18"/>
      <text:p text:style-name="P18"/>
      <text:h text:style-name="P402" text:outline-level="2">5.4. Podsumowanie</text:h>
      <text:p text:style-name="P119"><text:tab/><text:span text:style-name="T250">Autor w tym rozdziale chciał podsumować wnioski jakich dokonał w trakcie pisania tej pracy. Chciałby zawrzeć je w postaci listy wskazówek, tak aby ktoś, kto zainteresuje się tematem mógł stwierdzić, czy jego aplikacja podlega tym kryteriom. Patrząc na te punkty wiedział na co należy zwrócić uwagę i czy w jego przypadku ma to sens.</text:span></text:p>
      <text:list xml:id="list3898065924294017227" text:style-name="L46">
        <text:list-item>
          <text:p text:style-name="P325"><text:span text:style-name="T251">k</text:span>omunikacja sieciowa ma wpływ na zużycie baterii urządzenia,</text:p>
        </text:list-item>
        <text:list-item>
          <text:p text:style-name="P325">jednak nie w każdym przypadku należy się tym przejmować:</text:p>
          <text:list>
            <text:list-item>
              <text:p text:style-name="P325">jeżeli użytkownicy spędzają w aplikacji niewiele czasu to nie ma sensu poświęcać dużo czasu te zagadnienie. Przez niewiele autor ma na myśli czas w ciągu doby nie przekraczający trzydziestu minut,</text:p>
            </text:list-item>
            <text:list-item>
              <text:p text:style-name="P326">jeżeli użytkownicy spędzają czas w aplikacji w sesjach trwających 15 minut i dłużej, lub łączny czas w ciągu doby liczony jest w godzinach, to optymalizacja może mieć znaczenie dla użytkownika,</text:p>
            </text:list-item>
          </text:list>
        </text:list-item>
        <text:list-item>
          <text:p text:style-name="P326"><text:span text:style-name="T251">pamiętajmy o zachowaniu równowagi podczas pobierania danych. Nie zmuszajmy użytkownika nieświadomie do pobierania dużej liczby danych, których nie wykorzysta.<text:line-break/>Prędzej zauważy większe rachunki za transfer danych niż doceni 1% naładowania baterii zaoszczędzony tym kosztem. Pomyślmy nad mechanizmem weryfikacji ile z pobranych </text:span><text:soft-page-break/><text:span text:style-name="T251">danych użytkownik tak naprawdę wykorzystał,</text:span></text:p>
        </text:list-item>
        <text:list-item>
          <text:p text:style-name="P327">kolejkujmy żądania sieciowe nie zainicjowane przez użytkownika. Odwlekajmy je w czasie jak najbardziej to możliwe, np. do czasu żądania zaczętego przez użytkownika, po upływie kilku minut, lub podczas zamykania / ponownego uruchamiania aplikacji,</text:p>
        </text:list-item>
        <text:list-item>
          <text:p text:style-name="P328">jeżeli pobieramy dane zawczasu pamiętajmy aby nie cierpiało na tym doświadczenie użytkownika z aplikacjom. Nie każmy mu czekać zbyt długo,</text:p>
        </text:list-item>
        <text:list-item>
          <text:p text:style-name="P329">pamiętajmy też o różnych technologiach w jakich telefon może pracować, należałoby adaptować strategię w zależności technologii. Szybsze pozwalają nam pobrać więcej danych w tym samym czasie co wolniejsze. Miejmy to też na uwadze,</text:p>
        </text:list-item>
        <text:list-item>
          <text:p text:style-name="P330">projektując API dla urządzeń mobilnych nie róbmy kopii 1:1 jego zachowania do tego przeznaczonego dla przeglądarki, starajmy się minimalizować ilość potrzebnych żądań przy zachowaniu rozsądnej ich wielkości,</text:p>
        </text:list-item>
        <text:list-item>
          <text:p text:style-name="P330">stosujmy kompresję zawartości oraz wykorzystujmy zachowania zdefiniowane dla protokołu HTTP/1.1. [<text:a xlink:type="simple" xlink:href="https://www.w3.org/Protocols/rfc2616/rfc2616-sec10.html">https://www.w3.org/Protocols/rfc2616/rfc2616-sec10.html</text:a> | 2016-05-27]<text:line-break/>Przykładem niech będą kody 204 No Content lub 305 Not Modified.</text:p>
        </text:list-item>
      </text:list>
      <text:p text:style-name="P120"/>
      <text:p text:style-name="P120"><text:tab/><text:span text:style-name="T252">Wymienione podpunkty są tylko propozycjami składanymi przez autora, nie są na pewno możliwe do zaadoptowania w każdym przypadku. Unikajmy mikrooptymalizacji, zanim zaczniemy refaktoryzować kod zmierzmy czy warto. Pamiętajmy o tym, że ostatecznym beneficjentem naszych optymalizacji powinien być użytkownik naszej aplikacji. </text:span></text:p>
      <text:h text:style-name="P391" text:outline-level="1">6. Opis zawartości repozytorium kodu dostarczonego wraz z pracą</text:h>
      <text:p text:style-name="P215"/>
      <text:h text:style-name="P387" text:outline-level="1"/>
      <text:h text:style-name="P387" text:outline-level="1"><text:span text:style-name="T274">7</text:span>. Bibliografia</text:h>
      <text:p text:style-name="P214"/>
      <text:p text:style-name="P220">a. film youtube</text:p>
      <text:p text:style-name="P220">b. prezentacje</text:p>
      <text:p text:style-name="P220">c.</text:p>
      <text:p text:style-name="P220">d.</text:p>
      <text:p text:style-name="P178"><text:span text:style-name="T6">x. </text:span><text:span text:style-name="T4">Raport firmy AVG ze strony </text:span><text:a xlink:type="simple" xlink:href="http://now.avg.com/wp-content/uploads/2015/02/avg_android_app_performance_report_q4_2014.pdf"><text:span text:style-name="T5">http://now.avg.com/wp-content/uploads/2015/02/avg_android_app_performance_report_q4_2014.pdf</text:span></text:a><text:span text:style-name="T5"><text:line-break/>dostęp z dnia 2016-03-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6</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134</meta:editing-cycles>
    <meta:editing-duration>P5DT8H44M36S</meta:editing-duration>
    <dc:date>2016-05-28T17:25:59.016244886</dc:date>
    <meta:printed-by>M R</meta:printed-by>
    <meta:print-date>2012-09-14T13:32:12.93</meta:print-date>
    <meta:document-statistic meta:table-count="20" meta:image-count="14" meta:object-count="0" meta:page-count="66" meta:paragraph-count="1123" meta:word-count="13305" meta:character-count="95686" meta:non-whitespace-character-count="83038"/>
    <meta:user-defined meta:name="Info 1"/>
    <meta:user-defined meta:name="Info 2"/>
    <meta:user-defined meta:name="Info 3"/>
    <meta:user-defined meta:name="Info 4"/>
  </office:meta>
</office:document-meta>
</file>